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 style:list-style-name="L1">
      <style:paragraph-properties fo:line-height="100%" fo:text-align="start" style:justify-single-word="false" style:text-autospace="none"/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 style:text-autospace="none"/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00%" fo:text-align="justify" style:justify-single-word="false" style:text-autospace="non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80" style:font-name="Helvetica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Developer Manual</text:p>
      <text:p text:style-name="P7">1. Overview</text:p>
      <text:p text:style-name="P5"/>
      <text:p text:style-name="P6">This documentation will enable the developer to customize and improve the system with ease.</text:p>
      <text:p text:style-name="P6"/>
      <text:p text:style-name="P6">This covers customization of the Ant build script, theme, internationalization, images, database schema and the file listing.</text:p>
      <text:p text:style-name="P7">2. Ant Build Script</text:p>
      <text:p text:style-name="P5"/>
      <text:p text:style-name="P6">The developer can modify the openmpis/build.xml file. Some targets are listed which can be overwritten.</text:p>
      <text:p text:style-name="P6"/>
      <text:p text:style-name="P12">&lt;?xml version="1.0" encoding="UTF-8"?&gt;</text:p>
      <text:p text:style-name="P12">&lt;!-- You may freely edit this file. See commented blocks below for --&gt;</text:p>
      <text:p text:style-name="P12">&lt;!-- some examples of how to customize the build. --&gt;</text:p>
      <text:p text:style-name="P12">&lt;!-- (If you delete it and reopen the project it will be recreated.) --&gt;</text:p>
      <text:p text:style-name="P12">&lt;project name="openmpis" default="default" basedir="."&gt;</text:p>
      <text:p text:style-name="P12"><text:s text:c="4"/>&lt;description&gt;Builds, tests, and runs the project OpenMPIS.&lt;/description&gt;</text:p>
      <text:p text:style-name="P12"><text:s text:c="4"/>&lt;import file="nbproject/build-impl.xml"/&gt;</text:p>
      <text:p text:style-name="P12"><text:s text:c="4"/>&lt;!--</text:p>
      <text:p text:style-name="P12"/>
      <text:p text:style-name="P12"><text:s text:c="4"/>There exist several targets which are by default empty and which can be </text:p>
      <text:p text:style-name="P12"><text:s text:c="4"/>used for execution of your tasks. These targets are usually executed </text:p>
      <text:p text:style-name="P12"><text:s text:c="4"/>before and after some main targets. They are: </text:p>
      <text:p text:style-name="P12"/>
      <text:p text:style-name="P12"><text:s text:c="6"/>-pre-init: <text:s text:c="16"/>called before initialization of project properties </text:p>
      <text:p text:style-name="P12"><text:s text:c="6"/>-post-init: <text:s text:c="15"/>called after initialization of project properties </text:p>
      <text:p text:style-name="P12"><text:s text:c="6"/>-pre-compile: <text:s text:c="13"/>called before javac compilation </text:p>
      <text:p text:style-name="P12"><text:s text:c="6"/>-post-compile: <text:s text:c="12"/>called after javac compilation </text:p>
      <text:p text:style-name="P12"><text:s text:c="6"/>-pre-compile-single: <text:s text:c="6"/>called before javac compilation of single file</text:p>
      <text:p text:style-name="P12"><text:s text:c="6"/>-post-compile-single: <text:s text:c="5"/>called after javac compilation of single file</text:p>
      <text:p text:style-name="P12"><text:s text:c="6"/>-pre-compile-test: <text:s text:c="8"/>called before javac compilation of JUnit tests</text:p>
      <text:p text:style-name="P12"><text:s text:c="6"/>-post-compile-test: <text:s text:c="7"/>called after javac compilation of JUnit tests</text:p>
      <text:p text:style-name="P12"><text:s text:c="6"/>-pre-compile-test-single: <text:s/>called before javac compilation of single JUnit test</text:p>
      <text:p text:style-name="P12"><text:s text:c="6"/>-post-compile-test-single: called after javac compilation of single JUunit test</text:p>
      <text:p text:style-name="P12"><text:s text:c="6"/>-pre-dist: <text:s text:c="16"/>called before archive building </text:p>
      <text:p text:style-name="P12"><text:s text:c="6"/>-post-dist: <text:s text:c="15"/>called after archive building </text:p>
      <text:p text:style-name="P12"><text:s text:c="6"/>-post-clean: <text:s text:c="14"/>called after cleaning build products </text:p>
      <text:p text:style-name="P12"><text:s text:c="6"/>-pre-run-deploy: <text:s text:c="10"/>called before deploying</text:p>
      <text:p text:style-name="P12"><text:s text:c="6"/>-post-run-deploy: <text:s text:c="9"/>called after deploying</text:p>
      <text:p text:style-name="P12"/>
      <text:p text:style-name="P12"><text:s text:c="4"/>Example of pluging an obfuscator after the compilation could look like </text:p>
      <text:p text:style-name="P12"/>
      <text:p text:style-name="P12"><text:s text:c="8"/>&lt;target name="-post-compile"&gt;</text:p>
      <text:p text:style-name="P12"><text:s text:c="12"/>&lt;obfuscate&gt;</text:p>
      <text:p text:style-name="P12"><text:s text:c="16"/>&lt;fileset dir="${build.classes.dir}"/&gt;</text:p>
      <text:p text:style-name="P12"><text:s text:c="12"/>&lt;/obfuscate&gt;</text:p>
      <text:p text:style-name="P12"><text:s text:c="8"/>&lt;/target&gt;</text:p>
      <text:p text:style-name="P12"/>
      <text:p text:style-name="P12"><text:s text:c="4"/>For list of available properties check the imported </text:p>
      <text:p text:style-name="P12"><text:s text:c="4"/>nbproject/build-impl.xml file. </text:p>
      <text:p text:style-name="P12"/>
      <text:p text:style-name="P12"/>
      <text:p text:style-name="P12"><text:s text:c="4"/>Other way how to customize the build is by overriding existing main targets.</text:p>
      <text:p text:style-name="P12"><text:s text:c="4"/>The target of interest are: </text:p>
      <text:p text:style-name="P12"/>
      <text:p text:style-name="P12"><text:s text:c="6"/>init-macrodef-javac: <text:s text:c="3"/>defines macro for javac compilation</text:p>
      <text:p text:style-name="P12"><text:s text:c="6"/>init-macrodef-junit: <text:s text:c="2"/>defines macro for junit execution</text:p>
      <text:p text:style-name="P12"><text:soft-page-break/><text:s text:c="6"/>init-macrodef-debug: <text:s text:c="3"/>defines macro for class debugging</text:p>
      <text:p text:style-name="P12"><text:s text:c="6"/>do-dist: <text:s text:c="15"/>archive building</text:p>
      <text:p text:style-name="P12"><text:s text:c="6"/>run: <text:s text:c="19"/>execution of project </text:p>
      <text:p text:style-name="P12"><text:s text:c="6"/>javadoc-build: <text:s text:c="9"/>javadoc generation </text:p>
      <text:p text:style-name="P12"/>
      <text:p text:style-name="P12"><text:s text:c="4"/>Example of overriding the target for project execution could look like </text:p>
      <text:p text:style-name="P12"/>
      <text:p text:style-name="P12"><text:s text:c="8"/>&lt;target name="run" depends="&lt;PROJNAME&gt;-impl.jar"&gt;</text:p>
      <text:p text:style-name="P12"><text:s text:c="12"/>&lt;exec dir="bin" executable="launcher.exe"&gt;</text:p>
      <text:p text:style-name="P12"><text:s text:c="16"/>&lt;arg file="${dist.jar}"/&gt;</text:p>
      <text:p text:style-name="P12"><text:s text:c="12"/>&lt;/exec&gt;</text:p>
      <text:p text:style-name="P12"><text:s text:c="8"/>&lt;/target&gt;</text:p>
      <text:p text:style-name="P12"/>
      <text:p text:style-name="P12"><text:s text:c="4"/>Notice that overridden target depends on jar target and not only on </text:p>
      <text:p text:style-name="P12"><text:s text:c="4"/>compile target as regular run target does. Again, for list of available </text:p>
      <text:p text:style-name="P12"><text:s text:c="4"/>properties which you can use check the target you are overriding in </text:p>
      <text:p text:style-name="P12"><text:s text:c="4"/>nbproject/build-impl.xml file. </text:p>
      <text:p text:style-name="P12"/>
      <text:p text:style-name="P12"><text:s text:c="4"/>--&gt;</text:p>
      <text:p text:style-name="P12"><text:s text:c="4"/>&lt;target name="help" description="Displays this help menu."&gt;</text:p>
      <text:p text:style-name="P12"><text:s text:c="8"/>&lt;echo message="To build everything and install the database schema, type: ant"/&gt;</text:p>
      <text:p text:style-name="P12"><text:s text:c="8"/>&lt;echo message="You can now deploy dist/openmpis.war to the application server."/&gt;</text:p>
      <text:p text:style-name="P12"><text:s text:c="8"/>&lt;echo message=""/&gt;</text:p>
      <text:p text:style-name="P12"><text:s text:c="8"/>&lt;echo message="To create the WAR file only, type: ant dist"/&gt;</text:p>
      <text:p text:style-name="P12"><text:s text:c="8"/>&lt;echo message="This will create dist/openmpis.war."/&gt;</text:p>
      <text:p text:style-name="P12"><text:s text:c="8"/>&lt;echo message=""/&gt;</text:p>
      <text:p text:style-name="P12"><text:s text:c="8"/>&lt;echo message="To compile only, type: ant compile"/&gt;</text:p>
      <text:p text:style-name="P12"><text:s text:c="8"/>&lt;echo message="This will generate the compiled classes in the build/ directory."/&gt;</text:p>
      <text:p text:style-name="P12"><text:s text:c="8"/>&lt;echo message=""/&gt;</text:p>
      <text:p text:style-name="P12"><text:s text:c="8"/>&lt;echo message="To generate documentation only, type: ant javadoc"/&gt;</text:p>
      <text:p text:style-name="P12"><text:s text:c="8"/>&lt;echo message="This will generate the API's in the dist/javadocs directory."/&gt;</text:p>
      <text:p text:style-name="P12"><text:s text:c="8"/>&lt;echo message=""/&gt;</text:p>
      <text:p text:style-name="P12"><text:s text:c="8"/>&lt;echo message="To install the database schema only, type: ant create-database"/&gt;</text:p>
      <text:p text:style-name="P12"><text:s text:c="8"/>&lt;echo message=""/&gt;</text:p>
      <text:p text:style-name="P12"><text:s text:c="8"/>&lt;echo message="To remove the database schema, type: ant drop-database"/&gt;</text:p>
      <text:p text:style-name="P12"><text:s text:c="8"/>&lt;echo message=""/&gt;</text:p>
      <text:p text:style-name="P12"><text:s text:c="8"/>&lt;echo message="To start from scratch, type: ant clean"/&gt;</text:p>
      <text:p text:style-name="P12"><text:s text:c="8"/>&lt;echo message="This will erase build/ and dist/ directories."/&gt;</text:p>
      <text:p text:style-name="P12"><text:s text:c="4"/>&lt;/target&gt;</text:p>
      <text:p text:style-name="P12"><text:s text:c="4"/>&lt;target depends="create-database" name="-post-dist"/&gt;</text:p>
      <text:p text:style-name="P12"><text:s text:c="4"/>&lt;target depends="library-inclusion-in-archive,javadoc-build" name="create-database" description="Installs the OpenMPIS schema on the MySQL database server."&gt;</text:p>
      <text:p text:style-name="P12"><text:s text:c="8"/>&lt;property file="src/sqlmapconfig.properties"/&gt;</text:p>
      <text:p text:style-name="P12"><text:s text:c="8"/>&lt;property name="sql.url" value="jdbc:mysql://localhost:3306"/&gt;</text:p>
      <text:p text:style-name="P12"><text:s text:c="8"/>&lt;sql driver="${driver}" url="${sql.url}" userid="${username}" password="${password}" src="database/MySQL/openmpis-mysql-schema-1.0.sql" rdbms="mysql"&gt;</text:p>
      <text:p text:style-name="P12"><text:s text:c="12"/>&lt;classpath&gt;</text:p>
      <text:p text:style-name="P12"><text:s text:c="16"/>&lt;pathelement location="build/web/WEB-INF/lib/mysql-connector-java-5.1.6-bin.jar"/&gt;</text:p>
      <text:p text:style-name="P12"><text:s text:c="12"/>&lt;/classpath&gt;</text:p>
      <text:p text:style-name="P12"><text:s text:c="8"/>&lt;/sql&gt;</text:p>
      <text:p text:style-name="P12"><text:s text:c="4"/>&lt;/target&gt;</text:p>
      <text:p text:style-name="P12"><text:soft-page-break/><text:s text:c="4"/>&lt;target depends="library-inclusion-in-archive" name="drop-database" description="Removes the database schema from the database server."&gt;</text:p>
      <text:p text:style-name="P12"><text:s text:c="8"/>&lt;input message="This will remove the database. Proceed?" validargs="y,n" addproperty="do.delete" /&gt;</text:p>
      <text:p text:style-name="P12"><text:s text:c="8"/>&lt;condition property="do.abort"&gt;</text:p>
      <text:p text:style-name="P12"><text:s text:c="12"/>&lt;equals arg1="n" arg2="${do.delete}"/&gt;</text:p>
      <text:p text:style-name="P12"><text:s text:c="8"/>&lt;/condition&gt;</text:p>
      <text:p text:style-name="P12"><text:s text:c="8"/>&lt;fail if="do.abort"&gt;Database dropping aborted by user.&lt;/fail&gt;</text:p>
      <text:p text:style-name="P12"><text:s text:c="8"/>&lt;property file="src/sqlmapconfig.properties"/&gt;</text:p>
      <text:p text:style-name="P12"><text:s text:c="8"/>&lt;sql driver="${driver}" url="${url}" userid="${username}" password="${password}"&gt;</text:p>
      <text:p text:style-name="P12"><text:s text:c="12"/>&lt;classpath&gt;</text:p>
      <text:p text:style-name="P12"><text:s text:c="16"/>&lt;pathelement location="build/web/WEB-INF/lib/mysql-connector-java-5.1.6-bin.jar"/&gt;</text:p>
      <text:p text:style-name="P12"><text:s text:c="12"/>&lt;/classpath&gt;</text:p>
      <text:p text:style-name="P12"><text:s text:c="12"/>DROP DATABASE openmpis;</text:p>
      <text:p text:style-name="P12"><text:s text:c="8"/>&lt;/sql&gt;</text:p>
      <text:p text:style-name="P12"><text:s text:c="4"/>&lt;/target&gt;</text:p>
      <text:p text:style-name="P12">&lt;/project&gt;</text:p>
      <text:p text:style-name="P7">3. Theme</text:p>
      <text:p text:style-name="P5"/>
      <text:p text:style-name="P6">The developer can customize the cascading stylesheet to change the theme. The default theme (openmpis/web/styles/openmpis.css) can be renamed and the elements modified to suit the designs of the organization.</text:p>
      <text:p text:style-name="P6"/>
      <text:p text:style-name="P12">/* Basic HTML elements */</text:p>
      <text:p text:style-name="P12">body {</text:p>
      <text:p text:style-name="P12"><text:s text:c="4"/>background-color: #bbbbbb;</text:p>
      <text:p text:style-name="P12"><text:s text:c="4"/>width: 100%;</text:p>
      <text:p text:style-name="P12"><text:s text:c="4"/>color: #000000;</text:p>
      <text:p text:style-name="P12"><text:s text:c="4"/>font: normal normal normal 9pt sans-serif; </text:p>
      <text:p text:style-name="P12"><text:s text:c="4"/>text-align: center;</text:p>
      <text:p text:style-name="P12"><text:s text:c="4"/>margin: 0px 0px 0px 0px;</text:p>
      <text:p text:style-name="P12"><text:s text:c="4"/>height: 100%;</text:p>
      <text:p text:style-name="P12">}</text:p>
      <text:p text:style-name="P12"/>
      <text:p text:style-name="P12">a {</text:p>
      <text:p text:style-name="P12"><text:s text:c="4"/>color: #f7f7f7;</text:p>
      <text:p text:style-name="P12"><text:s text:c="4"/>font: normal normal normal 9pt sans-serif;</text:p>
      <text:p text:style-name="P12"><text:s text:c="4"/>text-decoration: none;</text:p>
      <text:p text:style-name="P12">}</text:p>
      <text:p text:style-name="P12"/>
      <text:p text:style-name="P12">a:hover {</text:p>
      <text:p text:style-name="P12"><text:s text:c="4"/>color: #000000;</text:p>
      <text:p text:style-name="P12"><text:s text:c="4"/>text-decoration: underline;</text:p>
      <text:p text:style-name="P12">}</text:p>
      <text:p text:style-name="P12"/>
      <text:p text:style-name="P12">h1 {</text:p>
      <text:p text:style-name="P12"><text:s text:c="4"/>color: #355d0d;</text:p>
      <text:p text:style-name="P12">}</text:p>
      <text:p text:style-name="P12"/>
      <text:p text:style-name="P12">/* Specific classes */</text:p>
      <text:p text:style-name="P12">.textareaclass, .inputclass, [selected], .selectclass, .fileclass {</text:p>
      <text:p text:style-name="P12"><text:s text:c="4"/>border: 1px solid #6c6c6c;</text:p>
      <text:p text:style-name="P12"><text:s text:c="4"/>background-color: #cccccc;</text:p>
      <text:p text:style-name="P12"><text:s text:c="4"/>width: 300px;</text:p>
      <text:p text:style-name="P12">}</text:p>
      <text:p text:style-name="P12"/>
      <text:p text:style-name="P12">.hiddeninputclass {</text:p>
      <text:p text:style-name="P12"><text:s text:c="4"/>border: 1px solid #6c6c6c;</text:p>
      <text:p text:style-name="P12"><text:s text:c="4"/>background-color: #cccccc;</text:p>
      <text:p text:style-name="P12"><text:s text:c="4"/>width: 300px;</text:p>
      <text:p text:style-name="P12"><text:s text:c="4"/>display: none;</text:p>
      <text:p text:style-name="P12">}</text:p>
      <text:p text:style-name="P12"/>
      <text:p text:style-name="P12">.weightinputclass, .heightinputclass, .ageinputclass {</text:p>
      <text:p text:style-name="P12"><text:s text:c="4"/>border: 1px solid #6c6c6c;</text:p>
      <text:p text:style-name="P12"><text:s text:c="4"/>background-color: #cccccc;</text:p>
      <text:p text:style-name="P12"><text:s text:c="4"/>width: 40px;</text:p>
      <text:p text:style-name="P12"><text:soft-page-break/>}</text:p>
      <text:p text:style-name="P12"/>
      <text:p text:style-name="P12">.optionclass {</text:p>
      <text:p text:style-name="P12"><text:s text:c="4"/>border: 0px solid #6c6c6c;</text:p>
      <text:p text:style-name="P12"><text:s text:c="4"/>background-color: #cccccc;</text:p>
      <text:p text:style-name="P12"><text:s text:c="4"/>width: 250px;</text:p>
      <text:p text:style-name="P12">}</text:p>
      <text:p text:style-name="P12"/>
      <text:p text:style-name="P12">.monthselectclass {</text:p>
      <text:p text:style-name="P12"><text:s text:c="4"/>border: 1px solid #6c6c6c;</text:p>
      <text:p text:style-name="P12"><text:s text:c="4"/>background-color: #cccccc;</text:p>
      <text:p text:style-name="P12"><text:s text:c="4"/>width: 100px;</text:p>
      <text:p text:style-name="P12">}</text:p>
      <text:p text:style-name="P12"/>
      <text:p text:style-name="P12">.monthoptionclass {</text:p>
      <text:p text:style-name="P12"><text:s text:c="4"/>border: 0px solid #6c6c6c;</text:p>
      <text:p text:style-name="P12"><text:s text:c="4"/>background-color: #cccccc;</text:p>
      <text:p text:style-name="P12"><text:s text:c="4"/>width: 70px;</text:p>
      <text:p text:style-name="P12">}</text:p>
      <text:p text:style-name="P12"/>
      <text:p text:style-name="P12">.dayselectclass, .feetselectclass, .inchesselectclass {</text:p>
      <text:p text:style-name="P12"><text:s text:c="4"/>border: 1px solid #6c6c6c;</text:p>
      <text:p text:style-name="P12"><text:s text:c="4"/>background-color: #cccccc;</text:p>
      <text:p text:style-name="P12"><text:s text:c="4"/>width: 40px;</text:p>
      <text:p text:style-name="P12">}</text:p>
      <text:p text:style-name="P12"/>
      <text:p text:style-name="P12">.dayoptionclass, .feetoptionclass, .inchesoptionclass {</text:p>
      <text:p text:style-name="P12"><text:s text:c="4"/>border: 0px solid #6c6c6c;</text:p>
      <text:p text:style-name="P12"><text:s text:c="4"/>background-color: #cccccc;</text:p>
      <text:p text:style-name="P12"><text:s text:c="4"/>width: 15px;</text:p>
      <text:p text:style-name="P12">}</text:p>
      <text:p text:style-name="P12"/>
      <text:p text:style-name="P12">.yearselectclass {</text:p>
      <text:p text:style-name="P12"><text:s text:c="4"/>border: 1px solid #6c6c6c;</text:p>
      <text:p text:style-name="P12"><text:s text:c="4"/>background-color: #cccccc;</text:p>
      <text:p text:style-name="P12"><text:s text:c="4"/>width: 70px;</text:p>
      <text:p text:style-name="P12">}</text:p>
      <text:p text:style-name="P12"/>
      <text:p text:style-name="P12">.yearoptionclass {</text:p>
      <text:p text:style-name="P12"><text:s text:c="4"/>border: 0px solid #6c6c6c;</text:p>
      <text:p text:style-name="P12"><text:s text:c="4"/>background-color: #cccccc;</text:p>
      <text:p text:style-name="P12"><text:s text:c="4"/>width: 40px;</text:p>
      <text:p text:style-name="P12">}</text:p>
      <text:p text:style-name="P12"/>
      <text:p text:style-name="P12">.buttonclass, .searchbuttonclass {</text:p>
      <text:p text:style-name="P12"><text:s text:c="4"/>border: 1px solid #6c6c6c;</text:p>
      <text:p text:style-name="P12"><text:s text:c="4"/>background-color: #cccccc;</text:p>
      <text:p text:style-name="P12">}</text:p>
      <text:p text:style-name="P12"/>
      <text:p text:style-name="P12">.feedbackbuttonclass, .loginbuttonclass, .userbuttonclass, .casebuttonclass {</text:p>
      <text:p text:style-name="P12"><text:s text:c="4"/>border: 1px solid #6c6c6c;</text:p>
      <text:p text:style-name="P12"><text:soft-page-break/><text:s text:c="4"/>background-color: #cccccc;</text:p>
      <text:p text:style-name="P12"><text:s text:c="4"/>margin-left: 9.4em;</text:p>
      <text:p text:style-name="P12">}</text:p>
      <text:p text:style-name="P12"/>
      <text:p text:style-name="P12">.feedbackclass, .loginclass, .searchclass, .adduserclass {</text:p>
      <text:p text:style-name="P12"><text:s text:c="4"/>text-align: left;</text:p>
      <text:p text:style-name="P12">}</text:p>
      <text:p text:style-name="P12"/>
      <text:p text:style-name="P12">.logincontentclass {</text:p>
      <text:p text:style-name="P12"><text:s text:c="4"/>white-space: normal;</text:p>
      <text:p text:style-name="P12"><text:s text:c="4"/>text-align: justify;</text:p>
      <text:p text:style-name="P12"><text:s text:c="4"/>margin-left: 10.4em;</text:p>
      <text:p text:style-name="P12">}</text:p>
      <text:p text:style-name="P12"/>
      <text:p text:style-name="P12">.errorclass {</text:p>
      <text:p text:style-name="P12"><text:s text:c="4"/>color: #ff0000;</text:p>
      <text:p text:style-name="P12">}</text:p>
      <text:p text:style-name="P12"/>
      <text:p text:style-name="P12">.standalonelabelclass {</text:p>
      <text:p text:style-name="P12"><text:s text:c="4"/>width: 10em;</text:p>
      <text:p text:style-name="P12"><text:s text:c="4"/>text-align: left;</text:p>
      <text:p text:style-name="P12"><text:s text:c="4"/>margin-right: 0.5em;</text:p>
      <text:p text:style-name="P12"><text:s text:c="4"/>display: block;</text:p>
      <text:p text:style-name="P12"><text:s text:c="4"/>color: #2a5104;</text:p>
      <text:p text:style-name="P12">}</text:p>
      <text:p text:style-name="P12"/>
      <text:p text:style-name="P12">.labelclass {</text:p>
      <text:p text:style-name="P12"><text:s text:c="4"/>width: 10em;</text:p>
      <text:p text:style-name="P12"><text:s text:c="4"/>float: left;</text:p>
      <text:p text:style-name="P12"><text:s text:c="4"/>text-align: left;</text:p>
      <text:p text:style-name="P12"><text:s text:c="4"/>margin-right: 0.5em;</text:p>
      <text:p text:style-name="P12"><text:s text:c="4"/>display: block;</text:p>
      <text:p text:style-name="P12"><text:s text:c="4"/>color: #2a5104;</text:p>
      <text:p text:style-name="P12">}</text:p>
      <text:p text:style-name="P12"/>
      <text:p text:style-name="P12">.contentclass {</text:p>
      <text:p text:style-name="P12"><text:s text:c="4"/>white-space: normal;</text:p>
      <text:p text:style-name="P12"><text:s text:c="4"/>text-align: justify;</text:p>
      <text:p text:style-name="P12">}</text:p>
      <text:p text:style-name="P12"/>
      <text:p text:style-name="P12">.table {</text:p>
      <text:p text:style-name="P12"><text:s text:c="4"/>display: table;</text:p>
      <text:p text:style-name="P12"><text:s text:c="4"/>width: 100%;</text:p>
      <text:p text:style-name="P12"><text:s text:c="4"/>border-spacing: 1px;</text:p>
      <text:p text:style-name="P12">}</text:p>
      <text:p text:style-name="P12"/>
      <text:p text:style-name="P12">.hiddentable {</text:p>
      <text:p text:style-name="P12"><text:s text:c="4"/>display: table;</text:p>
      <text:p text:style-name="P12">}</text:p>
      <text:p text:style-name="P12"/>
      <text:p text:style-name="P12">.row {</text:p>
      <text:p text:style-name="P12"><text:soft-page-break/><text:s text:c="4"/>display: table-row;</text:p>
      <text:p text:style-name="P12">}</text:p>
      <text:p text:style-name="P12"/>
      <text:p text:style-name="P12">.cell {</text:p>
      <text:p text:style-name="P12"><text:s text:c="4"/>display: table-cell;</text:p>
      <text:p text:style-name="P12"><text:s text:c="4"/>font: normal normal normal 9pt sans-serif;</text:p>
      <text:p text:style-name="P12"><text:s text:c="4"/>color: #111111;</text:p>
      <text:p text:style-name="P12"><text:s text:c="4"/>text-align: left;</text:p>
      <text:p text:style-name="P12"><text:s text:c="4"/>padding: 2px;</text:p>
      <text:p text:style-name="P12"><text:s text:c="4"/>border: 1px solid #ffffff;</text:p>
      <text:p text:style-name="P12">}</text:p>
      <text:p text:style-name="P12"/>
      <text:p text:style-name="P12">.hiddencell {</text:p>
      <text:p text:style-name="P12"><text:s text:c="4"/>display: table-cell;</text:p>
      <text:p text:style-name="P12"><text:s text:c="4"/>font: normal normal normal 9pt sans-serif;</text:p>
      <text:p text:style-name="P12"><text:s text:c="4"/>color: #111111;</text:p>
      <text:p text:style-name="P12"><text:s text:c="4"/>text-align: left;</text:p>
      <text:p text:style-name="P12"><text:s text:c="4"/>padding: 2px;</text:p>
      <text:p text:style-name="P12">}</text:p>
      <text:p text:style-name="P12"/>
      <text:p text:style-name="P12">.columnheader {</text:p>
      <text:p text:style-name="P12"><text:s text:c="4"/>display: table-cell;</text:p>
      <text:p text:style-name="P12"><text:s text:c="4"/>font: bold normal normal 12pt sans-serif;</text:p>
      <text:p text:style-name="P12"><text:s text:c="4"/>color: #000000;</text:p>
      <text:p text:style-name="P12"><text:s text:c="4"/>text-align: center;</text:p>
      <text:p text:style-name="P12"><text:s text:c="4"/>padding: 2px;</text:p>
      <text:p text:style-name="P12"><text:s text:c="4"/>border: 1px solid #ffffff;</text:p>
      <text:p text:style-name="P12">}</text:p>
      <text:p text:style-name="P12"/>
      <text:p text:style-name="P12">/* Specific ids */</text:p>
      <text:p text:style-name="P12"/>
      <text:p text:style-name="P12">/* Specific divs */</text:p>
      <text:p text:style-name="P12">div#container {</text:p>
      <text:p text:style-name="P12"><text:s text:c="4"/>position: relative;</text:p>
      <text:p text:style-name="P12"><text:s text:c="4"/>min-height: 100%;</text:p>
      <text:p text:style-name="P12"><text:s text:c="4"/>height: 100%;</text:p>
      <text:p text:style-name="P12"><text:s text:c="4"/>text-align: center;</text:p>
      <text:p text:style-name="P12">}</text:p>
      <text:p text:style-name="P12"/>
      <text:p text:style-name="P12">div#header {</text:p>
      <text:p text:style-name="P12"><text:s text:c="4"/>height: 100px;</text:p>
      <text:p text:style-name="P12"><text:s text:c="4"/>background-color: #bbbbbb;</text:p>
      <text:p text:style-name="P12"><text:s text:c="4"/>background: url(../images/openmpis.png) no-repeat center center;</text:p>
      <text:p text:style-name="P12">}</text:p>
      <text:p text:style-name="P12"/>
      <text:p text:style-name="P12">div#header img {</text:p>
      <text:p text:style-name="P12"><text:s text:c="4"/>margin-top: 0px;</text:p>
      <text:p text:style-name="P12">}</text:p>
      <text:p text:style-name="P12"/>
      <text:p text:style-name="P12">div#menu {</text:p>
      <text:p text:style-name="P12"><text:s text:c="4"/>white-space: nowrap;</text:p>
      <text:p text:style-name="P12"><text:soft-page-break/><text:s text:c="4"/>margin: 0px 0px 0px 0px;</text:p>
      <text:p text:style-name="P12"><text:s text:c="4"/>padding: 0px;</text:p>
      <text:p text:style-name="P12"><text:s text:c="4"/>text-align: center;</text:p>
      <text:p text:style-name="P12">}</text:p>
      <text:p text:style-name="P12"/>
      <text:p text:style-name="P12">div#menu li {</text:p>
      <text:p text:style-name="P12"><text:s text:c="4"/>display: inline;</text:p>
      <text:p text:style-name="P12"><text:s text:c="4"/>list-style-type: none;</text:p>
      <text:p text:style-name="P12">}</text:p>
      <text:p text:style-name="P12"/>
      <text:p text:style-name="P12">div#menu a {</text:p>
      <text:p text:style-name="P12"><text:s text:c="4"/>color: #ffffff;</text:p>
      <text:p text:style-name="P12"><text:s text:c="4"/>text-decoration: none;</text:p>
      <text:p text:style-name="P12"><text:s text:c="4"/>display: inline-block;</text:p>
      <text:p text:style-name="P12"><text:s text:c="4"/>font: normal normal normal 14pt sans-serif;</text:p>
      <text:p text:style-name="P12"><text:s text:c="4"/>background: url(../images/oval-dark.png) no-repeat center center;</text:p>
      <text:p text:style-name="P12"><text:s text:c="4"/>height: 40px;</text:p>
      <text:p text:style-name="P12"><text:s text:c="4"/>width: 150px;</text:p>
      <text:p text:style-name="P12"><text:s text:c="4"/>padding-top: 10px;</text:p>
      <text:p text:style-name="P12"><text:s text:c="4"/>margin-left: 2px;</text:p>
      <text:p text:style-name="P12"><text:s text:c="4"/>margin-right: 2px;</text:p>
      <text:p text:style-name="P12">}</text:p>
      <text:p text:style-name="P12"/>
      <text:p text:style-name="P12">div#menu a:hover, div#menu a.chosen {</text:p>
      <text:p text:style-name="P12"><text:s text:c="4"/>color: #000000;</text:p>
      <text:p text:style-name="P12"><text:s text:c="4"/>text-decoration: none;</text:p>
      <text:p text:style-name="P12"><text:s text:c="4"/>display: inline-block;</text:p>
      <text:p text:style-name="P12"><text:s text:c="4"/>font: normal normal normal 14pt sans-serif;</text:p>
      <text:p text:style-name="P12"><text:s text:c="4"/>background: url(../images/oval-light.png) no-repeat center center;</text:p>
      <text:p text:style-name="P12"><text:s text:c="4"/>height: 40px;</text:p>
      <text:p text:style-name="P12"><text:s text:c="4"/>width: 150px;</text:p>
      <text:p text:style-name="P12"><text:s text:c="4"/>padding-top: 10px;</text:p>
      <text:p text:style-name="P12"><text:s text:c="4"/>margin-left: 2px;</text:p>
      <text:p text:style-name="P12"><text:s text:c="4"/>margin-right: 2px;</text:p>
      <text:p text:style-name="P12">}</text:p>
      <text:p text:style-name="P12"/>
      <text:p text:style-name="P12">div#content {</text:p>
      <text:p text:style-name="P12"><text:s text:c="4"/>width: 100%;</text:p>
      <text:p text:style-name="P12"><text:s text:c="4"/>text-align: center;</text:p>
      <text:p text:style-name="P12"><text:s text:c="4"/>padding-top: 10px;</text:p>
      <text:p text:style-name="P12"><text:s text:c="4"/>padding-bottom: 60px;</text:p>
      <text:p text:style-name="P12">}</text:p>
      <text:p text:style-name="P12"/>
      <text:p text:style-name="P12">div#content img {</text:p>
      <text:p text:style-name="P12"><text:s text:c="4"/>border: 0px;</text:p>
      <text:p text:style-name="P12">}</text:p>
      <text:p text:style-name="P12"/>
      <text:p text:style-name="P12">div#content .photoclass {</text:p>
      <text:p text:style-name="P12"><text:s text:c="4"/>border: 1px solid olive;</text:p>
      <text:p text:style-name="P12"><text:s text:c="4"/>height: 300px;</text:p>
      <text:p text:style-name="P12"><text:s text:c="4"/>width: 200px;</text:p>
      <text:p text:style-name="P12"><text:soft-page-break/>}</text:p>
      <text:p text:style-name="P12"/>
      <text:p text:style-name="P12">div#contentitem {</text:p>
      <text:p text:style-name="P12"><text:s text:c="4"/>white-space: nowrap;</text:p>
      <text:p text:style-name="P12"><text:s text:c="4"/>margin: 0px auto 0px auto;</text:p>
      <text:p text:style-name="P12"><text:s text:c="4"/>padding: 10px;</text:p>
      <text:p text:style-name="P12"><text:s text:c="4"/>text-align: justify;</text:p>
      <text:p text:style-name="P12">}</text:p>
      <text:p text:style-name="P12"/>
      <text:p text:style-name="P12">div#contenthome {</text:p>
      <text:p text:style-name="P12"><text:s text:c="4"/>white-space: nowrap;</text:p>
      <text:p text:style-name="P12"><text:s text:c="4"/>margin: 0px auto 0px auto;</text:p>
      <text:p text:style-name="P12"><text:s text:c="4"/>padding: 0px;</text:p>
      <text:p text:style-name="P12"><text:s text:c="4"/>text-align: center;</text:p>
      <text:p text:style-name="P12">}</text:p>
      <text:p text:style-name="P12"/>
      <text:p text:style-name="P12">div#contenthome li {</text:p>
      <text:p text:style-name="P12"><text:s text:c="4"/>display: inline;</text:p>
      <text:p text:style-name="P12"><text:s text:c="4"/>list-style-type: none;</text:p>
      <text:p text:style-name="P12">}</text:p>
      <text:p text:style-name="P12"/>
      <text:p text:style-name="P12">div#contenthome a {</text:p>
      <text:p text:style-name="P12"><text:s text:c="4"/>display: inline-block;</text:p>
      <text:p text:style-name="P12">}</text:p>
      <text:p text:style-name="P12"/>
      <text:p text:style-name="P12">div#footer {</text:p>
      <text:p text:style-name="P12"><text:s text:c="4"/>clear: both;</text:p>
      <text:p text:style-name="P12"><text:s text:c="4"/>width: 100%;</text:p>
      <text:p text:style-name="P12"><text:s text:c="4"/>height: 30px;</text:p>
      <text:p text:style-name="P12"><text:s text:c="4"/>margin: 30px auto 0px auto;</text:p>
      <text:p text:style-name="P12"><text:s text:c="4"/>background-color: #424242;</text:p>
      <text:p text:style-name="P12"><text:s text:c="4"/>border: 1px;</text:p>
      <text:p text:style-name="P12"><text:s text:c="4"/>padding-top: 10px;</text:p>
      <text:p text:style-name="P12"><text:s text:c="4"/>padding-bottom: 10px;</text:p>
      <text:p text:style-name="P12"><text:s text:c="4"/>font: normal normal normal 7pt sans-serif;</text:p>
      <text:p text:style-name="P12"><text:s text:c="4"/>position: fixed;</text:p>
      <text:p text:style-name="P12"><text:s text:c="4"/>bottom: 0;</text:p>
      <text:p text:style-name="P12"><text:s text:c="4"/>left: 0;</text:p>
      <text:p text:style-name="P12"><text:s text:c="4"/>z-index: 100;</text:p>
      <text:p text:style-name="P12">}</text:p>
      <text:p text:style-name="P12"/>
      <text:p text:style-name="P12">div#link a, div#copyright a {</text:p>
      <text:p text:style-name="P12"><text:s text:c="4"/>font: normal normal normal 7pt sans-serif;</text:p>
      <text:p text:style-name="P12">}</text:p>
      <text:p text:style-name="P12"/>
      <text:p text:style-name="P12">div#link li {</text:p>
      <text:p text:style-name="P12"><text:s text:c="4"/>display: inline;</text:p>
      <text:p text:style-name="P12"><text:s text:c="4"/>list-style-type: none;</text:p>
      <text:p text:style-name="P12"><text:s text:c="4"/>padding-left: 1em;</text:p>
      <text:p text:style-name="P12"><text:s text:c="4"/>margin-left: 1em;</text:p>
      <text:p text:style-name="P12"><text:s text:c="4"/>border-left: 1px solid #000000;</text:p>
      <text:p text:style-name="P12"><text:soft-page-break/>}</text:p>
      <text:p text:style-name="P12"/>
      <text:p text:style-name="P12">div#link li:first-child {</text:p>
      <text:p text:style-name="P12"><text:s text:c="4"/>border-left:none</text:p>
      <text:p text:style-name="P12">}</text:p>
      <text:p text:style-name="P12"/>
      <text:p text:style-name="P12">div#copyright {</text:p>
      <text:p text:style-name="P12"><text:s text:c="4"/>float: left;</text:p>
      <text:p text:style-name="P12"><text:s text:c="4"/>padding-left: 10px;</text:p>
      <text:p text:style-name="P12"><text:s text:c="4"/>width: 20%;</text:p>
      <text:p text:style-name="P12">}</text:p>
      <text:p text:style-name="P12"/>
      <text:p text:style-name="P12">div#link {</text:p>
      <text:p text:style-name="P12"><text:s text:c="4"/>float: right;</text:p>
      <text:p text:style-name="P12"><text:s text:c="4"/>padding-right: 10px;</text:p>
      <text:p text:style-name="P12"><text:s text:c="4"/>width: 49%;</text:p>
      <text:p text:style-name="P12">}</text:p>
      <text:p text:style-name="P12"/>
      <text:p text:style-name="P12">div#pagination {</text:p>
      <text:p text:style-name="P12"><text:s text:c="4"/>text-align: center;</text:p>
      <text:p text:style-name="P12">}</text:p>
      <text:p text:style-name="P12"/>
      <text:p text:style-name="P12">div#pagination a {</text:p>
      <text:p text:style-name="P12"><text:s text:c="4"/>border: 1px solid #6c6c6c;</text:p>
      <text:p text:style-name="P12"><text:s text:c="4"/>background: #cccccc;</text:p>
      <text:p text:style-name="P12"><text:s text:c="4"/>padding: 2px 5px 2px 5px;</text:p>
      <text:p text:style-name="P12"><text:s text:c="4"/>color: #000000;</text:p>
      <text:p text:style-name="P12"><text:s text:c="4"/>font: normal normal normal 9pt sans-serif;</text:p>
      <text:p text:style-name="P12"><text:s text:c="4"/>text-decoration: none;</text:p>
      <text:p text:style-name="P12">}</text:p>
      <text:p text:style-name="P12"/>
      <text:p text:style-name="P12">div#casemenu {</text:p>
      <text:p text:style-name="P12"><text:s text:c="4"/>text-align: center;</text:p>
      <text:p text:style-name="P12">}</text:p>
      <text:p text:style-name="P12"/>
      <text:p text:style-name="P12">div#casemenu li {</text:p>
      <text:p text:style-name="P12"><text:s text:c="4"/>display: inline;</text:p>
      <text:p text:style-name="P12"><text:s text:c="4"/>list-style-type: none;</text:p>
      <text:p text:style-name="P12"><text:s text:c="4"/>padding-left: 1em;</text:p>
      <text:p text:style-name="P12"><text:s text:c="4"/>margin-left: 1em;</text:p>
      <text:p text:style-name="P12"><text:s text:c="4"/>border-left: 1px solid #000000;</text:p>
      <text:p text:style-name="P12">}</text:p>
      <text:p text:style-name="P12"/>
      <text:p text:style-name="P12">div#casemenu li:first-child {</text:p>
      <text:p text:style-name="P12"><text:s text:c="4"/>border-left:none</text:p>
      <text:p text:style-name="P12">}</text:p>
      <text:p text:style-name="P7">4. Internationalization</text:p>
      <text:p text:style-name="P5"/>
      <text:p text:style-name="P6">The developer can add localized messages by creating an application resources property file for the given language based on the openmpis/src/com/googlecode/openmpis/resource/ApplicationResources.properties file. Menu items, global variables and styles can also be modified here.</text:p>
      <text:p text:style-name="P6"/>
      <text:p text:style-name="P12">### Error messages ###</text:p>
      <text:p text:style-name="P12">error.title=Error</text:p>
      <text:p text:style-name="P12">error.404=The requested resource is not available.</text:p>
      <text:p text:style-name="P12">error.unauthorized=You are not authorized to access this page.</text:p>
      <text:p text:style-name="P12">error.session.required=Your session has expired. Please log in again.</text:p>
      <text:p text:style-name="P12">error.feedback=Feedback cannot be forwarded to administrator. Probable e-mail problem.</text:p>
      <text:p text:style-name="P12">error.keyword.required=&lt;p class="errorclass"&gt;Please enter keyword/s without special characters.&lt;/p&gt;</text:p>
      <text:p text:style-name="P12">error.firstname.required=&lt;span class="errorclass"&gt;Please enter a valid first name.&lt;/span&gt;</text:p>
      <text:p text:style-name="P12">error.firstname.invalid=&lt;span class="errorclass"&gt;First name is invalid.&lt;/span&gt;</text:p>
      <text:p text:style-name="P12">error.nickname.required=&lt;span class="errorclass"&gt;Please enter a valid nickname.&lt;/span&gt;</text:p>
      <text:p text:style-name="P12">error.nickname.invalid=&lt;span class="errorclass"&gt;Nickname is invalid.&lt;/span&gt;</text:p>
      <text:p text:style-name="P12">error.middlename.required=&lt;span class="errorclass"&gt;Please enter a valid middle name.&lt;/span&gt;</text:p>
      <text:p text:style-name="P12">error.middlename.invalid=&lt;span class="errorclass"&gt;Middle name is invalid.&lt;/span&gt;</text:p>
      <text:p text:style-name="P12">error.lastname.required=&lt;span class="errorclass"&gt;Please enter a valid last name.&lt;/span&gt;</text:p>
      <text:p text:style-name="P12">error.lastname.invalid=&lt;span class="errorclass"&gt;Last name is invalid.&lt;/span&gt;</text:p>
      <text:p text:style-name="P12">error.email.required=&lt;span class="errorclass"&gt;Please enter a valid e-mail address.&lt;/span&gt;</text:p>
      <text:p text:style-name="P12">error.email.invalid=&lt;span class="errorclass"&gt;Email address is invalid.&lt;/span&gt;</text:p>
      <text:p text:style-name="P12">error.email.duplicate=&lt;span class="errorclass"&gt;Email address already exists.&lt;/p&gt;</text:p>
      <text:p text:style-name="P12">error.subject.invalid=&lt;span class="errorclass"&gt;Subject must be at least 2 characters long.&lt;/span&gt;</text:p>
      <text:p text:style-name="P12">error.message.invalid=&lt;span class="errorclass"&gt;Message must be at least 10 characters long.&lt;/span&gt;</text:p>
      <text:p text:style-name="P12">error.login.invalid=&lt;p class="errorclass"&gt;Username or password is invalid or this account is suspended.&lt;/p&gt;</text:p>
      <text:p text:style-name="P12">error.javascript.disabled=&lt;p class="errorclass"&gt;JavaScript must be enabled.&lt;/p&gt;</text:p>
      <text:p text:style-name="P12">error.username.required=&lt;span class="errorclass"&gt;Please enter a valid username.&lt;/span&gt;</text:p>
      <text:p text:style-name="P12">error.username.invalid=&lt;span class="errorclass"&gt;Username is invalid.&lt;/span&gt;</text:p>
      <text:p text:style-name="P12">error.username.duplicate=&lt;span class="errorclass"&gt;Username {0} already exists.&lt;/p&gt;</text:p>
      <text:p text:style-name="P12">error.password.required=&lt;span class="errorclass"&gt;Please enter a valid password.&lt;/span&gt;</text:p>
      <text:p text:style-name="P12">error.password.invalid=&lt;span class="errorclass"&gt;Password is invalid. It should contain 8-10 alphanumeric characters only.&lt;/span&gt;</text:p>
      <text:p text:style-name="P12">error.answer.required=&lt;span class="errorclass"&gt;Please enter a valid answer.&lt;/span&gt;</text:p>
      <text:p text:style-name="P12">error.answer.invalid=&lt;span class="errorclass"&gt;Answer is invalid.&lt;/span&gt;</text:p>
      <text:p text:style-name="P12">error.question.invalid=&lt;p class="errorclass"&gt;Question or answer is invalid.&lt;/p&gt;</text:p>
      <text:p text:style-name="P12">error.designation.required=&lt;span class="errorclass"&gt;Please enter a valid designation or position.&lt;/span&gt;</text:p>
      <text:p text:style-name="P12">error.designation.invalid=&lt;span class="errorclass"&gt;Designation or position is invalid.&lt;/span&gt;</text:p>
      <text:p text:style-name="P12">error.agency.required=&lt;span class="errorclass"&gt;Please enter a valid agency or institution.&lt;/span&gt;</text:p>
      <text:p text:style-name="P12">error.agency.invalid=&lt;span class="errorclass"&gt;Agency or institution is invalid.&lt;/span&gt;</text:p>
      <text:p text:style-name="P12">error.number.required=&lt;span class="errorclass"&gt;Please enter a valid telephone number.&lt;/span&gt;</text:p>
      <text:p text:style-name="P12">error.number.invalid=&lt;span class="errorclass"&gt;Telephone number is invalid.&lt;/span&gt;</text:p>
      <text:p text:style-name="P12">error.number.duplicate=&lt;span class="errorclass"&gt;Telephone number already exists.&lt;/p&gt;</text:p>
      <text:p text:style-name="P12">error.password.mismatch=&lt;span class="errorclass"&gt;Passwords did not match.&lt;/span&gt;</text:p>
      <text:p text:style-name="P12">error.code.mismatch=&lt;span class="errorclass"&gt;Codes did not match.&lt;/span&gt;</text:p>
      <text:p text:style-name="P12">error.birthdate.invalid=&lt;span class="errorclass"&gt;Birth day is greater than the actual number of days for the month.&lt;/span&gt;</text:p>
      <text:p text:style-name="P12"><text:soft-page-break/>error.birthmonth.invalid=&lt;span class="errorclass"&gt;Birth month is greater than the current month.&lt;/span&gt;</text:p>
      <text:p text:style-name="P12">error.birthday.invalid=&lt;span class="errorclass"&gt;Birth day is greater than the current month's day.&lt;/span&gt;</text:p>
      <text:p text:style-name="P12">error.street.required=&lt;span class="errorclass"&gt;Please enter a valid street name.&lt;/span&gt;</text:p>
      <text:p text:style-name="P12">error.street.invalid=&lt;span class="errorclass"&gt;Street name is invalid.&lt;/span&gt;</text:p>
      <text:p text:style-name="P12">error.city.required=&lt;span class="errorclass"&gt;Please enter a valid city.&lt;/span&gt;</text:p>
      <text:p text:style-name="P12">error.city.invalid=&lt;span class="errorclass"&gt;City is invalid.&lt;/span&gt;</text:p>
      <text:p text:style-name="P12">error.province.required=&lt;span class="errorclass"&gt;Please enter a valid province.&lt;/span&gt;</text:p>
      <text:p text:style-name="P12">error.province.invalid=&lt;span class="errorclass"&gt;Province is invalid.&lt;/span&gt;</text:p>
      <text:p text:style-name="P12">error.relative.duplicate=&lt;span class="errorclass"&gt;Relative already exists.&lt;/p&gt;</text:p>
      <text:p text:style-name="P12">error.weight.required=&lt;span class="errorclass"&gt;Please enter a valid weight.&lt;/span&gt;</text:p>
      <text:p text:style-name="P12">error.weight.invalid=&lt;span class="errorclass"&gt;Weight is invalid.&lt;/span&gt;</text:p>
      <text:p text:style-name="P12">error.marks.required=&lt;span class="errorclass"&gt;Please enter distinguishing marks.&lt;/span&gt;</text:p>
      <text:p text:style-name="P12">error.marks.invalid=&lt;span class="errorclass"&gt;Distinguishing marks are invalid.&lt;/span&gt;</text:p>
      <text:p text:style-name="P12">error.personaleffects.required=&lt;span class="errorclass"&gt;Please enter valid personal effects.&lt;/span&gt;</text:p>
      <text:p text:style-name="P12">error.personaleffects.invalid=&lt;span class="errorclass"&gt;Personal effects are invalid.&lt;/span&gt;</text:p>
      <text:p text:style-name="P12">error.circumstance.required=&lt;span class="errorclass"&gt;Please enter a valid circumstance of disappearance.&lt;/span&gt;</text:p>
      <text:p text:style-name="P12">error.circumstance.invalid=&lt;span class="errorclass"&gt;Circumstance of disappearance is invalid.&lt;/span&gt;</text:p>
      <text:p text:style-name="P12">error.reward.invalid=&lt;span class="errorclass"&gt;Reward is invalid.&lt;/span&gt;</text:p>
      <text:p text:style-name="P12">error.institution.required=&lt;span class="errorclass"&gt;Please enter a valid institution.&lt;/span&gt;</text:p>
      <text:p text:style-name="P12">error.institution.invalid=&lt;span class="errorclass"&gt;Institution is invalid.&lt;/span&gt;</text:p>
      <text:p text:style-name="P12">error.photo.required=&lt;span class="errorclass"&gt;Please enter a photo.&lt;/span&gt;</text:p>
      <text:p text:style-name="P12">error.photo.invalid=&lt;span class="errorclass"&gt;Photo is invalid. It must be in PNG, JPG or GIF format.&lt;/span&gt;</text:p>
      <text:p text:style-name="P12">error.monthmissingorfound.invalid=&lt;span class="errorclass"&gt;Month is greater than the current month.&lt;/span&gt;</text:p>
      <text:p text:style-name="P12">error.daymissingorfound.invalid=&lt;span class="errorclass"&gt;Day is greater than the current month's day.&lt;/span&gt;</text:p>
      <text:p text:style-name="P12">error.codisid.invalid=&lt;span class="errorclass"&gt;CODIS ID is invalid.&lt;/span&gt;</text:p>
      <text:p text:style-name="P12">error.afisid.invalid=&lt;span class="errorclass"&gt;AFIS ID is invalid.&lt;/span&gt;</text:p>
      <text:p text:style-name="P12">error.dentalid.invalid=&lt;span class="errorclass"&gt;Dental ID is invalid.&lt;/span&gt;</text:p>
      <text:p text:style-name="P12">error.remarks.required=&lt;span class="errorclass"&gt;Please enter a remark.&lt;/span&gt;</text:p>
      <text:p text:style-name="P12">error.remarks.invalid=&lt;span class="errorclass"&gt;Remark is invalid.&lt;/span&gt;</text:p>
      <text:p text:style-name="P12">error.report.required=&lt;span class="errorclass"&gt;Please enter a progress report.&lt;/span&gt;</text:p>
      <text:p text:style-name="P12">error.report.invalid=&lt;span class="errorclass"&gt;Progress report is invalid.&lt;/span&gt;</text:p>
      <text:p text:style-name="P12"/>
      <text:p text:style-name="P12">### Labels ###</text:p>
      <text:p text:style-name="P12">label.id=ID</text:p>
      <text:p text:style-name="P12">label.group=Group</text:p>
      <text:p text:style-name="P12">label.username=Username</text:p>
      <text:p text:style-name="P12">label.password=Password</text:p>
      <text:p text:style-name="P12">label.password.verify=Verify Password</text:p>
      <text:p text:style-name="P12">label.name=Name</text:p>
      <text:p text:style-name="P12">label.firstname=First Name</text:p>
      <text:p text:style-name="P12">label.nickname=Nickname</text:p>
      <text:p text:style-name="P12">label.middlename=Middle Name</text:p>
      <text:p text:style-name="P12">label.lastname=Last Name</text:p>
      <text:p text:style-name="P12">label.date.birth=Birth Date</text:p>
      <text:p text:style-name="P12">label.age=Age</text:p>
      <text:p text:style-name="P12">label.agency=Agency</text:p>
      <text:p text:style-name="P12">label.designation=Designation</text:p>
      <text:p text:style-name="P12"><text:soft-page-break/>label.number=Contact Number</text:p>
      <text:p text:style-name="P12">label.email=E-mail Address</text:p>
      <text:p text:style-name="P12">label.ipaddress=IP Address</text:p>
      <text:p text:style-name="P12">label.date.lastlogin=Last Login</text:p>
      <text:p text:style-name="P12">label.date.encoded=Date Encoded</text:p>
      <text:p text:style-name="P12">label.date.missing=Date Missing</text:p>
      <text:p text:style-name="P12">label.date.found=Date Found</text:p>
      <text:p text:style-name="P12">label.question=Question</text:p>
      <text:p text:style-name="P12">label.answer=Answer</text:p>
      <text:p text:style-name="P12">label.creatorid=Creator ID</text:p>
      <text:p text:style-name="P12">label.status=Status</text:p>
      <text:p text:style-name="P12">label.count=#</text:p>
      <text:p text:style-name="P12">label.code=Confirmation Code</text:p>
      <text:p text:style-name="P12">label.code.verify=Verify Code</text:p>
      <text:p text:style-name="P12">label.subject=Subject</text:p>
      <text:p text:style-name="P12">label.message=Message</text:p>
      <text:p text:style-name="P12">label.address=Address</text:p>
      <text:p text:style-name="P12">label.address.street=Street</text:p>
      <text:p text:style-name="P12">label.address.city=City</text:p>
      <text:p text:style-name="P12">label.address.province=Province/State</text:p>
      <text:p text:style-name="P12">label.address.country=Country</text:p>
      <text:p text:style-name="P12">label.address.missingfrom=Missing from</text:p>
      <text:p text:style-name="P12">label.address.possiblelocation=Possible Location</text:p>
      <text:p text:style-name="P12">label.address.currentlocation=Current Location</text:p>
      <text:p text:style-name="P12">label.case.id=Case ID</text:p>
      <text:p text:style-name="P12">label.case.type=Case Type</text:p>
      <text:p text:style-name="P12">label.sex=Sex</text:p>
      <text:p text:style-name="P12">label.height=Height</text:p>
      <text:p text:style-name="P12">label.height.ft=feet</text:p>
      <text:p text:style-name="P12">label.height.in=inches</text:p>
      <text:p text:style-name="P12">label.height.cm=centimeters</text:p>
      <text:p text:style-name="P12">label.weight=Weight</text:p>
      <text:p text:style-name="P12">label.weight.lbs=pounds</text:p>
      <text:p text:style-name="P12">label.weight.kg=kilograms</text:p>
      <text:p text:style-name="P12">label.religion=Religion</text:p>
      <text:p text:style-name="P12">label.race=Race</text:p>
      <text:p text:style-name="P12">label.color.eye=Eye Color</text:p>
      <text:p text:style-name="P12">label.color.hair=Hair Color</text:p>
      <text:p text:style-name="P12">label.condition=Medical Condition</text:p>
      <text:p text:style-name="P12">label.marks=Distinguishing Marks</text:p>
      <text:p text:style-name="P12">label.circumstance=Circumstance</text:p>
      <text:p text:style-name="P12">label.personaleffects=Personal Effects</text:p>
      <text:p text:style-name="P12">label.remarks=Remarks</text:p>
      <text:p text:style-name="P12">label.reward=Reward (PhP)</text:p>
      <text:p text:style-name="P12">label.codis.id=CODIS ID</text:p>
      <text:p text:style-name="P12">label.afis.id=AFIS ID</text:p>
      <text:p text:style-name="P12">label.dental.id=Dental ID</text:p>
      <text:p text:style-name="P12">label.relative.id=Relative ID</text:p>
      <text:p text:style-name="P12">label.abductor.id=Abductor ID</text:p>
      <text:p text:style-name="P12">label.investigator.id=Investigator ID</text:p>
      <text:p text:style-name="P12">label.relation=Relation</text:p>
      <text:p text:style-name="P12"><text:soft-page-break/>label.institution=Institution</text:p>
      <text:p text:style-name="P12">label.missing.day=day(s) missing</text:p>
      <text:p text:style-name="P12">label.photo=Photo</text:p>
      <text:p text:style-name="P12">label.agedphoto=Aged Photo</text:p>
      <text:p text:style-name="P12">label.assign=Assign to</text:p>
      <text:p text:style-name="P12">label.relative.existing=Existing Relative</text:p>
      <text:p text:style-name="P12">label.relative.new=New Relative</text:p>
      <text:p text:style-name="P12">label.abductor.existing=Existing Abductor</text:p>
      <text:p text:style-name="P12">label.abductor.new=New Abductor</text:p>
      <text:p text:style-name="P12">label.investigator.existing=Existing Investigator</text:p>
      <text:p text:style-name="P12">label.cases.handled=Handled Cases</text:p>
      <text:p text:style-name="P12">label.cases.encoded=Encoded Cases</text:p>
      <text:p text:style-name="P12">label.users.encoded=Encoded Users</text:p>
      <text:p text:style-name="P12">label.unknown=Unknown</text:p>
      <text:p text:style-name="P12">label.progress=Progress Reports</text:p>
      <text:p text:style-name="P12">label.from=From</text:p>
      <text:p text:style-name="P12">label.for=For</text:p>
      <text:p text:style-name="P12">label.date.sent=Date Sent</text:p>
      <text:p text:style-name="P12">label.report=Report</text:p>
      <text:p text:style-name="P12">label.date.reported=Date Written/Updated</text:p>
      <text:p text:style-name="P12">label.abductor.name=Abductor</text:p>
      <text:p text:style-name="P12">label.relative.name=Relative</text:p>
      <text:p text:style-name="P12">label.investigator.username=Investigator</text:p>
      <text:p text:style-name="P12"/>
      <text:p text:style-name="P12">### Sexes ###</text:p>
      <text:p text:style-name="P12">sex.0=Unknown</text:p>
      <text:p text:style-name="P12">sex.1=Male</text:p>
      <text:p text:style-name="P12">sex.2=Female</text:p>
      <text:p text:style-name="P12"/>
      <text:p text:style-name="P12">### Eye colors ###</text:p>
      <text:p text:style-name="P12">color.eye.0=Unknown</text:p>
      <text:p text:style-name="P12">color.eye.1=Amber</text:p>
      <text:p text:style-name="P12">color.eye.2=Blue</text:p>
      <text:p text:style-name="P12">color.eye.3=Brown</text:p>
      <text:p text:style-name="P12">color.eye.4=Gray</text:p>
      <text:p text:style-name="P12">color.eye.5=Green</text:p>
      <text:p text:style-name="P12">color.eye.6=Hazel</text:p>
      <text:p text:style-name="P12">color.eye.7=Others</text:p>
      <text:p text:style-name="P12"/>
      <text:p text:style-name="P12">### Hair colors ###</text:p>
      <text:p text:style-name="P12">color.hair.0=Unknown</text:p>
      <text:p text:style-name="P12">color.hair.1=Auburn</text:p>
      <text:p text:style-name="P12">color.hair.2=Black</text:p>
      <text:p text:style-name="P12">color.hair.3=Blond</text:p>
      <text:p text:style-name="P12">color.hair.4=Brown</text:p>
      <text:p text:style-name="P12">color.hair.5=Gray/White</text:p>
      <text:p text:style-name="P12">color.hair.6=Red</text:p>
      <text:p text:style-name="P12">color.hair.7=Others</text:p>
      <text:p text:style-name="P12"/>
      <text:p text:style-name="P12">### Religions ###</text:p>
      <text:p text:style-name="P12">### Sub-religions and sects excluded ###</text:p>
      <text:p text:style-name="P12"><text:soft-page-break/>religion.0=Unknown</text:p>
      <text:p text:style-name="P12">religion.1=Atheist</text:p>
      <text:p text:style-name="P12">religion.2=Buddhist</text:p>
      <text:p text:style-name="P12">religion.3=Christian</text:p>
      <text:p text:style-name="P12">religion.4=Hindu</text:p>
      <text:p text:style-name="P12">religion.5=Islamic</text:p>
      <text:p text:style-name="P12">religion.6=Jew</text:p>
      <text:p text:style-name="P12">religion.7=Others</text:p>
      <text:p text:style-name="P12"/>
      <text:p text:style-name="P12">### Races ###</text:p>
      <text:p text:style-name="P12">race.0=Unknown</text:p>
      <text:p text:style-name="P12">race.1=African</text:p>
      <text:p text:style-name="P12">race.2=African American</text:p>
      <text:p text:style-name="P12">race.3=Asia/Pacific</text:p>
      <text:p text:style-name="P12">race.4=Caucasian</text:p>
      <text:p text:style-name="P12">race.5=European</text:p>
      <text:p text:style-name="P12">race.6=Hispanic</text:p>
      <text:p text:style-name="P12">race.7=Indian</text:p>
      <text:p text:style-name="P12">race.8=Mixed Race</text:p>
      <text:p text:style-name="P12">race.9=Middle Eastern</text:p>
      <text:p text:style-name="P12">race.10=Mongolian</text:p>
      <text:p text:style-name="P12">race.11=Native American</text:p>
      <text:p text:style-name="P12">race.12=Southeast Asian</text:p>
      <text:p text:style-name="P12">race.13=Others</text:p>
      <text:p text:style-name="P12"/>
      <text:p text:style-name="P12">### Months ###</text:p>
      <text:p text:style-name="P12">month.1=January</text:p>
      <text:p text:style-name="P12">month.2=February</text:p>
      <text:p text:style-name="P12">month.3=March</text:p>
      <text:p text:style-name="P12">month.4=April</text:p>
      <text:p text:style-name="P12">month.5=May</text:p>
      <text:p text:style-name="P12">month.6=June</text:p>
      <text:p text:style-name="P12">month.7=July</text:p>
      <text:p text:style-name="P12">month.8=August</text:p>
      <text:p text:style-name="P12">month.9=September</text:p>
      <text:p text:style-name="P12">month.10=October</text:p>
      <text:p text:style-name="P12">month.11=November</text:p>
      <text:p text:style-name="P12">month.12=December</text:p>
      <text:p text:style-name="P12"/>
      <text:p text:style-name="P12">### Groups ###</text:p>
      <text:p text:style-name="P12">group.0=Administrator</text:p>
      <text:p text:style-name="P12">group.1=Encoder</text:p>
      <text:p text:style-name="P12">group.2=Investigator</text:p>
      <text:p text:style-name="P12"/>
      <text:p text:style-name="P12">### Status ###</text:p>
      <text:p text:style-name="P12">### User status ###</text:p>
      <text:p text:style-name="P12">status.user.0=Active</text:p>
      <text:p text:style-name="P12">status.user.1=Suspended</text:p>
      <text:p text:style-name="P12">### Case status ###</text:p>
      <text:p text:style-name="P12">status.case.0=On-going</text:p>
      <text:p text:style-name="P12">status.case.1=Solved</text:p>
      <text:p text:style-name="P12"><text:soft-page-break/>status.case.2=Unsolved</text:p>
      <text:p text:style-name="P12">### Messages ###</text:p>
      <text:p text:style-name="P12">status.message.0=Unread</text:p>
      <text:p text:style-name="P12">status.message.1=Read</text:p>
      <text:p text:style-name="P12"/>
      <text:p text:style-name="P12">### Case types ###</text:p>
      <text:p text:style-name="P12">type.0=Endangered Missing</text:p>
      <text:p text:style-name="P12">type.1=Family Abduction</text:p>
      <text:p text:style-name="P12">type.2=Non-Family Abduction</text:p>
      <text:p text:style-name="P12">type.3=Endangered Runaway</text:p>
      <text:p text:style-name="P12">type.4=Unknown</text:p>
      <text:p text:style-name="P12">type.5=Found</text:p>
      <text:p text:style-name="P12">type.6=Abandoned</text:p>
      <text:p text:style-name="P12">type.7=Throwaway</text:p>
      <text:p text:style-name="P12">type.8=Unidentified</text:p>
      <text:p text:style-name="P12"/>
      <text:p text:style-name="P12">### Relations ###</text:p>
      <text:p text:style-name="P12">relation.0=Husband</text:p>
      <text:p text:style-name="P12">relation.1=Wife</text:p>
      <text:p text:style-name="P12">relation.2=Father</text:p>
      <text:p text:style-name="P12">relation.3=Mother</text:p>
      <text:p text:style-name="P12">relation.4=Son</text:p>
      <text:p text:style-name="P12">relation.5=Daughter</text:p>
      <text:p text:style-name="P12">relation.6=Brother</text:p>
      <text:p text:style-name="P12">relation.7=Sister</text:p>
      <text:p text:style-name="P12">relation.8=Stepfather</text:p>
      <text:p text:style-name="P12">relation.9=Stepmother</text:p>
      <text:p text:style-name="P12">relation.10=Stepson</text:p>
      <text:p text:style-name="P12">relation.11=Stepdaughter</text:p>
      <text:p text:style-name="P12">relation.12=Stepbrother</text:p>
      <text:p text:style-name="P12">relation.13=Stepsister</text:p>
      <text:p text:style-name="P12">relation.14=Uncle</text:p>
      <text:p text:style-name="P12">relation.15=Aunt</text:p>
      <text:p text:style-name="P12">relation.16=Nephew</text:p>
      <text:p text:style-name="P12">relation.17=Niece</text:p>
      <text:p text:style-name="P12">relation.18=Grandfather</text:p>
      <text:p text:style-name="P12">relation.19=Grandmother</text:p>
      <text:p text:style-name="P12">relation.20=Grandson</text:p>
      <text:p text:style-name="P12">relation.21=Granddaughter</text:p>
      <text:p text:style-name="P12">relation.22=Cousin</text:p>
      <text:p text:style-name="P12">relation.23=In-law</text:p>
      <text:p text:style-name="P12">relation.24=Fiancé</text:p>
      <text:p text:style-name="P12">relation.25=Fiancée</text:p>
      <text:p text:style-name="P12">relation.26=Boyfriend</text:p>
      <text:p text:style-name="P12">relation.27=Girlfriend</text:p>
      <text:p text:style-name="P12">relation.28=Friend</text:p>
      <text:p text:style-name="P12">relation.29=Nanny</text:p>
      <text:p text:style-name="P12">relation.30=Others</text:p>
      <text:p text:style-name="P12"/>
      <text:p text:style-name="P12">### Security questions ###</text:p>
      <text:p text:style-name="P12">question.0=What is your favorite color?</text:p>
      <text:p text:style-name="P12"><text:soft-page-break/>question.1=What is the name of your favorite pet?</text:p>
      <text:p text:style-name="P12">question.2=What is the name of your high school?</text:p>
      <text:p text:style-name="P12"/>
      <text:p text:style-name="P12">### Global tags ###</text:p>
      <text:p text:style-name="P12">global.style=styles/missingfilipinos.css</text:p>
      <text:p text:style-name="P12">global.footer.copyright=&lt;p class="copyrightclass"&gt;© 2008-2009 &lt;a href="http://openmpis.googlecode.com"&gt;OpenMPIS&lt;/a&gt;. All rights reserved.&lt;/p&gt;</text:p>
      <text:p text:style-name="P12">global.footer.link=&lt;ul&gt;&lt;li&gt;&lt;a href="viewPrivacy.do" accesskey="a"&gt;Privacy Policy&lt;/a&gt;&lt;/li&gt;&lt;li&gt;&lt;a href="viewTerms.do" accesskey="b"&gt;Terms&lt;/a&gt;&lt;/li&gt;&lt;li&gt;&lt;a href="viewDisclaimer.do" accesskey="c"&gt;Disclaimer&lt;/a&gt;&lt;/li&gt;&lt;li&gt;&lt;a href="viewAccessibility.do" accesskey="d"&gt;Accessibility&lt;/a&gt;&lt;/li&gt;&lt;li&gt;&lt;a href="viewSitemap.do" accesskey="e"&gt;Sitemap&lt;/a&gt;&lt;/li&gt;&lt;li&gt;&lt;a href="http://validator.w3.org/check/referer"&gt;Valid XHTML&lt;/a&gt;&lt;/li&gt;&lt;li&gt;&lt;a href="http://jigsaw.w3.org/css-validator/check/referer"&gt;Valid CSS&lt;/a&gt;&lt;/li&gt;&lt;/ul&gt;</text:p>
      <text:p text:style-name="P12">global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global.contact=IF YOU HAVE ANY INFORMATION CONCERNING THIS CASE, PLEASE CONTACT US AT +63 2 426-9760 OR THE NEAREST LAW ENFORCEMENT AGENCY.</text:p>
      <text:p text:style-name="P12"/>
      <text:p text:style-name="P12">### Pagination-related tags and messages ###</text:p>
      <text:p text:style-name="P12">pagination.firstpage.enabled=&lt;input type="button" name="firstpage" value="First Page" onclick="javascript: window.location = '{0}';" class="buttonclass"/&gt;</text:p>
      <text:p text:style-name="P12">pagination.firstpage.disabled=&lt;input type="button" name="firstpage" value="First Page" disabled="disabled" class="buttonclass"/&gt;</text:p>
      <text:p text:style-name="P12">pagination.lastpage.enabled=&lt;input type="button" name="lastpage" value="Last Page" onclick="javascript: window.location = '{0}';" class="buttonclass"/&gt;</text:p>
      <text:p text:style-name="P12">pagination.lastpage.disabled=&lt;input type="button" name="lastpage" value="Last Page" disabled="disabled" class="buttonclass"/&gt;</text:p>
      <text:p text:style-name="P12">pagination.nextpage.enabled=&lt;input type="button" name="nextpage" value="Next Page" onclick="javascript: window.location = '{0}';" class="buttonclass"/&gt;</text:p>
      <text:p text:style-name="P12">pagination.nextpage.disabled=&lt;input type="button" name="nextpage" value="Next Page" disabled="disabled" class="buttonclass"/&gt;</text:p>
      <text:p text:style-name="P12">pagination.previouspage.enabled=&lt;input type="button" name="previouspage" value="Previous Page" onclick="javascript: window.location = '{0}';" class="buttonclass"/&gt;</text:p>
      <text:p text:style-name="P12">pagination.previouspage.disabled=&lt;input type="button" name="previouspage" value="Previous Page" disabled="disabled" class="buttonclass"/&gt;</text:p>
      <text:p text:style-name="P12"/>
      <text:p text:style-name="P12">### Case-related tags and messages ###</text:p>
      <text:p text:style-name="P12">case.title=Case</text:p>
      <text:p text:style-name="P12">case.heading=&lt;h1&gt;Success&lt;/h1&gt;</text:p>
      <text:p text:style-name="P12">case.menu=&lt;ul&gt;&lt;li&gt;&lt;a href="viewHome.do" accesskey="1"&gt;Home&lt;/a&gt;&lt;/li&gt;&lt;li&gt;&lt;a class="chosen"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case.submenu=&lt;ul&gt;&lt;li&gt;&lt;a href="viewCase.do?action=listMissing"&gt;Missing&lt;/a&gt;&lt;/li&gt;&lt;li&gt;&lt;a href="viewCase.do?action=listFamilyAbduction"&gt;Family Abductions&lt;/a&gt;&lt;/li&gt;&lt;li&gt;&lt;a href="viewCase.do?<text:soft-page-break/>action=listNonFamilyAbduction"&gt;Non-Family Abductions&lt;/a&gt;&lt;/li&gt;&lt;li&gt;&lt;a href="viewCase.do?action=listRunaway"&gt;Runaway&lt;/a&gt;&lt;/li&gt;&lt;li&gt;&lt;a href="viewCase.do?action=listUnknown"&gt;Unknown&lt;/a&gt;&lt;/li&gt;&lt;li&gt;&lt;a href="viewCase.do?action=listFound"&gt;Found&lt;/a&gt;&lt;/li&gt;&lt;li&gt;&lt;a href="viewCase.do?action=listAbandoned"&gt;Abandoned&lt;/a&gt;&lt;/li&gt;&lt;li&gt;&lt;a href="viewCase.do?action=listThrowaway"&gt;Throwaway&lt;/a&gt;&lt;/li&gt;&lt;li&gt;&lt;a href="viewCase.do?action=listUnidentified"&gt;Unidentified&lt;/a&gt;&lt;/li&gt;&lt;li&gt;&lt;a href="viewCase.do?action=listSolved"&gt;Solved&lt;/a&gt;&lt;/li&gt;&lt;li&gt;&lt;a href="viewCase.do?action=listUnsolved"&gt;Unsolved&lt;/a&gt;&lt;/li&gt;&lt;/ul&gt;</text:p>
      <text:p text:style-name="P12">case.list=&lt;h1&gt;Case List (Page {0} of {1})&lt;/h1&gt;</text:p>
      <text:p text:style-name="P12">case.list.allmissing=&lt;h1&gt;All Missing Persons List (Page {0} of {1})&lt;/h1&gt;</text:p>
      <text:p text:style-name="P12">case.list.missing=&lt;h1&gt;Missing Persons List (Page {0} of {1})&lt;/h1&gt;</text:p>
      <text:p text:style-name="P12">case.list.familyabduction=&lt;h1&gt;Family Abductions List (Page {0} of {1})&lt;/h1&gt;</text:p>
      <text:p text:style-name="P12">case.list.nonfamilyabduction=&lt;h1&gt;Non-Family Abductions List (Page {0} of {1})&lt;/h1&gt;</text:p>
      <text:p text:style-name="P12">case.list.runaway=&lt;h1&gt;Runaway Persons List (Page {0} of {1})&lt;/h1&gt;</text:p>
      <text:p text:style-name="P12">case.list.unknown=&lt;h1&gt;Missing Persons with Unknown Circumstance List (Page {0} of {1})&lt;/h1&gt;</text:p>
      <text:p text:style-name="P12">case.list.found=&lt;h1&gt;Found Persons List (Page {0} of {1})&lt;/h1&gt;</text:p>
      <text:p text:style-name="P12">case.list.abandoned=&lt;h1&gt;Abandoned Persons List (Page {0} of {1})&lt;/h1&gt;</text:p>
      <text:p text:style-name="P12">case.list.throwaway=&lt;h1&gt;Throwaway Persons List (Page {0} of {1})&lt;/h1&gt;</text:p>
      <text:p text:style-name="P12">case.list.unidentified=&lt;h1&gt;Unidentified Persons List (Page {0} of {1})&lt;/h1&gt;</text:p>
      <text:p text:style-name="P12">case.list.solved=&lt;h1&gt;Solved Cases List (Page {0} of {1})&lt;/h1&gt;</text:p>
      <text:p text:style-name="P12">case.list.unsolved=&lt;h1&gt;Unsolved Cases List (Page {0} of {1})&lt;/h1&gt;</text:p>
      <text:p text:style-name="P12">case.add=&lt;h1&gt;Add Case&lt;/h1&gt;</text:p>
      <text:p text:style-name="P12">case.edit=&lt;h1&gt;Edit Case&lt;/h1&gt;</text:p>
      <text:p text:style-name="P12">case.delete=&lt;h1&gt;Delete Case&lt;/h1&gt;</text:p>
      <text:p text:style-name="P12">case.view=&lt;h1&gt;View Case&lt;/h1&gt;</text:p>
      <text:p text:style-name="P12">case.content.empty=There are no cases in the database.</text:p>
      <text:p text:style-name="P12">case.content.deleted=Successfully deleted person {0} "{1}" {2} with case ID {3}.</text:p>
      <text:p text:style-name="P12">case.content.person=The case ID is {0} and was created on {1}.</text:p>
      <text:p text:style-name="P12">case.content.relative=The relative ID is {0}.</text:p>
      <text:p text:style-name="P12">case.content.abductor=The abductor ID is {0}.</text:p>
      <text:p text:style-name="P12">case.content.investigator=The investigator ID is {0} and investigator username is {1}. Please do not forget to sign the case reporting form.</text:p>
      <text:p text:style-name="P12">case.content.confirm=Are you sure you want to delete person {0} "{1}" {2}?</text:p>
      <text:p text:style-name="P12">case.content.confirm.relative=This will also delete relative {0} {1}.</text:p>
      <text:p text:style-name="P12">case.content.confirm.abductor=Likewise, abductor {0} "{1}" {2} will also be deleted.</text:p>
      <text:p text:style-name="P12">case.add.buttons=&lt;input type="submit" class="case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2">case.delete.buttons=&lt;input type="submit" class="casebuttonclass" value="Save"/&gt;&amp;nbsp;&amp;nbsp;&lt;input type="button" class="buttonclass" value="Cancel" onclick="javascript: window.location = 'viewCase.do?action=list';"/&gt;&amp;nbsp;&amp;nbsp;&lt;input type="button" class="buttonclass" value="Delete" onclick="javascript: window.location = '{0}';"/&gt;</text:p>
      <text:p text:style-name="P12">case.new.button=&lt;input type="button" name="addcase" value="Add Case" onclick="javascript: window.location = 'viewPerson.do?action=newPerson';" class="buttonclass"/&gt;</text:p>
      <text:p text:style-name="P12">case.delete.confirm.buttons=&lt;input type="submit" class="casebuttonclass" value="Delete"/&gt;&amp;nbsp;&amp;nbsp;&lt;input type="button" class="buttonclass" value="Cancel" onclick="javascript: window.location = 'viewCase.do?action=list';"/&gt;</text:p>
      <text:p text:style-name="P12">case.assign.buttons=&lt;input type="submit" class="casebuttonclass" value="Save"/&gt;&amp;nbsp;&amp;nbsp;&lt;input type="button" class="buttonclass" value="Cancel" onclick="javascript: window.location = 'viewCase.do?action=list';"/&gt;</text:p>
      <text:p text:style-name="P12"><text:soft-page-break/>case.print.poster=&lt;input type="button" name="poster" value="Print Poster" onclick="javascript: window.location = '{0}';" class="buttonclass"/&gt;</text:p>
      <text:p text:style-name="P12">case.reports=There are {0} &lt;a href="viewReport.do?action=viewReport&amp;id={1}"&gt;progress reports&lt;/a&gt; for this person.</text:p>
      <text:p text:style-name="P12">case.add.sighting.button=&lt;input type="button" name="poster" value="Add Sighting" onclick="javascript: window.location = '{0}';" class="buttonclass"/&gt;</text:p>
      <text:p text:style-name="P12">case.add.progress.button=&lt;input type="button" name="addreport" value="Add Progress Report" onclick="javascript: window.location = '{0}';" class="buttonclass"/&gt;</text:p>
      <text:p text:style-name="P12">case.print.progress.buttons=&lt;input type="button" name="listreport" value="View Progress Report" onclick="javascript: window.location = '{0}';" class="buttonclass"/&gt;&amp;nbsp;&amp;nbsp;&lt;input type="button" name="printreport" value="Print Progress Report" onclick="javascript: window.location = '{1}';" class="buttonclass"/&gt;</text:p>
      <text:p text:style-name="P12"/>
      <text:p text:style-name="P12">### Relative-related tags and messages ###</text:p>
      <text:p text:style-name="P12">relative.title=Relative</text:p>
      <text:p text:style-name="P12">relative.add=&lt;h1&gt;Add Relative&lt;/h1&gt;</text:p>
      <text:p text:style-name="P12">relative.edit=&lt;h1&gt;Edit Relative&lt;/h1&gt;</text:p>
      <text:p text:style-name="P12">relative.delete=&lt;h1&gt;Delete Relative&lt;/h1&gt;</text:p>
      <text:p text:style-name="P12">relative.view=&lt;h1&gt;View Relative&lt;/h1&gt;</text:p>
      <text:p text:style-name="P12">relative.content.deleted=Successfully deleted relative {0} {1} with ID {2}.</text:p>
      <text:p text:style-name="P12">relative.content.confirm=Are you sure you want to delete {0} {1}?</text:p>
      <text:p text:style-name="P12">relative.content.locked=Relative cannot be deleted. {0} person(s) are attributed to him/her.</text:p>
      <text:p text:style-name="P12">relative.add.buttons=&lt;input type="submit" class="relative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2">relative.delete.buttons=&lt;input type="submit" class="relativebuttonclass" value="Save"/&gt;&amp;nbsp;&amp;nbsp;&lt;input type="button" class="buttonclass" value="Cancel" onclick="javascript: window.location = 'viewCase.do?action=list';"/&gt;&amp;nbsp;&amp;nbsp;&lt;input type="button" class="buttonclass" value="Delete" onclick="javascript: window.location = '{0}';"/&gt;</text:p>
      <text:p text:style-name="P12">relative.delete.confirm.buttons=&lt;input type="submit" class="relativebuttonclass" value="Delete"/&gt;&amp;nbsp;&amp;nbsp;&lt;input type="button" class="buttonclass" value="Cancel" onclick="javascript: window.location = 'viewCase.do?action=list';"/&gt;</text:p>
      <text:p text:style-name="P12"/>
      <text:p text:style-name="P12">### Abductor-related tags and messages ###</text:p>
      <text:p text:style-name="P12">abductor.title=Abductor</text:p>
      <text:p text:style-name="P12">abductor.add=&lt;h1&gt;Add Abductor&lt;/h1&gt;</text:p>
      <text:p text:style-name="P12">abductor.edit=&lt;h1&gt;Edit Abductor&lt;/h1&gt;</text:p>
      <text:p text:style-name="P12">abductor.delete=&lt;h1&gt;Delete Abductor&lt;/h1&gt;</text:p>
      <text:p text:style-name="P12">abductor.view=&lt;h1&gt;View Abductor&lt;/h1&gt;</text:p>
      <text:p text:style-name="P12">abductor.content.deleted=Successfully deleted abductor {0} "{1}" {2} with ID {3}.</text:p>
      <text:p text:style-name="P12">abductor.content.confirm=Are you sure you want to delete {0} "{1}" {2}?</text:p>
      <text:p text:style-name="P12">abductor.content.locked=Abductor cannot be deleted. {0} person(s) are attributed to him/her.</text:p>
      <text:p text:style-name="P12">abductor.add.buttons=&lt;input type="submit" class="abductor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2">abductor.delete.buttons=&lt;input type="submit" class="abductorbuttonclass" value="Save"/&gt;&amp;nbsp;&amp;nbsp;&lt;input type="button" class="buttonclass" value="Cancel" onclick="javascript: window.location = 'viewCase.do?action=list';"/&gt;&amp;nbsp;&amp;nbsp;&lt;input type="button" class="buttonclass" value="Delete" onclick="javascript: window.location = '{0}';"/&gt;</text:p>
      <text:p text:style-name="P12">abductor.delete.confirm.buttons=&lt;input type="submit" class="abductorbuttonclass" <text:soft-page-break/>value="Delete"/&gt;&amp;nbsp;&amp;nbsp;&lt;input type="button" class="buttonclass" value="Cancel" onclick="javascript: window.location = 'viewCase.do?action=list';"/&gt;</text:p>
      <text:p text:style-name="P12">abductor.print.poster=&lt;input type="button" name="poster" value="Print Poster" onclick="javascript: window.location = '{0}';" class="buttonclass"/&gt;</text:p>
      <text:p text:style-name="P12"/>
      <text:p text:style-name="P12">### Progress report-related tags and messages ###</text:p>
      <text:p text:style-name="P12">report.title=Progress Report</text:p>
      <text:p text:style-name="P12">report.list=&lt;h1&gt;Progress Report List (Page {0} of {1})&lt;/h1&gt;</text:p>
      <text:p text:style-name="P12">report.add=&lt;h1&gt;Add Progress Report&lt;/h1&gt;</text:p>
      <text:p text:style-name="P12">report.edit=&lt;h1&gt;Edit Progress Report&lt;/h1&gt;</text:p>
      <text:p text:style-name="P12">report.delete=&lt;h1&gt;Delete Progress Report&lt;/h1&gt;</text:p>
      <text:p text:style-name="P12">report.content.empty=There are no progress reports.</text:p>
      <text:p text:style-name="P12">report.content.deleted=Successfully deleted progress report {0}.</text:p>
      <text:p text:style-name="P12">report.content.created=Successfully created progress report for {0} {1} {2} on {3}.</text:p>
      <text:p text:style-name="P12">report.content.updated=Successfully updated progress report {0}.</text:p>
      <text:p text:style-name="P12">report.content.confirm=Are you sure you want to delete {0}?</text:p>
      <text:p text:style-name="P12">report.add.buttons=&lt;input type="submit" class="reportbuttonclass" value="Save"/&gt;&amp;nbsp;&amp;nbsp;&lt;input type="reset" class="buttonclass" value="Clear"/&gt;&amp;nbsp;&amp;nbsp;&lt;input type="button" class="buttonclass" value="Cancel" onclick="javascript: window.location = 'viewReport.do?action=list';"/&gt;</text:p>
      <text:p text:style-name="P12">report.edit.buttons=&lt;input type="submit" class="reportbuttonclass" value="Save"/&gt;&amp;nbsp;&amp;nbsp;&lt;input type="button" class="buttonclass" value="Cancel" onclick="javascript: window.location = 'viewReport.do?action=list';"/&gt;</text:p>
      <text:p text:style-name="P12">#report.delete.buttons=&lt;input type="submit" class="reportbuttonclass" value="Save"/&gt;&amp;nbsp;&amp;nbsp;&lt;input type="button" class="buttonclass" value="Cancel" onclick="javascript: window.location = 'viewReport.do?action=list';"/&gt;&amp;nbsp;&amp;nbsp;&lt;input type="button" class="buttonclass" value="Delete" onclick="javascript: window.location = '{0}';"/&gt;</text:p>
      <text:p text:style-name="P12">report.new.button=&lt;input type="button" name="adduser" value="Add Progress Report" onclick="javascript: window.location = 'viewUser.do?action=newUser';" class="buttonclass"/&gt;</text:p>
      <text:p text:style-name="P12">report.delete.confirm.buttons=&lt;input type="submit" class="reportbuttonclass" value="Delete"/&gt;&amp;nbsp;&amp;nbsp;&lt;input type="button" class="buttonclass" value="Cancel" onclick="javascript: window.location = 'viewReport.do?action=list';"/&gt;</text:p>
      <text:p text:style-name="P12"/>
      <text:p text:style-name="P12">### User-related tags and messages ###</text:p>
      <text:p text:style-name="P12">user.title=User</text:p>
      <text:p text:style-name="P12">user.list=&lt;h1&gt;User List (Page {0} of {1})&lt;/h1&gt;</text:p>
      <text:p text:style-name="P12">user.add=&lt;h1&gt;Add User&lt;/h1&gt;</text:p>
      <text:p text:style-name="P12">user.edit=&lt;h1&gt;Edit User&lt;/h1&gt;</text:p>
      <text:p text:style-name="P12">user.delete=&lt;h1&gt;Delete User&lt;/h1&gt;</text:p>
      <text:p text:style-name="P12">user.content.empty=There are no users in the database.</text:p>
      <text:p text:style-name="P12">user.content.deleted=Successfully deleted user {0}.</text:p>
      <text:p text:style-name="P12">user.content.created=Successfully created user {0} with user ID {1} on {2}. Please do not forget to sign the user application form.</text:p>
      <text:p text:style-name="P12">user.content.updated=Successfully updated profile of {0}.</text:p>
      <text:p text:style-name="P12">user.content.confirm=Are you sure you want to delete {0}?</text:p>
      <text:p text:style-name="P12">user.add.buttons=&lt;input type="submit" class="userbuttonclass" value="Save"/&gt;&amp;nbsp;&amp;nbsp;&lt;input type="reset" class="buttonclass" value="Clear"/&gt;&amp;nbsp;&amp;nbsp;&lt;input type="button" class="buttonclass" value="Cancel" onclick="javascript: window.location = 'viewUser.do?action=list';"/&gt;</text:p>
      <text:p text:style-name="P12">user.edit.buttons=&lt;input type="submit" class="userbuttonclass" value="Save"/&gt;&amp;nbsp;&amp;nbsp;&lt;input type="button" class="buttonclass" value="Cancel" onclick="javascript: window.location = 'viewUser.do?action=list';"/&gt;</text:p>
      <text:p text:style-name="P12">#user.delete.buttons=&lt;input type="submit" class="userbuttonclass" value="Save"/&gt;&amp;nbsp;&amp;nbsp;&lt;input <text:soft-page-break/>type="button" class="buttonclass" value="Cancel" onclick="javascript: window.location = 'viewUser.do?action=list';"/&gt;&amp;nbsp;&amp;nbsp;&lt;input type="button" class="buttonclass" value="Delete" onclick="javascript: window.location = 'viewUser.do?action=eraseUser&amp;id={0}';"/&gt;</text:p>
      <text:p text:style-name="P12">user.new.button=&lt;input type="button" name="adduser" value="Add User" onclick="javascript: window.location = 'viewUser.do?action=newUser';" class="buttonclass"/&gt;</text:p>
      <text:p text:style-name="P12">user.delete.confirm.buttons=&lt;input type="submit" class="userbuttonclass" value="Delete"/&gt;&amp;nbsp;&amp;nbsp;&lt;input type="button" class="buttonclass" value="Cancel" onclick="javascript: window.location = 'viewUser.do?action=list';"/&gt;</text:p>
      <text:p text:style-name="P12"/>
      <text:p text:style-name="P12">### Administrator-related tags and messages ###</text:p>
      <text:p text:style-name="P12">admin.home.title=Administrator Home</text:p>
      <text:p text:style-name="P12">admin.home.heading=&lt;h1&gt;Administrator Home&lt;/h1&gt;</text:p>
      <text:p text:style-name="P12">admin.home.menu=&lt;ul&gt;&lt;li&gt;&lt;a class="chosen" href="viewUserHome.do"&gt;Home&lt;/a&gt;&lt;/li&gt;&lt;li&gt;&lt;a href="viewUser.do?action=list"&gt;Users&lt;/a&gt;&lt;/li&gt;&lt;li&gt;&lt;a href="viewStatistics.do"&gt;Statistics&lt;/a&gt;&lt;/li&gt;&lt;li&gt;&lt;a href="viewMessage.do?action=listFeedback"&gt;Feedbacks&lt;/a&gt;&lt;/li&gt;&lt;li&gt;&lt;a href="viewLogout.do"&gt;Log Out&lt;/a&gt;&lt;/li&gt;&lt;/ul&gt;</text:p>
      <text:p text:style-name="P12">admin.home.content=Welcome, {0}!</text:p>
      <text:p text:style-name="P12">admin.home.content.feedbacks=You have &lt;a href="viewMessage.do?action=listFeedback"&gt;{0} new feedback(s)&lt;/a&gt;.</text:p>
      <text:p text:style-name="P12">admin.user.menu=&lt;ul&gt;&lt;li&gt;&lt;a href="viewUserHome.do"&gt;Home&lt;/a&gt;&lt;/li&gt;&lt;li&gt;&lt;a class="chosen" href="viewUser.do?action=list"&gt;Users&lt;/a&gt;&lt;/li&gt;&lt;li&gt;&lt;a href="viewStatistics.do"&gt;Statistics&lt;/a&gt;&lt;/li&gt;&lt;li&gt;&lt;a href="viewMessage.do?action=listFeedback"&gt;Feedbacks&lt;/a&gt;&lt;/li&gt;&lt;li&gt;&lt;a href="viewLogout.do"&gt;Log Out&lt;/a&gt;&lt;/li&gt;&lt;/ul&gt;</text:p>
      <text:p text:style-name="P12">admin.statistics.menu=&lt;ul&gt;&lt;li&gt;&lt;a href="viewUserHome.do"&gt;Home&lt;/a&gt;&lt;/li&gt;&lt;li&gt;&lt;a href="viewUser.do?action=list"&gt;Users&lt;/a&gt;&lt;/li&gt;&lt;li&gt;&lt;a class="chosen" href="viewStatistics.do"&gt;Statistics&lt;/a&gt;&lt;/li&gt;&lt;li&gt;&lt;a href="viewMessage.do?action=listFeedback"&gt;Feedbacks&lt;/a&gt;&lt;/li&gt;&lt;li&gt;&lt;a href="viewLogout.do"&gt;Log Out&lt;/a&gt;&lt;/li&gt;&lt;/ul&gt;</text:p>
      <text:p text:style-name="P12">admin.feedback.menu=&lt;ul&gt;&lt;li&gt;&lt;a href="viewUserHome.do"&gt;Home&lt;/a&gt;&lt;/li&gt;&lt;li&gt;&lt;a href="viewUser.do?action=list"&gt;Users&lt;/a&gt;&lt;/li&gt;&lt;li&gt;&lt;a href="viewStatistics.do"&gt;Statistics&lt;/a&gt;&lt;/li&gt;&lt;li&gt;&lt;a class="chosen" href="viewMessage.do?action=listFeedback"&gt;Feedbacks&lt;/a&gt;&lt;/li&gt;&lt;li&gt;&lt;a href="viewLogout.do"&gt;Log Out&lt;/a&gt;&lt;/li&gt;&lt;/ul&gt;</text:p>
      <text:p text:style-name="P12">admin.global.menu=&lt;ul&gt;&lt;li&gt;&lt;a href="viewUserHome.do"&gt;Home&lt;/a&gt;&lt;/li&gt;&lt;li&gt;&lt;a href="viewUser.do?action=list"&gt;Users&lt;/a&gt;&lt;/li&gt;&lt;li&gt;&lt;a href="viewStatistics.do"&gt;Statistics&lt;/a&gt;&lt;/li&gt;&lt;li&gt;&lt;a href="viewMessage.do?action=listFeedback"&gt;Feedbacks&lt;/a&gt;&lt;/li&gt;&lt;li&gt;&lt;a href="viewLogout.do"&gt;Log Out&lt;/a&gt;&lt;/li&gt;&lt;/ul&gt;</text:p>
      <text:p text:style-name="P12"/>
      <text:p text:style-name="P12">### Encoder-related tags and messages ###</text:p>
      <text:p text:style-name="P12">encoder.home.title=Encoder Home</text:p>
      <text:p text:style-name="P12">encoder.home.heading=&lt;h1&gt;Encoder Home&lt;/h1&gt;</text:p>
      <text:p text:style-name="P12">encoder.home.menu=&lt;ul&gt;&lt;li&gt;&lt;a class="chosen" href="viewUserHome.do"&gt;Home&lt;/a&gt;&lt;/li&gt;&lt;li&gt;&lt;a href="viewUser.do?action=list"&gt;Users&lt;/a&gt;&lt;/li&gt;&lt;li&gt;&lt;a href="viewCase.do?action=list"&gt;Case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encoder.home.content=Welcome, {0}!</text:p>
      <text:p text:style-name="P12">encoder.user.menu=&lt;ul&gt;&lt;li&gt;&lt;a href="viewUserHome.do"&gt;Home&lt;/a&gt;&lt;/li&gt;&lt;li&gt;&lt;a class="chosen" href="viewUser.do?action=list"&gt;Users&lt;/a&gt;&lt;/li&gt;&lt;li&gt;&lt;a href="viewCase.do?action=list"&gt;Case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encoder.case.list=&lt;h1&gt;My Encoded Cases (Page {0} of {1})&lt;/h1&gt;</text:p>
      <text:p text:style-name="P12">encoder.case.menu=&lt;ul&gt;&lt;li&gt;&lt;a href="viewUserHome.do"&gt;Home&lt;/a&gt;&lt;/li&gt;&lt;li&gt;&lt;a href="viewUser.do?action=list"&gt;Users&lt;/a&gt;&lt;/li&gt;&lt;li&gt;&lt;a class="chosen" href="viewCase.do?action=list"&gt;Cases&lt;/a&gt;&lt;/li&gt;&lt;li&gt;&lt;a <text:soft-page-break/>href="viewReport.do?action=list"&gt;Progress&lt;/a&gt;&lt;/li&gt;&lt;li&gt;&lt;a href="viewStatistics.do"&gt;Statistics&lt;/a&gt;&lt;/li&gt;&lt;li&gt;&lt;a href="viewLogout.do"&gt;Log Out&lt;/a&gt;&lt;/li&gt;&lt;/ul&gt;</text:p>
      <text:p text:style-name="P12">encoder.statistics.menu=&lt;ul&gt;&lt;li&gt;&lt;a href="viewUserHome.do"&gt;Home&lt;/a&gt;&lt;/li&gt;&lt;li&gt;&lt;a href="viewUser.do?action=list"&gt;Users&lt;/a&gt;&lt;/li&gt;&lt;li&gt;&lt;a href="viewCase.do?action=list"&gt;Cases&lt;/a&gt;&lt;/li&gt;&lt;li&gt;&lt;a href="viewReport.do?action=list"&gt;Progress&lt;/a&gt;&lt;/li&gt;&lt;li&gt;&lt;a class="chosen" href="viewStatistics.do"&gt;Statistics&lt;/a&gt;&lt;/li&gt;&lt;li&gt;&lt;a href="viewLogout.do"&gt;Log Out&lt;/a&gt;&lt;/li&gt;&lt;/ul&gt;</text:p>
      <text:p text:style-name="P12">encoder.report.menu=&lt;ul&gt;&lt;li&gt;&lt;a href="viewUserHome.do"&gt;Home&lt;/a&gt;&lt;/li&gt;&lt;li&gt;&lt;a href="viewUser.do?action=list"&gt;Users&lt;/a&gt;&lt;/li&gt;&lt;li&gt;&lt;a href="viewCase.do?action=list"&gt;Cases&lt;/a&gt;&lt;/li&gt;&lt;li&gt;&lt;a class="chosen" href="viewReport.do?action=list"&gt;Progress&lt;/a&gt;&lt;/li&gt;&lt;li&gt;&lt;a href="viewStatistics.do"&gt;Statistics&lt;/a&gt;&lt;/li&gt;&lt;li&gt;&lt;a href="viewLogout.do"&gt;Log Out&lt;/a&gt;&lt;/li&gt;&lt;/ul&gt;</text:p>
      <text:p text:style-name="P12">encoder.global.menu=&lt;ul&gt;&lt;li&gt;&lt;a href="viewUserHome.do"&gt;Home&lt;/a&gt;&lt;/li&gt;&lt;li&gt;&lt;a href="viewUser.do?action=list"&gt;Users&lt;/a&gt;&lt;/li&gt;&lt;li&gt;&lt;a href="viewCase.do?action=list"&gt;Case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/>
      <text:p text:style-name="P12">### Investigator-related tags and messages ###</text:p>
      <text:p text:style-name="P12">investigator.home.title=Investigator Home</text:p>
      <text:p text:style-name="P12">investigator.home.heading=&lt;h1&gt;Investigator Home&lt;/h1&gt;</text:p>
      <text:p text:style-name="P12">investigator.home.menu=&lt;ul&gt;&lt;li&gt;&lt;a class="chosen"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home.content=Welcome, {0}!</text:p>
      <text:p text:style-name="P12">investigator.home.content.sightings=You have &lt;a href="viewMessage.do?action=listSighting"&gt;{0} new sighting(s)&lt;/a&gt;.</text:p>
      <text:p text:style-name="P12">investigator.case.list=&lt;h1&gt;My Case List (Page {0} of {1})&lt;/h1&gt;</text:p>
      <text:p text:style-name="P12">investigator.case.menu=&lt;ul&gt;&lt;li&gt;&lt;a href="viewUserHome.do"&gt;Home&lt;/a&gt;&lt;/li&gt;&lt;li&gt;&lt;a href="viewUser.do?action=viewUser"&gt;Profile&lt;/a&gt;&lt;/li&gt;&lt;li&gt;&lt;a class="chosen"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user.menu=&lt;ul&gt;&lt;li&gt;&lt;a href="viewUserHome.do"&gt;Home&lt;/a&gt;&lt;/li&gt;&lt;li&gt;&lt;a class="chosen"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sighting.menu=&lt;ul&gt;&lt;li&gt;&lt;a href="viewUserHome.do"&gt;Home&lt;/a&gt;&lt;/li&gt;&lt;li&gt;&lt;a href="viewUser.do?action=viewUser"&gt;Profile&lt;/a&gt;&lt;/li&gt;&lt;li&gt;&lt;a href="viewCase.do?action=list"&gt;Cases&lt;/a&gt;&lt;/li&gt;&lt;li&gt;&lt;a class="chosen"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global.menu=&lt;ul&gt;&lt;li&gt;&lt;a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statistics.menu=&lt;ul&gt;&lt;li&gt;&lt;a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class="chosen" <text:soft-page-break/>href="viewStatistics.do"&gt;Statistics&lt;/a&gt;&lt;/li&gt;&lt;li&gt;&lt;a href="viewLogout.do"&gt;Log Out&lt;/a&gt;&lt;/li&gt;&lt;/ul&gt;</text:p>
      <text:p text:style-name="P12">investigator.report.menu=&lt;ul&gt;&lt;li&gt;&lt;a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class="chosen" href="viewReport.do?action=list"&gt;Progress&lt;/a&gt;&lt;/li&gt;&lt;li&gt;&lt;a href="viewStatistics.do"&gt;Statistics&lt;/a&gt;&lt;/li&gt;&lt;li&gt;&lt;a href="viewLogout.do"&gt;Log Out&lt;/a&gt;&lt;/li&gt;&lt;/ul&gt;</text:p>
      <text:p text:style-name="P12">investigator.assign=&lt;h1&gt;Assign Investigator&lt;/h1&gt;</text:p>
      <text:p text:style-name="P12">investigator.title=Investigator</text:p>
      <text:p text:style-name="P12"/>
      <text:p text:style-name="P12">### Log out-related tags and messages ###</text:p>
      <text:p text:style-name="P12">logout.title=Log Out</text:p>
      <text:p text:style-name="P12">logout.heading=&lt;h1&gt;Log Out&lt;/h1&gt;</text:p>
      <text:p text:style-name="P12">logout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logout.content=You have successfully logged out.</text:p>
      <text:p text:style-name="P12"/>
      <text:p text:style-name="P12">### Home-related messages and tags ###</text:p>
      <text:p text:style-name="P12">home.title=Home</text:p>
      <text:p text:style-name="P12">home.menu=&lt;ul&gt;&lt;li&gt;&lt;a class="chosen"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home.content=&lt;ul&gt;&lt;li&gt;&lt;a href="viewCase.do?action=listAllMissing" accesskey="8"&gt;&lt;img src="images/missing.png" alt="Missing Persons Logo" title="Missing Persons"/&gt;&lt;/a&gt;&lt;/li&gt;&lt;li&gt;&lt;a href="viewCase.do?action=listAllFound" accesskey="9"&gt;&lt;img src="images/found.png" alt="Found Persons Logo" title="Found Persons"/&gt;&lt;/a&gt;&lt;/li&gt;&lt;li&gt;&lt;a href="viewCase.do?action=listUnidentified" accesskey="0"&gt;&lt;img src="images/unidentified.png" alt="Unidentified Persons Logo" title="Unidentified Persons"/&gt;&lt;/a&gt;&lt;/li&gt;&lt;/ul&gt;</text:p>
      <text:p text:style-name="P12">home.alert=&lt;h3&gt;ALERT! Have you seen these persons?&lt;/h3&gt;</text:p>
      <text:p text:style-name="P12"/>
      <text:p text:style-name="P12">### About-related messages and tags ###</text:p>
      <text:p text:style-name="P12">about.title=About</text:p>
      <text:p text:style-name="P12">about.heading=&lt;h1&gt;About OpenMPIS&lt;/h1&gt;</text:p>
      <text:p text:style-name="P12">about.menu=&lt;ul&gt;&lt;li&gt;&lt;a href="viewHome.do" accesskey="1"&gt;Home&lt;/a&gt;&lt;/li&gt;&lt;li&gt;&lt;a href="viewCase.do?action=list" accesskey="2"&gt;Cases&lt;/a&gt;&lt;/li&gt;&lt;li&gt;&lt;a class="chosen"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accessibility.title=Accessibility</text:p>
      <text:p text:style-name="P12">disclaimer.title=Disclaimer</text:p>
      <text:p text:style-name="P12">privacy.title=Privacy Policy</text:p>
      <text:p text:style-name="P12">sitemap.title=Sitemap</text:p>
      <text:p text:style-name="P12">terms.title=Terms and Conditions</text:p>
      <text:p text:style-name="P12"/>
      <text:p text:style-name="P12"><text:soft-page-break/>### Search-related messages and tags ###</text:p>
      <text:p text:style-name="P12">search.title=Search</text:p>
      <text:p text:style-name="P12">search.heading=&lt;h1&gt;Search&lt;/h1&gt;</text:p>
      <text:p text:style-name="P12">search.menu=&lt;ul&gt;&lt;li&gt;&lt;a href="viewHome.do" accesskey="1"&gt;Home&lt;/a&gt;&lt;/li&gt;&lt;li&gt;&lt;a href="viewCase.do?action=list" accesskey="2"&gt;Cases&lt;/a&gt;&lt;/li&gt;&lt;li&gt;&lt;a href="viewAbout.do" accesskey="3"&gt;About&lt;/a&gt;&lt;/li&gt;&lt;li&gt;&lt;a class="chosen"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search.empty=No results.</text:p>
      <text:p text:style-name="P12">search.searchbutton=&lt;input type="submit" class="searchbuttonclass" value="Search"/&gt;</text:p>
      <text:p text:style-name="P12"/>
      <text:p text:style-name="P12">### Feedback-related messages and tags ###</text:p>
      <text:p text:style-name="P12">feedback.title=Feedback</text:p>
      <text:p text:style-name="P12">feedback.heading=&lt;h1&gt;Feedback&lt;/h1&gt;</text:p>
      <text:p text:style-name="P12">feedback.address=Advanced Science and Technology Institute, ASTI Bldg., CP Garcia Ave., UP Technology Park, Diliman, Quezon City</text:p>
      <text:p text:style-name="P12">feedback.number=+63 2 426 9760 ext. 1302</text:p>
      <text:p text:style-name="P12">feedback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class="chosen"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feedback.content=Thank you. Your feedback has been forwarded to the administrator.</text:p>
      <text:p text:style-name="P12">feedback.buttons=&lt;input type="submit" class="feedbackbuttonclass" value="Submit"/&gt;&amp;nbsp;&amp;nbsp;&lt;input type="reset" class="buttonclass" value="Clear"/&gt;</text:p>
      <text:p text:style-name="P12">feedback.list.button=&lt;input type="button" class="buttonclass" value="Back" onclick="javascript: window.location = 'viewMessage.do?action=listFeedback';"/&gt;</text:p>
      <text:p text:style-name="P12">feedback.list=&lt;h1&gt;Feedbacks (Page {0} of {1})&lt;/h1&gt;</text:p>
      <text:p text:style-name="P12">feedback.content.empty=There are no feedbacks.</text:p>
      <text:p text:style-name="P12"/>
      <text:p text:style-name="P12">### Sighting-related messages and tags ###</text:p>
      <text:p text:style-name="P12">sighting.title=Sighting</text:p>
      <text:p text:style-name="P12">sighting.heading=&lt;h1&gt;Sighting&lt;/h1&gt;</text:p>
      <text:p text:style-name="P12">sighting.menu=&lt;ul&gt;&lt;li&gt;&lt;a href="viewHome.do" accesskey="1"&gt;Home&lt;/a&gt;&lt;/li&gt;&lt;li&gt;&lt;a class="chosen"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sighting.content=Thank you. Your sighting has been forwarded to the investigator.</text:p>
      <text:p text:style-name="P12">sighting.add.buttons=&lt;input type="submit" class="case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2">sighting.list.button=&lt;input type="button" class="buttonclass" value="Back" onclick="javascript: window.location = 'viewMessage.do?action=listSighting';"/&gt;</text:p>
      <text:p text:style-name="P12">sighting.list=&lt;h1&gt;Sightings (Page {0} of {1})&lt;/h1&gt;</text:p>
      <text:p text:style-name="P12">sighting.content.empty=There are no sightings.</text:p>
      <text:p text:style-name="P12"/>
      <text:p text:style-name="P12"><text:soft-page-break/>### Statistics-related messages and tags ###</text:p>
      <text:p text:style-name="P12">statistics.title=Statistics</text:p>
      <text:p text:style-name="P12">statistics.heading=&lt;h1&gt;Statistics&lt;/h1&gt;</text:p>
      <text:p text:style-name="P12">statistics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class="chosen"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statistics.content=&lt;ol&gt;&lt;li&gt;Geographic Information System (To be implemented in version 1.1)&lt;/li&gt;&lt;li&gt;Figures&lt;ol&gt;&lt;li&gt;&lt;a href="viewUser.do?action=countUsers"&gt;Users&lt;/a&gt;&lt;/li&gt;&lt;li&gt;&lt;a href="viewCase.do?action=countCases"&gt;Cases&lt;/a&gt;&lt;/li&gt;&lt;/ol&gt;&lt;/li&gt;&lt;/ol&gt;</text:p>
      <text:p text:style-name="P12">statistics.content.users=There are {0} user(s): {1} administrator(s), {2} encoder(s) and {3} investigator(s).</text:p>
      <text:p text:style-name="P12">statistics.content.status=There are {0} active and {1} suspended user(s).</text:p>
      <text:p text:style-name="P12">statistics.content.cases=There are {0} case(s): {1} on-going, {2} solved and {3} unsolved.</text:p>
      <text:p text:style-name="P12">statistics.content.missing=There are {0} missing case(s), {1} family abduction case(s), {2} non-family abduction case(s), {3} runaway case(s) and {4} unknown case(s).</text:p>
      <text:p text:style-name="P12">statistics.content.found=There are {0} found case(s), {1} abandoned case(s), {2} throwaway case(s) and {3} unidentified case(s).</text:p>
      <text:p text:style-name="P12">statistics.content.relatives=There are {0} relative(s).</text:p>
      <text:p text:style-name="P12">statistics.content.abductors=There are {0} abductor(s).</text:p>
      <text:p text:style-name="P12">statistics.print.users=&lt;input type="button" name="users" value="Print Users" onclick="javascript: window.location = 'viewUser.do?action=printUsers';" class="buttonclass"/&gt;</text:p>
      <text:p text:style-name="P12">statistics.print.cases=&lt;input type="button" name="cases" value="Print Cases" onclick="javascript: window.location = 'viewCase.do?action=printCases';" class="buttonclass"/&gt;</text:p>
      <text:p text:style-name="P12"/>
      <text:p text:style-name="P12">### Form-related messages and tags ###</text:p>
      <text:p text:style-name="P12">form.title=Forms</text:p>
      <text:p text:style-name="P12">form.heading=&lt;h1&gt;Forms&lt;/h1&gt;</text:p>
      <text:p text:style-name="P12">form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class="chosen" href="viewForm.do" accesskey="7"&gt;Forms&lt;/a&gt;&lt;/li&gt;&lt;li&gt;&lt;a href="viewTips.do" accesskey="8"&gt;Safety Tips&lt;/a&gt;&lt;/li&gt;&lt;li&gt;&lt;a href="viewLogin.do"&gt;Log In&lt;/a&gt;&lt;/li&gt;&lt;/ul&gt;</text:p>
      <text:p text:style-name="P12">form.content=&lt;ol&gt;&lt;li&gt;&lt;a href="viewCaseForm.do"&gt;Case Reporting Form&lt;/a&gt;&lt;/li&gt;&lt;li&gt;&lt;a href="viewUserForm.do"&gt;User Application Form&lt;/a&gt;&lt;/li&gt;&lt;/ol&gt;</text:p>
      <text:p text:style-name="P12"/>
      <text:p text:style-name="P12">### Tips-related messages and tags ###</text:p>
      <text:p text:style-name="P12">tips.title=Safety Tips</text:p>
      <text:p text:style-name="P12">tips.heading=&lt;h1&gt;Safety Tips&lt;/h1&gt;</text:p>
      <text:p text:style-name="P12">tips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class="chosen" href="viewTips.do" accesskey="8"&gt;Safety Tips&lt;/a&gt;&lt;/li&gt;&lt;li&gt;&lt;a href="viewLogin.do"&gt;Log In&lt;/a&gt;&lt;/li&gt;&lt;/ul&gt;</text:p>
      <text:p text:style-name="P12">tips.content=&lt;ol&gt;&lt;li&gt;Do not talk to strangers.&lt;/li&gt;&lt;li&gt;Avoid walking alone at night.&lt;/li&gt;&lt;li&gt;Inform your <text:soft-page-break/>relatives of your whereabouts.&lt;/li&gt;&lt;li&gt;If you got separated from your group or family, do not look for them.&lt;/li&gt;&lt;li&gt;Be cautious of your surroundings.&lt;/li&gt;&lt;/ol&gt;</text:p>
      <text:p text:style-name="P12"/>
      <text:p text:style-name="P12">### Log in-related messages and tags ###</text:p>
      <text:p text:style-name="P12">login.title=Log In</text:p>
      <text:p text:style-name="P12">login.heading=&lt;h1&gt;Log In&lt;/h1&gt;</text:p>
      <text:p text:style-name="P12">login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class="chosen" href="viewLogin.do"&gt;Log In&lt;/a&gt;&lt;/li&gt;&lt;/ul&gt;</text:p>
      <text:p text:style-name="P12">login.content=Forgot password? Click &lt;a href="viewPassword.do"&gt;here&lt;/a&gt;.</text:p>
      <text:p text:style-name="P12">login.buttons=&lt;input type="submit" class="loginbuttonclass" value="Log In"/&gt;&amp;nbsp;&amp;nbsp;&lt;input type="reset" class="buttonclass" value="Clear"/&gt;</text:p>
      <text:p text:style-name="P12"/>
      <text:p text:style-name="P12">### Password retrieval-related messages and tags ###</text:p>
      <text:p text:style-name="P12">password.title=Password Reset</text:p>
      <text:p text:style-name="P12">password.heading=&lt;h1&gt;Password Reset&lt;/h1&gt;</text:p>
      <text:p text:style-name="P12">password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class="chosen" href="viewLogin.do"&gt;Log In&lt;/a&gt;&lt;/li&gt;&lt;/ul&gt;</text:p>
      <text:p text:style-name="P12">password.content=Your password has been sent to {0}.</text:p>
      <text:p text:style-name="P12">password.buttons=&lt;input type="submit" class="loginbuttonclass" value="Send Password"/&gt;&amp;nbsp;&amp;nbsp;&lt;input type="reset" class="buttonclass" value="Clear"/&gt;</text:p>
      <text:p text:style-name="P6"/>
      <text:p text:style-name="P6">The localized filename must be reflected on the Struts configuration file (openmpis/web/WEB-INF/struts-config.xml). This configuration file also controls all the action forms, beans and mappings for the entire application.</text:p>
      <text:p text:style-name="P6"/>
      <text:p text:style-name="P12">&lt;?xml version="1.0" encoding="UTF-8" ?&gt;</text:p>
      <text:p text:style-name="P12"/>
      <text:p text:style-name="P12">&lt;!DOCTYPE struts-config PUBLIC</text:p>
      <text:p text:style-name="P12"><text:s text:c="10"/>"-//Apache Software Foundation//DTD Struts Configuration 1.2//EN"</text:p>
      <text:p text:style-name="P12"><text:s text:c="10"/>"http://jakarta.apache.org/struts/dtds/struts-config_1_2.dtd"&gt;</text:p>
      <text:p text:style-name="P12">&lt;struts-config&gt;</text:p>
      <text:p text:style-name="P12"><text:s text:c="4"/>&lt;form-beans&gt;</text:p>
      <text:p text:style-name="P12"><text:s text:c="8"/>&lt;form-bean</text:p>
      <text:p text:style-name="P12"><text:s text:c="16"/>name="feedbackForm"</text:p>
      <text:p text:style-name="P12"><text:s text:c="16"/>type="com.googlecode.openmpis.form.FeedbackForm"/&gt;</text:p>
      <text:p text:style-name="P12"><text:s text:c="8"/>&lt;form-bean</text:p>
      <text:p text:style-name="P12"><text:s text:c="16"/>name="searchForm"</text:p>
      <text:p text:style-name="P12"><text:s text:c="16"/>type="com.googlecode.openmpis.form.SearchForm"/&gt;</text:p>
      <text:p text:style-name="P12"><text:s text:c="8"/>&lt;form-bean</text:p>
      <text:p text:style-name="P12"><text:s text:c="16"/>name="loginForm"</text:p>
      <text:p text:style-name="P12"><text:s text:c="16"/>type="com.googlecode.openmpis.form.LoginForm"/&gt;</text:p>
      <text:p text:style-name="P12"><text:soft-page-break/><text:s text:c="8"/>&lt;form-bean</text:p>
      <text:p text:style-name="P12"><text:s text:c="16"/>name="passwordForm"</text:p>
      <text:p text:style-name="P12"><text:s text:c="16"/>type="com.googlecode.openmpis.form.PasswordForm"/&gt;</text:p>
      <text:p text:style-name="P12"><text:s text:c="8"/>&lt;form-bean</text:p>
      <text:p text:style-name="P12"><text:s text:c="16"/>name="userForm"</text:p>
      <text:p text:style-name="P12"><text:s text:c="16"/>type="com.googlecode.openmpis.form.UserForm"/&gt;</text:p>
      <text:p text:style-name="P12"><text:s text:c="8"/>&lt;form-bean</text:p>
      <text:p text:style-name="P12"><text:s text:c="16"/>name="personForm"</text:p>
      <text:p text:style-name="P12"><text:s text:c="16"/>type="com.googlecode.openmpis.form.PersonForm"/&gt;</text:p>
      <text:p text:style-name="P12"><text:s text:c="8"/>&lt;form-bean</text:p>
      <text:p text:style-name="P12"><text:s text:c="16"/>name="relativeForm"</text:p>
      <text:p text:style-name="P12"><text:s text:c="16"/>type="com.googlecode.openmpis.form.RelativeForm"/&gt;</text:p>
      <text:p text:style-name="P12"><text:s text:c="8"/>&lt;form-bean</text:p>
      <text:p text:style-name="P12"><text:s text:c="16"/>name="abductorForm"</text:p>
      <text:p text:style-name="P12"><text:s text:c="16"/>type="com.googlecode.openmpis.form.AbductorForm"/&gt;</text:p>
      <text:p text:style-name="P12"><text:s text:c="8"/>&lt;form-bean</text:p>
      <text:p text:style-name="P12"><text:s text:c="16"/>name="reportForm"</text:p>
      <text:p text:style-name="P12"><text:s text:c="16"/>type="com.googlecode.openmpis.form.ReportForm"/&gt;</text:p>
      <text:p text:style-name="P12"><text:s text:c="8"/>&lt;form-bean</text:p>
      <text:p text:style-name="P12"><text:s text:c="16"/>name="investigatorForm"</text:p>
      <text:p text:style-name="P12"><text:s text:c="16"/>type="com.googlecode.openmpis.form.InvestigatorForm"/&gt;</text:p>
      <text:p text:style-name="P12"><text:s text:c="8"/>&lt;form-bean</text:p>
      <text:p text:style-name="P12"><text:s text:c="16"/>name="messageForm"</text:p>
      <text:p text:style-name="P12"><text:s text:c="16"/>type="com.googlecode.openmpis.form.MessageForm"/&gt;</text:p>
      <text:p text:style-name="P12"><text:s text:c="4"/>&lt;/form-beans&gt;</text:p>
      <text:p text:style-name="P12"><text:s text:c="4"/>&lt;global-exceptions&gt;</text:p>
      <text:p text:style-name="P12"><text:s text:c="4"/>&lt;/global-exceptions&gt;</text:p>
      <text:p text:style-name="P12"><text:s text:c="4"/>&lt;global-forwards&gt;</text:p>
      <text:p text:style-name="P12"><text:s text:c="8"/>&lt;forward</text:p>
      <text:p text:style-name="P12"><text:s text:c="16"/>name="failure"</text:p>
      <text:p text:style-name="P12"><text:s text:c="16"/>path="/WEB-INF/errors/error.jsp"/&gt;</text:p>
      <text:p text:style-name="P12"><text:s text:c="8"/>&lt;forward</text:p>
      <text:p text:style-name="P12"><text:s text:c="16"/>name="expired"</text:p>
      <text:p text:style-name="P12"><text:s text:c="16"/>path="/WEB-INF/errors/sessionError.jsp"/&gt;</text:p>
      <text:p text:style-name="P12"><text:s text:c="8"/>&lt;forward</text:p>
      <text:p text:style-name="P12"><text:s text:c="16"/>name="unauthorized"</text:p>
      <text:p text:style-name="P12"><text:s text:c="16"/>path="/WEB-INF/errors/authorizationError.jsp"/&gt;</text:p>
      <text:p text:style-name="P12"><text:s text:c="4"/>&lt;/global-forwards&gt;</text:p>
      <text:p text:style-name="P12"><text:s text:c="4"/>&lt;action-mappings&gt;</text:p>
      <text:p text:style-name="P12"><text:s text:c="8"/>&lt;action</text:p>
      <text:p text:style-name="P12"><text:s text:c="16"/>path="/viewHome"</text:p>
      <text:p text:style-name="P12"><text:s text:c="16"/>type="com.googlecode.openmpis.action.HomeAction"</text:p>
      <text:p text:style-name="P12"><text:s text:c="16"/>scope="request"&gt;</text:p>
      <text:p text:style-name="P12"><text:s text:c="12"/>&lt;forward name="home" path="/WEB-INF/pages/home.jsp"/&gt;</text:p>
      <text:p text:style-name="P12"><text:s text:c="8"/>&lt;/action&gt;</text:p>
      <text:p text:style-name="P12"><text:s text:c="8"/>&lt;action</text:p>
      <text:p text:style-name="P12"><text:s text:c="16"/>path="/viewAbout"</text:p>
      <text:p text:style-name="P12"><text:s text:c="16"/>type="org.apache.struts.actions.ForwardAction"</text:p>
      <text:p text:style-name="P12"><text:s text:c="16"/>parameter="/WEB-INF/pages/about/about.jsp"/&gt;</text:p>
      <text:p text:style-name="P12"><text:s text:c="8"/>&lt;action</text:p>
      <text:p text:style-name="P12"><text:s text:c="16"/>path="/viewPrivacy"</text:p>
      <text:p text:style-name="P12"><text:soft-page-break/><text:s text:c="16"/>type="org.apache.struts.actions.ForwardAction"</text:p>
      <text:p text:style-name="P12"><text:s text:c="16"/>parameter="/WEB-INF/pages/about/privacy.jsp"/&gt;</text:p>
      <text:p text:style-name="P12"><text:s text:c="8"/>&lt;action</text:p>
      <text:p text:style-name="P12"><text:s text:c="16"/>path="/viewTerms"</text:p>
      <text:p text:style-name="P12"><text:s text:c="16"/>type="org.apache.struts.actions.ForwardAction"</text:p>
      <text:p text:style-name="P12"><text:s text:c="16"/>parameter="/WEB-INF/pages/about/terms.jsp"/&gt;</text:p>
      <text:p text:style-name="P12"><text:s text:c="8"/>&lt;action</text:p>
      <text:p text:style-name="P12"><text:s text:c="16"/>path="/viewDisclaimer"</text:p>
      <text:p text:style-name="P12"><text:s text:c="16"/>type="org.apache.struts.actions.ForwardAction"</text:p>
      <text:p text:style-name="P12"><text:s text:c="16"/>parameter="/WEB-INF/pages/about/disclaimer.jsp"/&gt;</text:p>
      <text:p text:style-name="P12"><text:s text:c="8"/>&lt;action</text:p>
      <text:p text:style-name="P12"><text:s text:c="16"/>path="/viewAccessibility"</text:p>
      <text:p text:style-name="P12"><text:s text:c="16"/>type="org.apache.struts.actions.ForwardAction"</text:p>
      <text:p text:style-name="P12"><text:s text:c="16"/>parameter="/WEB-INF/pages/about/accessibility.jsp"/&gt;</text:p>
      <text:p text:style-name="P12"><text:s text:c="8"/>&lt;action</text:p>
      <text:p text:style-name="P12"><text:s text:c="16"/>path="/viewSitemap"</text:p>
      <text:p text:style-name="P12"><text:s text:c="16"/>type="org.apache.struts.actions.ForwardAction"</text:p>
      <text:p text:style-name="P12"><text:s text:c="16"/>parameter="/WEB-INF/pages/about/sitemap.jsp"/&gt;</text:p>
      <text:p text:style-name="P12"><text:s text:c="8"/>&lt;action</text:p>
      <text:p text:style-name="P12"><text:s text:c="16"/>path="/viewStatistics"</text:p>
      <text:p text:style-name="P12"><text:s text:c="16"/>type="org.apache.struts.actions.ForwardAction"</text:p>
      <text:p text:style-name="P12"><text:s text:c="16"/>parameter="/WEB-INF/pages/statistics/statistics.jsp" /&gt;</text:p>
      <text:p text:style-name="P12"><text:s text:c="8"/>&lt;action</text:p>
      <text:p text:style-name="P12"><text:s text:c="16"/>path="/viewSearch"</text:p>
      <text:p text:style-name="P12"><text:s text:c="16"/>type="org.apache.struts.actions.ForwardAction"</text:p>
      <text:p text:style-name="P12"><text:s text:c="16"/>parameter="/WEB-INF/pages/search/searchForm.jsp"/&gt;</text:p>
      <text:p text:style-name="P12"><text:s text:c="8"/>&lt;action</text:p>
      <text:p text:style-name="P12"><text:s text:c="16"/>path="/viewTips"</text:p>
      <text:p text:style-name="P12"><text:s text:c="16"/>type="org.apache.struts.actions.ForwardAction"</text:p>
      <text:p text:style-name="P12"><text:s text:c="16"/>parameter="/WEB-INF/pages/tips/tips.jsp"/&gt;</text:p>
      <text:p text:style-name="P12"><text:s text:c="8"/>&lt;action</text:p>
      <text:p text:style-name="P12"><text:s text:c="16"/>path="/viewLogin"</text:p>
      <text:p text:style-name="P12"><text:s text:c="16"/>type="org.apache.struts.actions.ForwardAction"</text:p>
      <text:p text:style-name="P12"><text:s text:c="16"/>parameter="/WEB-INF/pages/session/loginForm.jsp"/&gt;</text:p>
      <text:p text:style-name="P12"><text:s text:c="8"/>&lt;action</text:p>
      <text:p text:style-name="P12"><text:s text:c="16"/>path="/viewFeedback"</text:p>
      <text:p text:style-name="P12"><text:s text:c="16"/>type="org.apache.struts.actions.ForwardAction"</text:p>
      <text:p text:style-name="P12"><text:s text:c="16"/>parameter="/WEB-INF/pages/feedback/feedbackForm.jsp"/&gt;</text:p>
      <text:p text:style-name="P12"><text:s text:c="8"/>&lt;action</text:p>
      <text:p text:style-name="P12"><text:s text:c="16"/>path="/viewPassword"</text:p>
      <text:p text:style-name="P12"><text:s text:c="16"/>type="org.apache.struts.actions.ForwardAction"</text:p>
      <text:p text:style-name="P12"><text:s text:c="16"/>parameter="/WEB-INF/pages/password/passwordForm.jsp"/&gt;</text:p>
      <text:p text:style-name="P12"><text:s text:c="8"/>&lt;action</text:p>
      <text:p text:style-name="P12"><text:s text:c="16"/>path="/viewForm"</text:p>
      <text:p text:style-name="P12"><text:s text:c="16"/>type="org.apache.struts.actions.ForwardAction"</text:p>
      <text:p text:style-name="P12"><text:s text:c="16"/>parameter="/WEB-INF/pages/form/form.jsp"/&gt;</text:p>
      <text:p text:style-name="P12"><text:s text:c="8"/>&lt;action</text:p>
      <text:p text:style-name="P12"><text:s text:c="16"/>path="/viewCaseForm"</text:p>
      <text:p text:style-name="P12"><text:s text:c="16"/>type="org.apache.struts.actions.ForwardAction"</text:p>
      <text:p text:style-name="P12"><text:s text:c="16"/>parameter="/WEB-INF/pages/form/OpenMPIS Case Form 1.0.pdf"/&gt;</text:p>
      <text:p text:style-name="P12"><text:s text:c="8"/>&lt;action</text:p>
      <text:p text:style-name="P12"><text:soft-page-break/><text:s text:c="16"/>path="/viewUserForm"</text:p>
      <text:p text:style-name="P12"><text:s text:c="16"/>type="org.apache.struts.actions.ForwardAction"</text:p>
      <text:p text:style-name="P12"><text:s text:c="16"/>parameter="/WEB-INF/pages/form/OpenMPIS User Form 1.0.pdf"/&gt;</text:p>
      <text:p text:style-name="P12"><text:s text:c="8"/>&lt;!-- List, add, view, edit, delete and count users --&gt;</text:p>
      <text:p text:style-name="P12"><text:s text:c="8"/>&lt;action</text:p>
      <text:p text:style-name="P12"><text:s text:c="16"/>path="/viewUser"</text:p>
      <text:p text:style-name="P12"><text:s text:c="16"/>type="com.googlecode.openmpis.action.UserAction"</text:p>
      <text:p text:style-name="P12"><text:s text:c="16"/>scope="request"</text:p>
      <text:p text:style-name="P12"><text:s text:c="16"/>name="userForm"</text:p>
      <text:p text:style-name="P12"><text:s text:c="16"/>input="/WEB-INF/pages/session/userForm.jsp"</text:p>
      <text:p text:style-name="P12"><text:s text:c="16"/>validate="false"</text:p>
      <text:p text:style-name="P12"><text:s text:c="16"/>parameter="action"&gt;</text:p>
      <text:p text:style-name="P12"><text:s text:c="12"/>&lt;forward name="list-user" path="/WEB-INF/pages/session/listUsers.jsp"/&gt;</text:p>
      <text:p text:style-name="P12"><text:s text:c="12"/>&lt;forward name="list-user-redo" redirect="true" path="/viewUser.do?action=list"/&gt;</text:p>
      <text:p text:style-name="P12"><text:s text:c="12"/>&lt;forward name="add-user" <text:s/>path="/WEB-INF/pages/session/addUserForm.jsp"/&gt;</text:p>
      <text:p text:style-name="P12"><text:s text:c="12"/>&lt;forward name="add-user-redo" <text:s/>path="/WEB-INF/pages/session/addUserForm.jsp"/&gt;</text:p>
      <text:p text:style-name="P12"><text:s text:c="12"/>&lt;forward name="add-user-success" path="/WEB-INF/pages/session/userSuccess.jsp"/&gt;</text:p>
      <text:p text:style-name="P12"><text:s text:c="12"/>&lt;forward name="edit-user" path="/WEB-INF/pages/session/editUserForm.jsp"/&gt;</text:p>
      <text:p text:style-name="P12"><text:s text:c="12"/>&lt;forward name="edit-user-redo" path="/WEB-INF/pages/session/editUserForm.jsp"/&gt;</text:p>
      <text:p text:style-name="P12"><text:s text:c="12"/>&lt;forward name="edit-user-success" path="/WEB-INF/pages/session/userSuccess.jsp"/&gt;</text:p>
      <text:p text:style-name="P12"><text:s text:c="12"/>&lt;forward name="delete-user" path="/WEB-INF/pages/session/deleteUserForm.jsp"/&gt;</text:p>
      <text:p text:style-name="P12"><text:s text:c="12"/>&lt;forward name="delete-user-redo" path="/WEB-INF/pages/session/deleteUserForm.jsp"/&gt;</text:p>
      <text:p text:style-name="P12"><text:s text:c="12"/>&lt;forward name="delete-user-success" path="/WEB-INF/pages/session/userSuccess.jsp"/&gt;</text:p>
      <text:p text:style-name="P12"><text:s text:c="12"/>&lt;forward name="user-statistics" path="/WEB-INF/pages/statistics/userStatistics.jsp"/&gt;</text:p>
      <text:p text:style-name="P12"><text:s text:c="8"/>&lt;/action&gt;</text:p>
      <text:p text:style-name="P12"><text:s text:c="8"/>&lt;!-- List and count persons, relatives and abductors and assign investigator --&gt;</text:p>
      <text:p text:style-name="P12"><text:s text:c="8"/>&lt;action</text:p>
      <text:p text:style-name="P12"><text:s text:c="16"/>path="/viewCase"</text:p>
      <text:p text:style-name="P12"><text:s text:c="16"/>type="com.googlecode.openmpis.action.CaseAction"</text:p>
      <text:p text:style-name="P12"><text:s text:c="16"/>scope="request"</text:p>
      <text:p text:style-name="P12"><text:s text:c="16"/>name="investigatorForm"</text:p>
      <text:p text:style-name="P12"><text:s text:c="16"/>input="/WEB-INF/pages/session/investigatorForm.jsp"</text:p>
      <text:p text:style-name="P12"><text:s text:c="16"/>validate="false"</text:p>
      <text:p text:style-name="P12"><text:s text:c="16"/>parameter="action"&gt;</text:p>
      <text:p text:style-name="P12"><text:s text:c="12"/>&lt;forward name="list-person" path="/WEB-INF/pages/person/listPersons.jsp"/&gt;</text:p>
      <text:p text:style-name="P12"><text:s text:c="12"/>&lt;forward name="list-person-all-missing" path="/WEB-INF/pages/person/listPersons.jsp"/&gt;</text:p>
      <text:p text:style-name="P12"><text:s text:c="12"/>&lt;forward name="list-person-missing" path="/WEB-INF/pages/person/listPersons.jsp"/&gt;</text:p>
      <text:p text:style-name="P12"><text:s text:c="12"/>&lt;forward name="list-person-familyabduction" path="/WEB-INF/pages/person/listPersons.jsp"/&gt;</text:p>
      <text:p text:style-name="P12"><text:s text:c="12"/>&lt;forward name="list-person-nonfamilyabduction" path="/WEB-INF/pages/person/listPersons.jsp"/&gt;</text:p>
      <text:p text:style-name="P12"><text:s text:c="12"/>&lt;forward name="list-person-all-found" path="/WEB-INF/pages/person/listPersons.jsp"/&gt;</text:p>
      <text:p text:style-name="P12"><text:s text:c="12"/>&lt;forward name="list-person-abandoned" path="/WEB-INF/pages/person/listPersons.jsp"/&gt;</text:p>
      <text:p text:style-name="P12"><text:s text:c="12"/>&lt;forward name="list-person-throwaway" path="/WEB-INF/pages/person/listPersons.jsp"/&gt;</text:p>
      <text:p text:style-name="P12"><text:s text:c="12"/>&lt;forward name="list-person-unidentified" path="/WEB-INF/pages/person/listPersons.jsp"/&gt;</text:p>
      <text:p text:style-name="P12"><text:s text:c="12"/>&lt;forward name="list-person-solved" path="/WEB-INF/pages/person/listPersons.jsp"/&gt;</text:p>
      <text:p text:style-name="P12"><text:s text:c="12"/>&lt;forward name="list-person-unsolved" path="/WEB-INF/pages/person/listPersons.jsp"/&gt;</text:p>
      <text:p text:style-name="P12"><text:s text:c="12"/>&lt;forward name="list-abductor" path="/WEB-INF/pages/person/listPersons.jsp"/&gt;</text:p>
      <text:p text:style-name="P12"><text:s text:c="12"/>&lt;forward name="case-statistics" path="/WEB-INF/pages/statistics/caseStatistics.jsp"/&gt;</text:p>
      <text:p text:style-name="P12"><text:s text:c="12"/>&lt;forward name="assign-investigator" path="/WEB-INF/pages/session/investigatorForm.jsp"/&gt;</text:p>
      <text:p text:style-name="P12"><text:s text:c="12"/>&lt;forward name="edit-person-success" path="/WEB-INF/pages/session/personSuccess.jsp"/&gt;</text:p>
      <text:p text:style-name="P12"><text:s text:c="8"/>&lt;/action&gt;</text:p>
      <text:p text:style-name="P12"><text:soft-page-break/><text:s text:c="8"/>&lt;!-- Add, view, edit and delete persons --&gt;</text:p>
      <text:p text:style-name="P12"><text:s text:c="8"/>&lt;action</text:p>
      <text:p text:style-name="P12"><text:s text:c="16"/>path="/viewPerson"</text:p>
      <text:p text:style-name="P12"><text:s text:c="16"/>type="com.googlecode.openmpis.action.PersonAction"</text:p>
      <text:p text:style-name="P12"><text:s text:c="16"/>scope="request"</text:p>
      <text:p text:style-name="P12"><text:s text:c="16"/>name="personForm"</text:p>
      <text:p text:style-name="P12"><text:s text:c="16"/>input="/WEB-INF/pages/session/personForm.jsp"</text:p>
      <text:p text:style-name="P12"><text:s text:c="16"/>validate="false"</text:p>
      <text:p text:style-name="P12"><text:s text:c="16"/>parameter="action"&gt;</text:p>
      <text:p text:style-name="P12"><text:s text:c="12"/>&lt;forward name="list-person" redirect="true" path="/viewCase.do?action=list"/&gt;</text:p>
      <text:p text:style-name="P12"><text:s text:c="12"/>&lt;forward name="view-person" path="/WEB-INF/pages/person/viewPersonForm.jsp"/&gt;</text:p>
      <text:p text:style-name="P12"><text:s text:c="12"/>&lt;forward name="add-person" <text:s/>path="/WEB-INF/pages/session/personForm.jsp"/&gt;</text:p>
      <text:p text:style-name="P12"><text:s text:c="12"/>&lt;forward name="add-person-redo" path="/WEB-INF/pages/session/personForm.jsp"/&gt;</text:p>
      <text:p text:style-name="P12"><text:s text:c="12"/>&lt;forward name="edit-person" path="/WEB-INF/pages/session/personForm.jsp"/&gt;</text:p>
      <text:p text:style-name="P12"><text:s text:c="12"/>&lt;forward name="edit-person-redo" path="/WEB-INF/pages/session/personForm.jsp"/&gt;</text:p>
      <text:p text:style-name="P12"><text:s text:c="12"/>&lt;forward name="delete-person" path="/WEB-INF/pages/session/deletePersonForm.jsp"/&gt;</text:p>
      <text:p text:style-name="P12"><text:s text:c="12"/>&lt;forward name="delete-person-redo" path="/WEB-INF/pages/session/deletePersonForm.jsp"/&gt;</text:p>
      <text:p text:style-name="P12"><text:s text:c="12"/>&lt;forward name="delete-person-success" path="/WEB-INF/pages/session/personSuccess.jsp"/&gt;</text:p>
      <text:p text:style-name="P12"><text:s text:c="12"/>&lt;forward name="select-investigator" path="/viewCase.do?action=selectInvestigator"/&gt;</text:p>
      <text:p text:style-name="P12"><text:s text:c="12"/>&lt;forward name="add-relative" path="/viewRelative.do?action=newRelative"/&gt;</text:p>
      <text:p text:style-name="P12"><text:s text:c="8"/>&lt;/action&gt;</text:p>
      <text:p text:style-name="P12"><text:s text:c="8"/>&lt;!-- Add, view, edit and delete relatives --&gt;</text:p>
      <text:p text:style-name="P12"><text:s text:c="8"/>&lt;action</text:p>
      <text:p text:style-name="P12"><text:s text:c="16"/>path="/viewRelative"</text:p>
      <text:p text:style-name="P12"><text:s text:c="16"/>type="com.googlecode.openmpis.action.RelativeAction"</text:p>
      <text:p text:style-name="P12"><text:s text:c="16"/>scope="request"</text:p>
      <text:p text:style-name="P12"><text:s text:c="16"/>name="relativeForm"</text:p>
      <text:p text:style-name="P12"><text:s text:c="16"/>input="/WEB-INF/pages/session/relativeForm.jsp"</text:p>
      <text:p text:style-name="P12"><text:s text:c="16"/>validate="false"</text:p>
      <text:p text:style-name="P12"><text:s text:c="16"/>parameter="action"&gt;</text:p>
      <text:p text:style-name="P12"><text:s text:c="12"/>&lt;forward name="list-person" redirect="true" path="/viewCase.do?action=list"/&gt;</text:p>
      <text:p text:style-name="P12"><text:s text:c="12"/>&lt;forward name="view-relative" path="/WEB-INF/pages/session/relativeForm.jsp"/&gt;</text:p>
      <text:p text:style-name="P12"><text:s text:c="12"/>&lt;forward name="add-relative" <text:s/>path="/WEB-INF/pages/session/relativeForm.jsp"/&gt;</text:p>
      <text:p text:style-name="P12"><text:s text:c="12"/>&lt;forward name="add-relative-redo" <text:s/>path="/WEB-INF/pages/session/relativeForm.jsp"/&gt;</text:p>
      <text:p text:style-name="P12"><text:s text:c="12"/>&lt;forward name="add-relative-success" path="/WEB-INF/pages/session/relativeSuccess.jsp"/&gt;</text:p>
      <text:p text:style-name="P12"><text:s text:c="12"/>&lt;forward name="edit-relative" path="/WEB-INF/pages/session/relativeForm.jsp"/&gt;</text:p>
      <text:p text:style-name="P12"><text:s text:c="12"/>&lt;forward name="edit-relative-redo" path="/WEB-INF/pages/session/relativeForm.jsp"/&gt;</text:p>
      <text:p text:style-name="P12"><text:s text:c="12"/>&lt;forward name="edit-relative-success" path="/WEB-INF/pages/session/relativeSuccess.jsp"/&gt;</text:p>
      <text:p text:style-name="P12"><text:s text:c="12"/>&lt;forward name="delete-relative" path="/WEB-INF/pages/session/deleteRelativeForm.jsp"/&gt;</text:p>
      <text:p text:style-name="P12"><text:s text:c="12"/>&lt;forward name="delete-relative-redo" path="/WEB-INF/pages/session/deleteRelativeForm.jsp"/&gt;</text:p>
      <text:p text:style-name="P12"><text:s text:c="12"/>&lt;forward name="delete-relative-success" path="/WEB-INF/pages/session/relativeSuccess.jsp"/&gt;</text:p>
      <text:p text:style-name="P12"><text:s text:c="12"/>&lt;forward name="select-investigator" path="/viewCase.do?action=selectInvestigator"/&gt;</text:p>
      <text:p text:style-name="P12"><text:s text:c="12"/>&lt;forward name="add-abductor" path="/viewAbductor.do?action=newAbductor"/&gt;</text:p>
      <text:p text:style-name="P12"><text:s text:c="8"/>&lt;/action&gt;</text:p>
      <text:p text:style-name="P12"><text:s text:c="8"/>&lt;!-- Add, view, edit and delete abductors --&gt;</text:p>
      <text:p text:style-name="P12"><text:s text:c="8"/>&lt;action</text:p>
      <text:p text:style-name="P12"><text:s text:c="16"/>path="/viewAbductor"</text:p>
      <text:p text:style-name="P12"><text:s text:c="16"/>type="com.googlecode.openmpis.action.AbductorAction"</text:p>
      <text:p text:style-name="P12"><text:s text:c="16"/>scope="request"</text:p>
      <text:p text:style-name="P12"><text:s text:c="16"/>name="abductorForm"</text:p>
      <text:p text:style-name="P12"><text:s text:c="16"/>input="/WEB-INF/pages/session/abductorForm.jsp"</text:p>
      <text:p text:style-name="P12"><text:soft-page-break/><text:s text:c="16"/>validate="false"</text:p>
      <text:p text:style-name="P12"><text:s text:c="16"/>parameter="action"&gt;</text:p>
      <text:p text:style-name="P12"><text:s text:c="12"/>&lt;forward name="list-person" redirect="true" path="/viewCase.do?action=list"/&gt;</text:p>
      <text:p text:style-name="P12"><text:s text:c="12"/>&lt;forward name="view-abductor" path="/WEB-INF/pages/session/abductorForm.jsp"/&gt;</text:p>
      <text:p text:style-name="P12"><text:s text:c="12"/>&lt;forward name="add-abductor" <text:s/>path="/WEB-INF/pages/session/abductorForm.jsp"/&gt;</text:p>
      <text:p text:style-name="P12"><text:s text:c="12"/>&lt;forward name="add-abductor-redo" <text:s/>path="/WEB-INF/pages/session/abductorForm.jsp"/&gt;</text:p>
      <text:p text:style-name="P12"><text:s text:c="12"/>&lt;forward name="add-abductor-success" path="/WEB-INF/pages/session/abductorSuccess.jsp"/&gt;</text:p>
      <text:p text:style-name="P12"><text:s text:c="12"/>&lt;forward name="edit-abductor" path="/WEB-INF/pages/session/abductorForm.jsp"/&gt;</text:p>
      <text:p text:style-name="P12"><text:s text:c="12"/>&lt;forward name="edit-abductor-redo" path="/WEB-INF/pages/session/abductorForm.jsp"/&gt;</text:p>
      <text:p text:style-name="P12"><text:s text:c="12"/>&lt;forward name="edit-abductor-success" path="/WEB-INF/pages/session/abductorSuccess.jsp"/&gt;</text:p>
      <text:p text:style-name="P12"><text:s text:c="12"/>&lt;forward name="delete-abductor" path="/WEB-INF/pages/session/deleteAbductorForm.jsp"/&gt;</text:p>
      <text:p text:style-name="P12"><text:s text:c="12"/>&lt;forward name="delete-abductor-redo" path="/WEB-INF/pages/session/deleteAbductorForm.jsp"/&gt;</text:p>
      <text:p text:style-name="P12"><text:s text:c="12"/>&lt;forward name="delete-abductor-success" path="/WEB-INF/pages/session/abductorSuccess.jsp"/&gt;</text:p>
      <text:p text:style-name="P12"><text:s text:c="12"/>&lt;forward name="select-investigator" path="/viewCase.do?action=selectInvestigator"/&gt;</text:p>
      <text:p text:style-name="P12"><text:s text:c="8"/>&lt;/action&gt;</text:p>
      <text:p text:style-name="P12"><text:s text:c="8"/>&lt;!-- Add, view, edit and delete progress reports --&gt;</text:p>
      <text:p text:style-name="P12"><text:s text:c="8"/>&lt;action</text:p>
      <text:p text:style-name="P12"><text:s text:c="16"/>path="/viewReport"</text:p>
      <text:p text:style-name="P12"><text:s text:c="16"/>type="com.googlecode.openmpis.action.ReportAction"</text:p>
      <text:p text:style-name="P12"><text:s text:c="16"/>scope="request"</text:p>
      <text:p text:style-name="P12"><text:s text:c="16"/>name="reportForm"</text:p>
      <text:p text:style-name="P12"><text:s text:c="16"/>input="/WEB-INF/pages/session/reportForm.jsp"</text:p>
      <text:p text:style-name="P12"><text:s text:c="16"/>validate="false"</text:p>
      <text:p text:style-name="P12"><text:s text:c="16"/>parameter="action"&gt;</text:p>
      <text:p text:style-name="P12"><text:s text:c="12"/>&lt;forward name="list-person" redirect="true" path="/viewCase.do?action=list"/&gt;</text:p>
      <text:p text:style-name="P12"><text:s text:c="12"/>&lt;forward name="list-report" path="/WEB-INF/pages/session/listReports.jsp"/&gt;</text:p>
      <text:p text:style-name="P12"><text:s text:c="12"/>&lt;forward name="view-report" path="/WEB-INF/pages/session/reportForm.jsp"/&gt;</text:p>
      <text:p text:style-name="P12"><text:s text:c="12"/>&lt;forward name="add-report" <text:s/>path="/WEB-INF/pages/session/reportForm.jsp"/&gt;</text:p>
      <text:p text:style-name="P12"><text:s text:c="12"/>&lt;forward name="add-report-redo" <text:s/>path="/WEB-INF/pages/session/reportForm.jsp"/&gt;</text:p>
      <text:p text:style-name="P12"><text:s text:c="12"/>&lt;forward name="add-report-success" path="/WEB-INF/pages/session/reportSuccess.jsp"/&gt;</text:p>
      <text:p text:style-name="P12"><text:s text:c="12"/>&lt;forward name="edit-report" path="/WEB-INF/pages/session/reportForm.jsp"/&gt;</text:p>
      <text:p text:style-name="P12"><text:s text:c="12"/>&lt;forward name="edit-report-redo" path="/WEB-INF/pages/session/reportForm.jsp"/&gt;</text:p>
      <text:p text:style-name="P12"><text:s text:c="12"/>&lt;forward name="edit-report-success" path="/WEB-INF/pages/session/reportSuccess.jsp"/&gt;</text:p>
      <text:p text:style-name="P12"><text:s text:c="12"/>&lt;forward name="delete-report" path="/WEB-INF/pages/session/deleteReportForm.jsp"/&gt;</text:p>
      <text:p text:style-name="P12"><text:s text:c="12"/>&lt;forward name="delete-report-redo" path="/WEB-INF/pages/session/deleteReportForm.jsp"/&gt;</text:p>
      <text:p text:style-name="P12"><text:s text:c="12"/>&lt;forward name="delete-report-success" path="/WEB-INF/pages/session/reportSuccess.jsp"/&gt;</text:p>
      <text:p text:style-name="P12"><text:s text:c="8"/>&lt;/action&gt;</text:p>
      <text:p text:style-name="P12"><text:s text:c="8"/>&lt;!-- List, add, edit, view and delete sightings and feedbacks --&gt;</text:p>
      <text:p text:style-name="P12"><text:s text:c="8"/>&lt;action</text:p>
      <text:p text:style-name="P12"><text:s text:c="16"/>path="/viewMessage"</text:p>
      <text:p text:style-name="P12"><text:s text:c="16"/>type="com.googlecode.openmpis.action.MessageAction"</text:p>
      <text:p text:style-name="P12"><text:s text:c="16"/>scope="request"</text:p>
      <text:p text:style-name="P12"><text:s text:c="16"/>name="messageForm"</text:p>
      <text:p text:style-name="P12"><text:s text:c="16"/>input="/WEB-INF/pages/sighting/sightingForm.jsp"</text:p>
      <text:p text:style-name="P12"><text:s text:c="16"/>validate="false"</text:p>
      <text:p text:style-name="P12"><text:s text:c="16"/>parameter="action"&gt;</text:p>
      <text:p text:style-name="P12"><text:s text:c="12"/>&lt;forward name="list-feedback" path="/WEB-INF/pages/session/listMessages.jsp"/&gt;</text:p>
      <text:p text:style-name="P12"><text:s text:c="12"/>&lt;forward name="list-sighting" path="/WEB-INF/pages/session/listMessages.jsp"/&gt;</text:p>
      <text:p text:style-name="P12"><text:s text:c="12"/>&lt;forward name="list-feedback-redo" path="/viewMessage.do?action=listFeedback"/&gt;</text:p>
      <text:p text:style-name="P12"><text:soft-page-break/><text:s text:c="12"/>&lt;forward name="list-sighting-redo" path="/viewMessage.do?action=listSighting"/&gt;</text:p>
      <text:p text:style-name="P12"><text:s text:c="12"/>&lt;forward name="view-message" path="/WEB-INF/pages/session/viewMessageForm.jsp"/&gt;</text:p>
      <text:p text:style-name="P12"><text:s text:c="12"/>&lt;forward name="add-sighting" path="/WEB-INF/pages/sighting/sightingForm.jsp"/&gt;</text:p>
      <text:p text:style-name="P12"><text:s text:c="12"/>&lt;forward name="add-sighting-redo" path="/WEB-INF/pages/sighting/sightingForm.jsp"/&gt;</text:p>
      <text:p text:style-name="P12"><text:s text:c="12"/>&lt;forward name="add-sighting-success" path="/WEB-INF/pages/sighting/sightingSuccess.jsp"/&gt;</text:p>
      <text:p text:style-name="P12"><text:s text:c="12"/>&lt;forward name="list-person" redirect="true" path="/viewCase.do?action=listAllMissing"/&gt;</text:p>
      <text:p text:style-name="P12"><text:s text:c="8"/>&lt;/action&gt;</text:p>
      <text:p text:style-name="P12"><text:s text:c="8"/>&lt;!-- User home page --&gt;</text:p>
      <text:p text:style-name="P12"><text:s text:c="8"/>&lt;action</text:p>
      <text:p text:style-name="P12"><text:s text:c="16"/>path="/viewUserHome"</text:p>
      <text:p text:style-name="P12"><text:s text:c="16"/>type="com.googlecode.openmpis.action.AuthenticateAction"</text:p>
      <text:p text:style-name="P12"><text:s text:c="16"/>scope="request"&gt;</text:p>
      <text:p text:style-name="P12"><text:s text:c="12"/>&lt;forward name="authenticated" path="/WEB-INF/pages/session/index.jsp"/&gt;</text:p>
      <text:p text:style-name="P12"><text:s text:c="8"/>&lt;/action&gt;</text:p>
      <text:p text:style-name="P12"><text:s text:c="8"/>&lt;!-- Log in --&gt;</text:p>
      <text:p text:style-name="P12"><text:s text:c="8"/>&lt;action</text:p>
      <text:p text:style-name="P12"><text:s text:c="16"/>path="/login"</text:p>
      <text:p text:style-name="P12"><text:s text:c="16"/>type="com.googlecode.openmpis.action.LoginAction"</text:p>
      <text:p text:style-name="P12"><text:s text:c="16"/>scope="request"</text:p>
      <text:p text:style-name="P12"><text:s text:c="16"/>name="loginForm"</text:p>
      <text:p text:style-name="P12"><text:s text:c="16"/>input="/WEB-INF/pages/session/loginForm.jsp"</text:p>
      <text:p text:style-name="P12"><text:s text:c="16"/>validate="false"&gt;</text:p>
      <text:p text:style-name="P12"><text:s text:c="12"/>&lt;forward name="login-success" redirect="true" path="/viewUserHome.do"/&gt;</text:p>
      <text:p text:style-name="P12"><text:s text:c="12"/>&lt;forward name="login-redo" path="/viewLogin.do"/&gt;</text:p>
      <text:p text:style-name="P12"><text:s text:c="8"/>&lt;/action&gt;</text:p>
      <text:p text:style-name="P12"><text:s text:c="8"/>&lt;!-- Log out --&gt;</text:p>
      <text:p text:style-name="P12"><text:s text:c="8"/>&lt;action</text:p>
      <text:p text:style-name="P12"><text:s text:c="16"/>path="/viewLogout"</text:p>
      <text:p text:style-name="P12"><text:s text:c="16"/>type="com.googlecode.openmpis.action.LogoutAction"</text:p>
      <text:p text:style-name="P12"><text:s text:c="16"/>scope="request"&gt;</text:p>
      <text:p text:style-name="P12"><text:s text:c="12"/>&lt;forward name="logout-success" path="/WEB-INF/pages/session/logoutSuccess.jsp"/&gt;</text:p>
      <text:p text:style-name="P12"><text:s text:c="8"/>&lt;/action&gt;</text:p>
      <text:p text:style-name="P12"><text:s text:c="8"/>&lt;!-- Send feedback --&gt;</text:p>
      <text:p text:style-name="P12"><text:s text:c="8"/>&lt;action</text:p>
      <text:p text:style-name="P12"><text:s text:c="16"/>path="/feedback"</text:p>
      <text:p text:style-name="P12"><text:s text:c="16"/>type="com.googlecode.openmpis.action.FeedbackAction"</text:p>
      <text:p text:style-name="P12"><text:s text:c="16"/>scope="request"</text:p>
      <text:p text:style-name="P12"><text:s text:c="16"/>name="feedbackForm"</text:p>
      <text:p text:style-name="P12"><text:s text:c="16"/>input="/WEB-INF/pages/feedback/feedbackForm.jsp"</text:p>
      <text:p text:style-name="P12"><text:s text:c="16"/>validate="false"&gt;</text:p>
      <text:p text:style-name="P12"><text:s text:c="12"/>&lt;forward name="feedback-success" path="/WEB-INF/pages/feedback/feedbackSuccess.jsp"/&gt;</text:p>
      <text:p text:style-name="P12"><text:s text:c="12"/>&lt;forward name="feedback-redo" path="/WEB-INF/pages/feedback/feedbackForm.jsp"/&gt;</text:p>
      <text:p text:style-name="P12"><text:s text:c="8"/>&lt;/action&gt;</text:p>
      <text:p text:style-name="P12"><text:s text:c="8"/>&lt;!-- Reset password --&gt;</text:p>
      <text:p text:style-name="P12"><text:s text:c="8"/>&lt;action</text:p>
      <text:p text:style-name="P12"><text:s text:c="16"/>path="/resetPassword"</text:p>
      <text:p text:style-name="P12"><text:s text:c="16"/>type="com.googlecode.openmpis.action.PasswordAction"</text:p>
      <text:p text:style-name="P12"><text:s text:c="16"/>scope="request"</text:p>
      <text:p text:style-name="P12"><text:s text:c="16"/>name="passwordForm"</text:p>
      <text:p text:style-name="P12"><text:s text:c="16"/>input="/WEB-INF/pages/password/passwordForm.jsp"</text:p>
      <text:p text:style-name="P12"><text:s text:c="16"/>validate="true"&gt;</text:p>
      <text:p text:style-name="P12"><text:soft-page-break/><text:s text:c="12"/>&lt;forward name="password-success" path="/WEB-INF/pages/password/passwordSuccess.jsp"/&gt;</text:p>
      <text:p text:style-name="P12"><text:s text:c="12"/>&lt;forward name="password-redo" path="/WEB-INF/pages/password/passwordForm.jsp"/&gt;</text:p>
      <text:p text:style-name="P12"><text:s text:c="8"/>&lt;/action&gt;</text:p>
      <text:p text:style-name="P12"><text:s text:c="8"/>&lt;!-- Search --&gt;</text:p>
      <text:p text:style-name="P12"><text:s text:c="8"/>&lt;action</text:p>
      <text:p text:style-name="P12"><text:s text:c="16"/>path="/search"</text:p>
      <text:p text:style-name="P12"><text:s text:c="16"/>type="com.googlecode.openmpis.action.SearchAction"</text:p>
      <text:p text:style-name="P12"><text:s text:c="16"/>name="searchForm"</text:p>
      <text:p text:style-name="P12"><text:s text:c="16"/>input="/WEB-INF/pages/search/searchForm.jsp"</text:p>
      <text:p text:style-name="P12"><text:s text:c="16"/>validate="true"&gt;</text:p>
      <text:p text:style-name="P12"><text:s text:c="12"/>&lt;forward name="search-success" path="/WEB-INF/pages/search/searchSuccess.jsp"/&gt;</text:p>
      <text:p text:style-name="P12"><text:s text:c="8"/>&lt;/action&gt;</text:p>
      <text:p text:style-name="P12"><text:s text:c="4"/>&lt;/action-mappings&gt;</text:p>
      <text:p text:style-name="P12"><text:s text:c="4"/>&lt;controller processorClass="org.apache.struts.tiles.TilesRequestProcessor" nocache="true"/&gt;</text:p>
      <text:p text:style-name="P12"><text:s text:c="4"/>&lt;message-resources parameter="com.googlecode.openmpis.resource.ApplicationResource"/&gt;</text:p>
      <text:p text:style-name="P12"><text:s text:c="4"/>&lt;message-resources key="_PH" parameter="com.googlecode.openmpis.resource.ApplicationResource__PH"/&gt;</text:p>
      <text:p text:style-name="P12"><text:s text:c="4"/></text:p>
      <text:p text:style-name="P12"><text:s text:c="4"/>&lt;!-- ========================= Tiles plugin ===============================--&gt;</text:p>
      <text:p text:style-name="P12"><text:s text:c="4"/>&lt;!--</text:p>
      <text:p text:style-name="P12"><text:s text:c="4"/>This plugin initialize Tiles definition factory. This later can takes some</text:p>
      <text:p text:style-name="P12"><text:s text:c="4"/>parameters explained here after. The plugin first read parameters from</text:p>
      <text:p text:style-name="P12"><text:s text:c="4"/>web.xml, thenoverload them with parameters defined here. All parameters</text:p>
      <text:p text:style-name="P12"><text:s text:c="4"/>are optional.</text:p>
      <text:p text:style-name="P12"><text:s text:c="4"/>The plugin should be declared in each struts-config file.</text:p>
      <text:p text:style-name="P12"><text:s text:c="4"/>- definitions-config: (optional)</text:p>
      <text:p text:style-name="P12"><text:s text:c="4"/>Specify configuration file names. There can be several comma</text:p>
      <text:p text:style-name="P12"><text:s text:c="4"/>separated file names (default: ?? )</text:p>
      <text:p text:style-name="P12"><text:s text:c="4"/>- moduleAware: (optional - struts1.1)</text:p>
      <text:p text:style-name="P12"><text:s text:c="4"/>Specify if the Tiles definition factory is module aware. If true</text:p>
      <text:p text:style-name="P12"><text:s text:c="4"/>(default), there will be one factory for each Struts module.</text:p>
      <text:p text:style-name="P12"><text:s text:c="4"/>If false, there will be one common factory for all module. In this</text:p>
      <text:p text:style-name="P12"><text:s text:c="4"/>later case, it is still needed to declare one plugin per module.</text:p>
      <text:p text:style-name="P12"><text:s text:c="4"/>The factory will be initialized with parameters found in the first</text:p>
      <text:p text:style-name="P12"><text:s text:c="4"/>initialized plugin (generally the one associated with the default</text:p>
      <text:p text:style-name="P12"><text:s text:c="4"/>module).</text:p>
      <text:p text:style-name="P12"><text:s text:c="4"/>true : One factory per module. (default)</text:p>
      <text:p text:style-name="P12"><text:s text:c="4"/>false : one single shared factory for all modules</text:p>
      <text:p text:style-name="P12"><text:s text:c="4"/>- definitions-parser-validate: (optional)</text:p>
      <text:p text:style-name="P12"><text:s text:c="4"/>Specify if xml parser should validate the Tiles configuration file.</text:p>
      <text:p text:style-name="P12"><text:s text:c="4"/>true : validate. DTD should be specified in file header (default)</text:p>
      <text:p text:style-name="P12"><text:s text:c="4"/>false : no validation</text:p>
      <text:p text:style-name="P12"/>
      <text:p text:style-name="P12"><text:s text:c="4"/>Paths found in Tiles definitions are relative to the main context.</text:p>
      <text:p text:style-name="P12"><text:s text:c="4"/>--&gt;</text:p>
      <text:p text:style-name="P12"><text:s text:c="4"/>&lt;plug-in className="org.apache.struts.tiles.TilesPlugin" &gt;</text:p>
      <text:p text:style-name="P12"><text:s text:c="8"/>&lt;set-property property="definitions-config" value="/WEB-INF/tiles-defs.xml" /&gt;</text:p>
      <text:p text:style-name="P12"><text:s text:c="8"/>&lt;set-property property="moduleAware" value="true" /&gt;</text:p>
      <text:p text:style-name="P12"><text:s text:c="4"/>&lt;/plug-in&gt;</text:p>
      <text:p text:style-name="P12"><text:s text:c="4"/></text:p>
      <text:p text:style-name="P12"><text:s text:c="4"/>&lt;!-- ========================= Validator plugin ================================= --&gt;</text:p>
      <text:p text:style-name="P12"><text:soft-page-break/><text:s text:c="4"/>&lt;!--</text:p>
      <text:p text:style-name="P12"><text:s text:c="4"/>&lt;plug-in className="org.apache.struts.validator.ValidatorPlugIn"&gt;</text:p>
      <text:p text:style-name="P12"><text:s text:c="8"/>&lt;set-property</text:p>
      <text:p text:style-name="P12"><text:s text:c="12"/>property="pathnames"</text:p>
      <text:p text:style-name="P12"><text:s text:c="12"/>value="/WEB-INF/validator-rules.xml,/WEB-INF/validation.xml"/&gt;</text:p>
      <text:p text:style-name="P12"><text:s text:c="4"/>&lt;/plug-in&gt;</text:p>
      <text:p text:style-name="P12"><text:s text:c="4"/>--&gt;</text:p>
      <text:p text:style-name="P12">&lt;/struts-config&gt;</text:p>
      <text:p text:style-name="P7">5. Images</text:p>
      <text:p text:style-name="P5"/>
      <text:p text:style-name="P6">The developer can add new pictures under the openmpis/web/images directory. The file favicon.ico contains the s<text:span text:style-name="T2">alakot</text:span> logo of OpenMPIS.</text:p>
      <text:p text:style-name="P7">6. Database Schema</text:p>
      <text:p text:style-name="P5"/>
      <text:p text:style-name="P6">The developer can modify the database by editing the openmpis/database/openmpis-schema.druid file. He will also have to modify the SQL maps, data transfer objects, services and data access objects in the openmpis/src/com/googlecode/openmpis directory if needed. The generated SQL file is in openmpis/database/MySQL directory.</text:p>
      <text:p text:style-name="P6"/>
      <text:p text:style-name="P12">-- ======================================================================</text:p>
      <text:p text:style-name="P12">-- === <text:s text:c="2"/>Sql Script for Database : OpenMPIS</text:p>
      <text:p text:style-name="P12">-- ===</text:p>
      <text:p text:style-name="P12">-- === Build : 135</text:p>
      <text:p text:style-name="P12">-- ======================================================================</text:p>
      <text:p text:style-name="P12"/>
      <text:p text:style-name="P12">BEGIN WORK;</text:p>
      <text:p text:style-name="P12"/>
      <text:p text:style-name="P12">CREATE DATABASE IF NOT EXISTS openmpis;</text:p>
      <text:p text:style-name="P12"/>
      <text:p text:style-name="P12">USE openmpis;</text:p>
      <text:p text:style-name="P12">-- ======================================================================</text:p>
      <text:p text:style-name="P12"/>
      <text:p text:style-name="P12">CREATE TABLE abductor</text:p>
      <text:p text:style-name="P12"><text:s text:c="2"/>(</text:p>
      <text:p text:style-name="P12"><text:s text:c="4"/>id <text:s text:c="14"/>serial,</text:p>
      <text:p text:style-name="P12"><text:s text:c="4"/>firstName <text:s text:c="7"/>varchar(30),</text:p>
      <text:p text:style-name="P12"><text:s text:c="4"/>nickname <text:s text:c="8"/>varchar(30),</text:p>
      <text:p text:style-name="P12"><text:s text:c="4"/>middleName <text:s text:c="6"/>varchar(30),</text:p>
      <text:p text:style-name="P12"><text:s text:c="4"/>lastName <text:s text:c="8"/>varchar(30),</text:p>
      <text:p text:style-name="P12"><text:s text:c="4"/>birthMonth <text:s text:c="6"/>int2,</text:p>
      <text:p text:style-name="P12"><text:s text:c="4"/>birthDay <text:s text:c="8"/>int2,</text:p>
      <text:p text:style-name="P12"><text:s text:c="4"/>birthYear <text:s text:c="7"/>int2,</text:p>
      <text:p text:style-name="P12"><text:s text:c="4"/>street <text:s text:c="10"/>varchar(60),</text:p>
      <text:p text:style-name="P12"><text:s text:c="4"/>city <text:s text:c="12"/>varchar(30),</text:p>
      <text:p text:style-name="P12"><text:s text:c="4"/>province <text:s text:c="8"/>varchar(30),</text:p>
      <text:p text:style-name="P12"><text:s text:c="4"/>country <text:s text:c="9"/>varchar(30),</text:p>
      <text:p text:style-name="P12"><text:s text:c="4"/>sex <text:s text:c="13"/>int2 <text:s text:c="9"/>not null default 0,</text:p>
      <text:p text:style-name="P12"><text:s text:c="4"/>feet <text:s text:c="12"/>int2,</text:p>
      <text:p text:style-name="P12"><text:s text:c="4"/>inches <text:s text:c="10"/>int2,</text:p>
      <text:p text:style-name="P12"><text:s text:c="4"/>weight <text:s text:c="10"/>int2,</text:p>
      <text:p text:style-name="P12"><text:s text:c="4"/>religion <text:s text:c="8"/>int2 <text:s text:c="9"/>not null default 0,</text:p>
      <text:p text:style-name="P12"><text:s text:c="4"/>race <text:s text:c="12"/>int2 <text:s text:c="9"/>not null default 0,</text:p>
      <text:p text:style-name="P12"><text:s text:c="4"/>eyeColor <text:s text:c="8"/>int2 <text:s text:c="9"/>not null default 0,</text:p>
      <text:p text:style-name="P12"><text:s text:c="4"/>hairColor <text:s text:c="7"/>int2 <text:s text:c="9"/>not null default 0,</text:p>
      <text:p text:style-name="P12"><text:s text:c="4"/>marks <text:s text:c="11"/>text,</text:p>
      <text:p text:style-name="P12"><text:s text:c="4"/>personalEffects <text:s/>text,</text:p>
      <text:p text:style-name="P12"><text:s text:c="4"/>remarks <text:s text:c="9"/>text <text:s text:c="9"/>not null,</text:p>
      <text:p text:style-name="P12"><text:s text:c="4"/>photo <text:s text:c="11"/>text,</text:p>
      <text:p text:style-name="P12"><text:s text:c="4"/>agedPhoto <text:s text:c="7"/>text,</text:p>
      <text:p text:style-name="P12"><text:s text:c="4"/>codisID <text:s text:c="9"/>varchar(30) <text:s text:c="2"/>unique,</text:p>
      <text:p text:style-name="P12"><text:s text:c="4"/>afisID <text:s text:c="10"/>varchar(30) <text:s text:c="2"/>unique,</text:p>
      <text:p text:style-name="P12"><text:s text:c="4"/>dentalID <text:s text:c="8"/>varchar(30) <text:s text:c="2"/>unique,</text:p>
      <text:p text:style-name="P12"><text:soft-page-break/></text:p>
      <text:p text:style-name="P12"><text:s text:c="4"/>primary key(id)</text:p>
      <text:p text:style-name="P12"><text:s text:c="2"/>)</text:p>
      <text:p text:style-name="P12"><text:s/>TYPE = InnoDB;</text:p>
      <text:p text:style-name="P12"/>
      <text:p text:style-name="P12">CREATE INDEX openmpis.abductorIDX1 ON abductor(id);</text:p>
      <text:p text:style-name="P12"/>
      <text:p text:style-name="P12">-- ======================================================================</text:p>
      <text:p text:style-name="P12"/>
      <text:p text:style-name="P12">CREATE TABLE log</text:p>
      <text:p text:style-name="P12"><text:s text:c="2"/>(</text:p>
      <text:p text:style-name="P12"><text:s text:c="4"/>id <text:s text:c="3"/>serial,</text:p>
      <text:p text:style-name="P12"><text:s text:c="4"/>log <text:s text:c="2"/>text <text:s text:c="4"/>not null,</text:p>
      <text:p text:style-name="P12"><text:s text:c="4"/>date <text:s/>date <text:s text:c="4"/>not null,</text:p>
      <text:p text:style-name="P12"/>
      <text:p text:style-name="P12"><text:s text:c="4"/>primary key(id)</text:p>
      <text:p text:style-name="P12"><text:s text:c="2"/>)</text:p>
      <text:p text:style-name="P12"><text:s/>TYPE = InnoDB;</text:p>
      <text:p text:style-name="P12"/>
      <text:p text:style-name="P12">CREATE INDEX openmpis.logIDX1 ON log(id);</text:p>
      <text:p text:style-name="P12"/>
      <text:p text:style-name="P12">-- ======================================================================</text:p>
      <text:p text:style-name="P12"/>
      <text:p text:style-name="P12">CREATE TABLE message</text:p>
      <text:p text:style-name="P12"><text:s text:c="2"/>(</text:p>
      <text:p text:style-name="P12"><text:s text:c="4"/>id <text:s text:c="8"/>serial,</text:p>
      <text:p text:style-name="P12"><text:s text:c="4"/>date <text:s text:c="6"/>date <text:s text:c="9"/>not null,</text:p>
      <text:p text:style-name="P12"><text:s text:c="4"/>email <text:s text:c="5"/>varchar(60) <text:s text:c="2"/>not null,</text:p>
      <text:p text:style-name="P12"><text:s text:c="4"/>firstName <text:s/>varchar(30) <text:s text:c="2"/>not null,</text:p>
      <text:p text:style-name="P12"><text:s text:c="4"/>lastName <text:s text:c="2"/>varchar(30) <text:s text:c="2"/>not null,</text:p>
      <text:p text:style-name="P12"><text:s text:c="4"/>subject <text:s text:c="3"/>varchar(60) <text:s text:c="2"/>not null,</text:p>
      <text:p text:style-name="P12"><text:s text:c="4"/>message <text:s text:c="3"/>text <text:s text:c="9"/>not null,</text:p>
      <text:p text:style-name="P12"><text:s text:c="4"/>status <text:s text:c="4"/>int2 <text:s text:c="9"/>not null default 0,</text:p>
      <text:p text:style-name="P12"><text:s text:c="4"/>ipAddress <text:s/>varchar(30) <text:s text:c="2"/>not null,</text:p>
      <text:p text:style-name="P12"><text:s text:c="4"/>personID <text:s text:c="2"/>int4,</text:p>
      <text:p text:style-name="P12"><text:s text:c="4"/>userID <text:s text:c="4"/>int4 <text:s text:c="9"/>not null,</text:p>
      <text:p text:style-name="P12"/>
      <text:p text:style-name="P12"><text:s text:c="4"/>primary key(id)</text:p>
      <text:p text:style-name="P12"><text:s text:c="2"/>)</text:p>
      <text:p text:style-name="P12"><text:s/>TYPE = InnoDB;</text:p>
      <text:p text:style-name="P12"/>
      <text:p text:style-name="P12">CREATE INDEX openmpis.messageIDX1 ON message(id);</text:p>
      <text:p text:style-name="P12"/>
      <text:p text:style-name="P12">-- ======================================================================</text:p>
      <text:p text:style-name="P12"/>
      <text:p text:style-name="P12">CREATE TABLE person</text:p>
      <text:p text:style-name="P12"><text:s text:c="2"/>(</text:p>
      <text:p text:style-name="P12"><text:s text:c="4"/>id <text:s text:c="18"/>serial,</text:p>
      <text:p text:style-name="P12"><text:s text:c="4"/>status <text:s text:c="14"/>int2 <text:s text:c="9"/>not null default 0,</text:p>
      <text:p text:style-name="P12"><text:s text:c="4"/>type <text:s text:c="16"/>int2 <text:s text:c="9"/>not null,</text:p>
      <text:p text:style-name="P12"><text:s text:c="4"/>firstName <text:s text:c="11"/>varchar(30),</text:p>
      <text:p text:style-name="P12"><text:soft-page-break/><text:s text:c="4"/>nickname <text:s text:c="12"/>varchar(30),</text:p>
      <text:p text:style-name="P12"><text:s text:c="4"/>middleName <text:s text:c="10"/>varchar(30),</text:p>
      <text:p text:style-name="P12"><text:s text:c="4"/>lastName <text:s text:c="12"/>varchar(30),</text:p>
      <text:p text:style-name="P12"><text:s text:c="4"/>birthMonth <text:s text:c="10"/>int2,</text:p>
      <text:p text:style-name="P12"><text:s text:c="4"/>birthDay <text:s text:c="12"/>int2,</text:p>
      <text:p text:style-name="P12"><text:s text:c="4"/>birthYear <text:s text:c="11"/>int2,</text:p>
      <text:p text:style-name="P12"><text:s text:c="4"/>street <text:s text:c="14"/>varchar(60),</text:p>
      <text:p text:style-name="P12"><text:s text:c="4"/>city <text:s text:c="16"/>varchar(30),</text:p>
      <text:p text:style-name="P12"><text:s text:c="4"/>province <text:s text:c="12"/>varchar(30),</text:p>
      <text:p text:style-name="P12"><text:s text:c="4"/>country <text:s text:c="13"/>varchar(30),</text:p>
      <text:p text:style-name="P12"><text:s text:c="4"/>sex <text:s text:c="17"/>int2 <text:s text:c="9"/>not null,</text:p>
      <text:p text:style-name="P12"><text:s text:c="4"/>feet <text:s text:c="16"/>int2 <text:s text:c="9"/>not null,</text:p>
      <text:p text:style-name="P12"><text:s text:c="4"/>inches <text:s text:c="14"/>int2 <text:s text:c="9"/>not null,</text:p>
      <text:p text:style-name="P12"><text:s text:c="4"/>weight <text:s text:c="14"/>int2 <text:s text:c="9"/>not null,</text:p>
      <text:p text:style-name="P12"><text:s text:c="4"/>religion <text:s text:c="12"/>int2 <text:s text:c="9"/>not null default 0,</text:p>
      <text:p text:style-name="P12"><text:s text:c="4"/>race <text:s text:c="16"/>int2 <text:s text:c="9"/>not null default 0,</text:p>
      <text:p text:style-name="P12"><text:s text:c="4"/>eyeColor <text:s text:c="12"/>int2 <text:s text:c="9"/>not null default 0,</text:p>
      <text:p text:style-name="P12"><text:s text:c="4"/>hairColor <text:s text:c="11"/>int2 <text:s text:c="9"/>not null default 0,</text:p>
      <text:p text:style-name="P12"><text:s text:c="4"/>medicalCondition <text:s text:c="4"/>text,</text:p>
      <text:p text:style-name="P12"><text:s text:c="4"/>marks <text:s text:c="15"/>text <text:s text:c="9"/>not null,</text:p>
      <text:p text:style-name="P12"><text:s text:c="4"/>personalEffects <text:s text:c="5"/>text <text:s text:c="9"/>not null,</text:p>
      <text:p text:style-name="P12"><text:s text:c="4"/>remarks <text:s text:c="13"/>text,</text:p>
      <text:p text:style-name="P12"><text:s text:c="4"/>monthMissingOrFound <text:s/>int2 <text:s text:c="9"/>not null,</text:p>
      <text:p text:style-name="P12"><text:s text:c="4"/>dayMissingOrFound <text:s text:c="3"/>int2 <text:s text:c="9"/>not null,</text:p>
      <text:p text:style-name="P12"><text:s text:c="4"/>yearMissingOrFound <text:s text:c="2"/>int2 <text:s text:c="9"/>not null,</text:p>
      <text:p text:style-name="P12"><text:s text:c="4"/>missingFromCity <text:s text:c="5"/>varchar(30),</text:p>
      <text:p text:style-name="P12"><text:s text:c="4"/>missingFromProvince <text:s/>varchar(30),</text:p>
      <text:p text:style-name="P12"><text:s text:c="4"/>missingFromCountry <text:s text:c="2"/>varchar(30),</text:p>
      <text:p text:style-name="P12"><text:s text:c="4"/>possibleCity <text:s text:c="8"/>varchar(30),</text:p>
      <text:p text:style-name="P12"><text:s text:c="4"/>possibleProvince <text:s text:c="4"/>varchar(30),</text:p>
      <text:p text:style-name="P12"><text:s text:c="4"/>possibleCountry <text:s text:c="5"/>varchar(30),</text:p>
      <text:p text:style-name="P12"><text:s text:c="4"/>circumstance <text:s text:c="8"/>text,</text:p>
      <text:p text:style-name="P12"><text:s text:c="4"/>reward <text:s text:c="14"/>int4 <text:s text:c="9"/>default 0,</text:p>
      <text:p text:style-name="P12"><text:s text:c="4"/>institution <text:s text:c="9"/>varchar(60),</text:p>
      <text:p text:style-name="P12"><text:s text:c="4"/>institutionStreet <text:s text:c="3"/>varchar(60),</text:p>
      <text:p text:style-name="P12"><text:s text:c="4"/>institutionCity <text:s text:c="5"/>varchar(30),</text:p>
      <text:p text:style-name="P12"><text:s text:c="4"/>institutionProvince <text:s/>varchar(30),</text:p>
      <text:p text:style-name="P12"><text:s text:c="4"/>institutionCountry <text:s text:c="2"/>varchar(30),</text:p>
      <text:p text:style-name="P12"><text:s text:c="4"/>institutionEmail <text:s text:c="4"/>varchar(60),</text:p>
      <text:p text:style-name="P12"><text:s text:c="4"/>institutionNumber <text:s text:c="3"/>varchar(30),</text:p>
      <text:p text:style-name="P12"><text:s text:c="4"/>photo <text:s text:c="15"/>text,</text:p>
      <text:p text:style-name="P12"><text:s text:c="4"/>agedPhoto <text:s text:c="11"/>text,</text:p>
      <text:p text:style-name="P12"><text:s text:c="4"/>codisID <text:s text:c="13"/>varchar(30) <text:s text:c="2"/>unique,</text:p>
      <text:p text:style-name="P12"><text:s text:c="4"/>afisID <text:s text:c="14"/>varchar(30) <text:s text:c="2"/>unique,</text:p>
      <text:p text:style-name="P12"><text:s text:c="4"/>dentalID <text:s text:c="12"/>varchar(30) <text:s text:c="2"/>unique,</text:p>
      <text:p text:style-name="P12"><text:s text:c="4"/>date <text:s text:c="16"/>date <text:s text:c="9"/>not null,</text:p>
      <text:p text:style-name="P12"><text:s text:c="4"/>encoderID <text:s text:c="11"/>int4 <text:s text:c="9"/>not null,</text:p>
      <text:p text:style-name="P12"><text:s text:c="4"/>investigatorID <text:s text:c="6"/>int4,</text:p>
      <text:p text:style-name="P12"><text:s text:c="4"/>relativeID <text:s text:c="10"/>int4,</text:p>
      <text:p text:style-name="P12"><text:s text:c="4"/>abductorID <text:s text:c="10"/>int4,</text:p>
      <text:p text:style-name="P12"><text:s text:c="4"/>relationToRelative <text:s text:c="2"/>int2,</text:p>
      <text:p text:style-name="P12"><text:soft-page-break/><text:s text:c="4"/>relationToAbductor <text:s text:c="2"/>int2,</text:p>
      <text:p text:style-name="P12"/>
      <text:p text:style-name="P12"><text:s text:c="4"/>primary key(id)</text:p>
      <text:p text:style-name="P12"><text:s text:c="2"/>)</text:p>
      <text:p text:style-name="P12"><text:s/>TYPE = InnoDB;</text:p>
      <text:p text:style-name="P12"/>
      <text:p text:style-name="P12">CREATE INDEX openmpis.personIDX1 ON person(id);</text:p>
      <text:p text:style-name="P12"/>
      <text:p text:style-name="P12">-- ======================================================================</text:p>
      <text:p text:style-name="P12"/>
      <text:p text:style-name="P12">CREATE TABLE relative</text:p>
      <text:p text:style-name="P12"><text:s text:c="2"/>(</text:p>
      <text:p text:style-name="P12"><text:s text:c="4"/>id <text:s text:c="9"/>serial,</text:p>
      <text:p text:style-name="P12"><text:s text:c="4"/>firstName <text:s text:c="2"/>varchar(30) <text:s text:c="2"/>not null,</text:p>
      <text:p text:style-name="P12"><text:s text:c="4"/>middleName <text:s/>varchar(30) <text:s text:c="2"/>not null,</text:p>
      <text:p text:style-name="P12"><text:s text:c="4"/>lastName <text:s text:c="3"/>varchar(30) <text:s text:c="2"/>not null,</text:p>
      <text:p text:style-name="P12"><text:s text:c="4"/>street <text:s text:c="5"/>varchar(60) <text:s text:c="2"/>not null,</text:p>
      <text:p text:style-name="P12"><text:s text:c="4"/>city <text:s text:c="7"/>varchar(30) <text:s text:c="2"/>not null,</text:p>
      <text:p text:style-name="P12"><text:s text:c="4"/>province <text:s text:c="3"/>varchar(30) <text:s text:c="2"/>not null,</text:p>
      <text:p text:style-name="P12"><text:s text:c="4"/>country <text:s text:c="4"/>varchar(30) <text:s text:c="2"/>not null,</text:p>
      <text:p text:style-name="P12"><text:s text:c="4"/>email <text:s text:c="6"/>varchar(60),</text:p>
      <text:p text:style-name="P12"><text:s text:c="4"/>number <text:s text:c="5"/>varchar(30) <text:s text:c="2"/>unique not null,</text:p>
      <text:p text:style-name="P12"/>
      <text:p text:style-name="P12"><text:s text:c="4"/>primary key(id)</text:p>
      <text:p text:style-name="P12"><text:s text:c="2"/>)</text:p>
      <text:p text:style-name="P12"><text:s/>TYPE = InnoDB;</text:p>
      <text:p text:style-name="P12"/>
      <text:p text:style-name="P12">CREATE INDEX openmpis.relativeIDX1 ON relative(id);</text:p>
      <text:p text:style-name="P12"/>
      <text:p text:style-name="P12">-- ======================================================================</text:p>
      <text:p text:style-name="P12"/>
      <text:p text:style-name="P12">CREATE TABLE report</text:p>
      <text:p text:style-name="P12"><text:s text:c="2"/>(</text:p>
      <text:p text:style-name="P12"><text:s text:c="4"/>id <text:s text:c="13"/>serial,</text:p>
      <text:p text:style-name="P12"><text:s text:c="4"/>personID <text:s text:c="7"/>int4 <text:s text:c="4"/>not null,</text:p>
      <text:p text:style-name="P12"><text:s text:c="4"/>investigatorID <text:s/>int4 <text:s text:c="4"/>not null,</text:p>
      <text:p text:style-name="P12"><text:s text:c="4"/>report <text:s text:c="9"/>text <text:s text:c="4"/>not null,</text:p>
      <text:p text:style-name="P12"><text:s text:c="4"/>date <text:s text:c="11"/>date <text:s text:c="4"/>not null,</text:p>
      <text:p text:style-name="P12"/>
      <text:p text:style-name="P12"><text:s text:c="4"/>primary key(id)</text:p>
      <text:p text:style-name="P12"><text:s text:c="2"/>)</text:p>
      <text:p text:style-name="P12"><text:s/>TYPE = InnoDB;</text:p>
      <text:p text:style-name="P12"/>
      <text:p text:style-name="P12">CREATE INDEX openmpis.reportIDX1 ON report(id);</text:p>
      <text:p text:style-name="P12"/>
      <text:p text:style-name="P12">-- ======================================================================</text:p>
      <text:p text:style-name="P12"/>
      <text:p text:style-name="P12">CREATE TABLE user</text:p>
      <text:p text:style-name="P12"><text:s text:c="2"/>(</text:p>
      <text:p text:style-name="P12"><text:s text:c="4"/>id <text:s text:c="10"/>serial,</text:p>
      <text:p text:style-name="P12"><text:s text:c="4"/>groupID <text:s text:c="5"/>int2 <text:s text:c="9"/>not null,</text:p>
      <text:p text:style-name="P12"><text:soft-page-break/><text:s text:c="4"/>username <text:s text:c="4"/>varchar(6) <text:s text:c="3"/>unique not null,</text:p>
      <text:p text:style-name="P12"><text:s text:c="4"/>password <text:s text:c="4"/>varchar(32) <text:s text:c="2"/>not null,</text:p>
      <text:p text:style-name="P12"><text:s text:c="4"/>firstName <text:s text:c="3"/>varchar(30) <text:s text:c="2"/>not null,</text:p>
      <text:p text:style-name="P12"><text:s text:c="4"/>middleName <text:s text:c="2"/>varchar(30) <text:s text:c="2"/>not null,</text:p>
      <text:p text:style-name="P12"><text:s text:c="4"/>lastName <text:s text:c="4"/>varchar(30) <text:s text:c="2"/>not null,</text:p>
      <text:p text:style-name="P12"><text:s text:c="4"/>birthMonth <text:s text:c="2"/>int2,</text:p>
      <text:p text:style-name="P12"><text:s text:c="4"/>birthDay <text:s text:c="4"/>int2,</text:p>
      <text:p text:style-name="P12"><text:s text:c="4"/>birthYear <text:s text:c="3"/>int2,</text:p>
      <text:p text:style-name="P12"><text:s text:c="4"/>email <text:s text:c="7"/>varchar(60) <text:s text:c="2"/>unique not null,</text:p>
      <text:p text:style-name="P12"><text:s text:c="4"/>designation <text:s/>varchar(30) <text:s text:c="2"/>not null,</text:p>
      <text:p text:style-name="P12"><text:s text:c="4"/>agency <text:s text:c="6"/>varchar(60) <text:s text:c="2"/>not null,</text:p>
      <text:p text:style-name="P12"><text:s text:c="4"/>number <text:s text:c="6"/>varchar(30) <text:s text:c="2"/>not null,</text:p>
      <text:p text:style-name="P12"><text:s text:c="4"/>ipAddress <text:s text:c="3"/>varchar(30),</text:p>
      <text:p text:style-name="P12"><text:s text:c="4"/>lastLogin <text:s text:c="3"/>date,</text:p>
      <text:p text:style-name="P12"><text:s text:c="4"/>date <text:s text:c="8"/>date <text:s text:c="9"/>not null,</text:p>
      <text:p text:style-name="P12"><text:s text:c="4"/>creatorID <text:s text:c="3"/>int4 <text:s text:c="9"/>not null,</text:p>
      <text:p text:style-name="P12"><text:s text:c="4"/>status <text:s text:c="6"/>int2 <text:s text:c="9"/>not null default 0,</text:p>
      <text:p text:style-name="P12"><text:s text:c="4"/>question <text:s text:c="4"/>int2 <text:s text:c="9"/>not null,</text:p>
      <text:p text:style-name="P12"><text:s text:c="4"/>answer <text:s text:c="6"/>varchar(30),</text:p>
      <text:p text:style-name="P12"/>
      <text:p text:style-name="P12"><text:s text:c="4"/>primary key(id)</text:p>
      <text:p text:style-name="P12"><text:s text:c="2"/>)</text:p>
      <text:p text:style-name="P12"><text:s/>TYPE = InnoDB;</text:p>
      <text:p text:style-name="P12"/>
      <text:p text:style-name="P12">CREATE INDEX openmpis.userIDX1 ON user(id);</text:p>
      <text:p text:style-name="P12"/>
      <text:p text:style-name="P12">-- ======================================================================</text:p>
      <text:p text:style-name="P12"/>
      <text:p text:style-name="P12">INSERT INTO user</text:p>
      <text:p text:style-name="P12">(GROUPID, USERNAME, PASSWORD, FIRSTNAME, MIDDLENAME, LASTNAME, BIRTHMONTH, BIRTHDAY, BIRTHYEAR,</text:p>
      <text:p text:style-name="P12">EMAIL, DESIGNATION, AGENCY, NUMBER,</text:p>
      <text:p text:style-name="P12">IPADDRESS, LASTLOGIN, DATE,</text:p>
      <text:p text:style-name="P12">STATUS, QUESTION, ANSWER, CREATORID)</text:p>
      <text:p text:style-name="P12">VALUES</text:p>
      <text:p text:style-name="P12">(0, 'RB0106', MD5('admin[123]'), 'Rey Vincent', 'Potencio', 'Babilonia', '01', '06', '1982',</text:p>
      <text:p text:style-name="P12">'rvbabilonia@gmail.com', 'SRSI', 'Advanced Science and Technology Institute', '+63 2 426 9760 ext. 1302',</text:p>
      <text:p text:style-name="P12">'127.0.0.1', '2009-02-15', '2009-02-15',</text:p>
      <text:p text:style-name="P12">0, 0, 'green', 0);</text:p>
      <text:p text:style-name="P12"/>
      <text:p text:style-name="P12">COMMIT;</text:p>
      <text:p text:style-name="P12">-- ======================================================================</text:p>
      <text:p text:style-name="P6"/>
      <text:p text:style-name="P7">6. File Listing</text:p>
      <text:p text:style-name="P5"/>
      <text:p text:style-name="P10">The Web pages and Web-related files are listed here:</text:p>
      <text:p text:style-name="P10"/>
      <text:p text:style-name="P10">openmpis/web/</text:p>
      <text:p text:style-name="P10"><text:tab/>index.jsp</text:p>
      <text:p text:style-name="P10"><text:tab/>robots.txt</text:p>
      <text:p text:style-name="P10"><text:tab/>sitemap.xml</text:p>
      <text:p text:style-name="P10"/>
      <text:p text:style-name="P10">openmpis/web/scripts/</text:p>
      <text:p text:style-name="P10"><text:tab/>md5.js</text:p>
      <text:p text:style-name="P10"><text:tab/>openmpis.js</text:p>
      <text:p text:style-name="P10"/>
      <text:p text:style-name="P10">openmpis/web/styles/</text:p>
      <text:p text:style-name="P10"><text:tab/>missingfilipinos.css</text:p>
      <text:p text:style-name="P10"><text:tab/>openmpis.css</text:p>
      <text:p text:style-name="P10"/>
      <text:p text:style-name="P10">openmpis/web/WEB-INF/</text:p>
      <text:p text:style-name="P10"><text:tab/>errors/</text:p>
      <text:p text:style-name="P10"><text:tab/><text:tab/>authorizationError.jsp</text:p>
      <text:p text:style-name="P10"><text:tab/><text:tab/>error.jsp</text:p>
      <text:p text:style-name="P10"><text:tab/><text:tab/>resourceError.jsp</text:p>
      <text:p text:style-name="P10"><text:tab/><text:tab/>sessionError.jsp</text:p>
      <text:p text:style-name="P10"><text:tab/>pages/</text:p>
      <text:p text:style-name="P10"><text:tab/><text:tab/>home.jsp</text:p>
      <text:p text:style-name="P10"><text:tab/><text:tab/>about/</text:p>
      <text:p text:style-name="P10"><text:tab/><text:tab/><text:tab/>about.jsp</text:p>
      <text:p text:style-name="P10"><text:tab/><text:tab/><text:tab/>accessibility.jsp</text:p>
      <text:p text:style-name="P10"><text:tab/><text:tab/><text:tab/>disclaimer.jsp</text:p>
      <text:p text:style-name="P10"><text:tab/><text:tab/><text:tab/>privacy.jsp</text:p>
      <text:p text:style-name="P10"><text:tab/><text:tab/><text:tab/>sitemap.jsp</text:p>
      <text:p text:style-name="P10"><text:tab/><text:tab/><text:tab/>terms.jsp</text:p>
      <text:p text:style-name="P10"><text:tab/><text:tab/>feedback/</text:p>
      <text:p text:style-name="P10"><text:tab/><text:tab/><text:tab/>feedbackForm.jsp</text:p>
      <text:p text:style-name="P10"><text:tab/><text:tab/><text:tab/>feedbackSuccess.jsp</text:p>
      <text:p text:style-name="P10"><text:tab/><text:tab/>form/</text:p>
      <text:p text:style-name="P10"><text:tab/><text:tab/><text:tab/>form.jsp</text:p>
      <text:p text:style-name="P10"><text:tab/><text:tab/><text:tab/>OpenMPIS Case Form 1.0.odt</text:p>
      <text:p text:style-name="P10"><text:tab/><text:tab/><text:tab/>OpenMPIS Case Form 1.0.pdf</text:p>
      <text:p text:style-name="P10"><text:tab/><text:tab/><text:tab/>OpenMPIS User Form 1.0.odt</text:p>
      <text:p text:style-name="P10"><text:tab/><text:tab/><text:tab/>OpenMPIS User Form 1.0.pdf</text:p>
      <text:p text:style-name="P10"><text:tab/><text:tab/>password/</text:p>
      <text:p text:style-name="P10"><text:tab/><text:tab/><text:tab/>passwordForm.jsp</text:p>
      <text:p text:style-name="P10"><text:tab/><text:tab/><text:tab/>passwordSuccess.jsp</text:p>
      <text:p text:style-name="P10"><text:tab/><text:tab/>person/</text:p>
      <text:p text:style-name="P10"><text:tab/><text:tab/><text:tab/>listPersons.jsp</text:p>
      <text:p text:style-name="P10"><text:tab/><text:tab/><text:tab/>viewPersonForm.jsp</text:p>
      <text:p text:style-name="P10"><text:tab/><text:tab/>search/</text:p>
      <text:p text:style-name="P10"><text:tab/><text:tab/><text:tab/>searchForm.jsp</text:p>
      <text:p text:style-name="P10"><text:tab/><text:tab/><text:tab/>searchSuccess.jsp</text:p>
      <text:p text:style-name="P10"><text:soft-page-break/><text:tab/><text:tab/>session/</text:p>
      <text:p text:style-name="P10"><text:tab/><text:tab/><text:tab/>abductorForm.jsp</text:p>
      <text:p text:style-name="P10"><text:tab/><text:tab/><text:tab/>abductorSuccess.jsp</text:p>
      <text:p text:style-name="P10"><text:tab/><text:tab/><text:tab/>addUserForm.jsp</text:p>
      <text:p text:style-name="P10"><text:tab/><text:tab/><text:tab/>deleteAbductorForm.jsp</text:p>
      <text:p text:style-name="P10"><text:tab/><text:tab/><text:tab/>deletePersonForm.jsp</text:p>
      <text:p text:style-name="P10"><text:tab/><text:tab/><text:tab/>deleteRelativeForm.jsp</text:p>
      <text:p text:style-name="P10"><text:tab/><text:tab/><text:tab/>deleteUserForm.jsp</text:p>
      <text:p text:style-name="P10"><text:tab/><text:tab/><text:tab/>editUserForm.jsp</text:p>
      <text:p text:style-name="P10"><text:tab/><text:tab/><text:tab/>index.jsp</text:p>
      <text:p text:style-name="P10"><text:tab/><text:tab/><text:tab/>investigatorForm.jsp</text:p>
      <text:p text:style-name="P10"><text:tab/><text:tab/><text:tab/>listMessages.jsp</text:p>
      <text:p text:style-name="P10"><text:tab/><text:tab/><text:tab/>listReports.jsp</text:p>
      <text:p text:style-name="P10"><text:tab/><text:tab/><text:tab/>listUsers.jsp</text:p>
      <text:p text:style-name="P10"><text:tab/><text:tab/><text:tab/>loginForm.jsp</text:p>
      <text:p text:style-name="P10"><text:tab/><text:tab/><text:tab/>logoutSuccess.jsp</text:p>
      <text:p text:style-name="P10"><text:tab/><text:tab/><text:tab/>personForm.jsp</text:p>
      <text:p text:style-name="P10"><text:tab/><text:tab/><text:tab/>personSuccess.jsp</text:p>
      <text:p text:style-name="P10"><text:tab/><text:tab/><text:tab/>relativeForm.jsp</text:p>
      <text:p text:style-name="P10"><text:tab/><text:tab/><text:tab/>relativeSuccess.jsp</text:p>
      <text:p text:style-name="P10"><text:tab/><text:tab/><text:tab/>reportForm.jsp</text:p>
      <text:p text:style-name="P10"><text:tab/><text:tab/><text:tab/>reportSuccess.jsp</text:p>
      <text:p text:style-name="P10"><text:tab/><text:tab/><text:tab/>userSuccess.jsp</text:p>
      <text:p text:style-name="P10"><text:tab/><text:tab/><text:tab/>viewMessageForm.jsp</text:p>
      <text:p text:style-name="P10"><text:tab/><text:tab/>sighting/</text:p>
      <text:p text:style-name="P10"><text:tab/><text:tab/><text:tab/>sightingForm.jsp</text:p>
      <text:p text:style-name="P10"><text:tab/><text:tab/><text:tab/>sightingSuccess.jsp</text:p>
      <text:p text:style-name="P10"><text:tab/><text:tab/>statistics/</text:p>
      <text:p text:style-name="P10"><text:tab/><text:tab/><text:tab/>caseStatistics.jsp</text:p>
      <text:p text:style-name="P10"><text:tab/><text:tab/><text:tab/>statistics.jsp</text:p>
      <text:p text:style-name="P10"><text:tab/><text:tab/><text:tab/>userStatistics.jsp</text:p>
      <text:p text:style-name="P10"><text:tab/><text:tab/>tips/</text:p>
      <text:p text:style-name="P10"><text:tab/><text:tab/><text:tab/>tips.jsp</text:p>
      <text:p text:style-name="P10"><text:tab/>struts-bean.tld</text:p>
      <text:p text:style-name="P10"><text:tab/>struts-config.xml</text:p>
      <text:p text:style-name="P10"><text:tab/>struts-html.tld</text:p>
      <text:p text:style-name="P10"><text:tab/>struts-logic.tld</text:p>
      <text:p text:style-name="P10"><text:tab/>struts-nested.tld</text:p>
      <text:p text:style-name="P10"><text:tab/>struts-tiles.tld</text:p>
      <text:p text:style-name="P10"><text:tab/>tags/</text:p>
      <text:p text:style-name="P10"><text:tab/><text:tab/>footer.tag</text:p>
      <text:p text:style-name="P10"><text:tab/><text:tab/>header.tag</text:p>
      <text:p text:style-name="P10"><text:tab/>tiles-defs.xml</text:p>
      <text:p text:style-name="P10"><text:tab/>validation.xml</text:p>
      <text:p text:style-name="P10"><text:tab/>validator-rules.xml</text:p>
      <text:p text:style-name="P10"><text:tab/>web.xml</text:p>
      <text:p text:style-name="P10"/>
      <text:p text:style-name="P10">openmpis/src/</text:p>
      <text:p text:style-name="P10"><text:tab/>log4j.properties</text:p>
      <text:p text:style-name="P10"><text:tab/>mail.properties</text:p>
      <text:p text:style-name="P10"><text:tab/>sqlmapconfig.properties</text:p>
      <text:p text:style-name="P10"><text:soft-page-break/></text:p>
      <text:p text:style-name="P9"><text:span text:style-name="T4">openmpis/src/com/googlecode/openmpis/</text:span></text:p>
      <text:p text:style-name="P9"><text:span text:style-name="T4"><text:tab/>action</text:span></text:p>
      <text:p text:style-name="P9"><text:span text:style-name="T4"><text:tab/>dto</text:span></text:p>
      <text:p text:style-name="P9"><text:span text:style-name="T4"><text:tab/>form</text:span></text:p>
      <text:p text:style-name="P9"><text:span text:style-name="T4"><text:tab/>persistence</text:span></text:p>
      <text:p text:style-name="P9"><text:span text:style-name="T4"><text:tab/>resource</text:span></text:p>
      <text:p text:style-name="P9"><text:span text:style-name="T4"><text:tab/>ut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developer</text:p>
      </style:header>
      <style:footer>
        <text:p text:style-name="MP2">Page : <text:page-number text:select-page="current">4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25T19:21:14.75</dc:date>
    <dc:creator>Rey Vincent Babilonia</dc:creator>
    <meta:editing-duration>PT05H58M23S</meta:editing-duration>
    <meta:editing-cycles>55</meta:editing-cycles>
    <meta:generator>OpenOffice.org/3.0$Win32 OpenOffice.org_project/300m15$Build-9379</meta:generator>
    <meta:document-statistic meta:table-count="0" meta:image-count="0" meta:object-count="0" meta:page-count="45" meta:paragraph-count="1599" meta:word-count="5613" meta:character-count="85165"/>
    <meta:user-defined meta:name="Info 1"/>
    <meta:user-defined meta:name="Info 2"/>
    <meta:user-defined meta:name="Info 3"/>
    <meta:user-defined meta:name="Info 4"/>
  </office:meta>
</office:document-meta>
</file>